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276640476" calcext:value-type="float">
            <text:p>2.62766404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7190881905" calcext:value-type="float">
            <text:p>5.71908819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8105123333" calcext:value-type="float">
            <text:p>8.810512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.9019364762" calcext:value-type="float">
            <text:p>11.90193647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.993360619" calcext:value-type="float">
            <text:p>14.9933606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5199198095" calcext:value-type="float">
            <text:p>16.51991980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.4792751429" calcext:value-type="float">
            <text:p>17.479275142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.4386304762" calcext:value-type="float">
            <text:p>18.438630476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0454585238" calcext:value-type="float">
            <text:p>19.04545852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.3974414286" calcext:value-type="float">
            <text:p>22.397441428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.583123619" calcext:value-type="float">
            <text:p>25.5831236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.7688058095" calcext:value-type="float">
            <text:p>28.768805809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1.954488" calcext:value-type="float">
            <text:p>31.95448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2.9718789524" calcext:value-type="float">
            <text:p>32.97187895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.4524544286" calcext:value-type="float">
            <text:p>36.452454428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8.2983484286" calcext:value-type="float">
            <text:p>38.298348428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.1442424286" calcext:value-type="float">
            <text:p>40.144242428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1.9901364286" calcext:value-type="float">
            <text:p>41.990136428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4.1515942381" calcext:value-type="float">
            <text:p>44.15159423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8.2701550952" calcext:value-type="float">
            <text:p>48.27015509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.180945" calcext:value-type="float">
            <text:p>55.180945</text:p>
          </table:table-cell>
          <table:table-cell office:value-type="float" office:value="50.5012794762" calcext:value-type="float">
            <text:p>50.5012794762</text:p>
          </table:table-cell>
          <table:table-cell table:formula="of:=POWER([.C21]-6.75;2)" office:value-type="float" office:value="1723.92327912946" calcext:value-type="float">
            <text:p>1723.9232791295</text:p>
          </table:table-cell>
          <table:table-cell table:formula="of:=SQRT(SUM([.D21:.D120])/100)" office:value-type="float" office:value="25.1881620956647" calcext:value-type="float">
            <text:p>25.18816209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.919907" calcext:value-type="float">
            <text:p>64.919907</text:p>
          </table:table-cell>
          <table:table-cell office:value-type="float" office:value="50.1047398095" calcext:value-type="float">
            <text:p>50.1047398095</text:p>
          </table:table-cell>
          <table:table-cell table:formula="of:=POWER([.C22]-6.75;2)" office:value-type="float" office:value="1914.17445580456" calcext:value-type="float">
            <text:p>1914.174455804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.919907" calcext:value-type="float">
            <text:p>64.919907</text:p>
          </table:table-cell>
          <table:table-cell office:value-type="float" office:value="49.2444400476" calcext:value-type="float">
            <text:p>49.2444400476</text:p>
          </table:table-cell>
          <table:table-cell table:formula="of:=POWER([.C23]-6.75;2)" office:value-type="float" office:value="1879.63346394944" calcext:value-type="float">
            <text:p>1879.633463949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.919907" calcext:value-type="float">
            <text:p>64.919907</text:p>
          </table:table-cell>
          <table:table-cell office:value-type="float" office:value="48.7605781429" calcext:value-type="float">
            <text:p>48.7605781429</text:p>
          </table:table-cell>
          <table:table-cell table:formula="of:=POWER([.C24]-6.75;2)" office:value-type="float" office:value="1805.77743495907" calcext:value-type="float">
            <text:p>1805.777434959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.919907" calcext:value-type="float">
            <text:p>64.919907</text:p>
          </table:table-cell>
          <table:table-cell office:value-type="float" office:value="49.1080479524" calcext:value-type="float">
            <text:p>49.1080479524</text:p>
          </table:table-cell>
          <table:table-cell table:formula="of:=POWER([.C25]-6.75;2)" office:value-type="float" office:value="1764.88867590071" calcext:value-type="float">
            <text:p>1764.888675900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057743" calcext:value-type="float">
            <text:p>32.057743</text:p>
          </table:table-cell>
          <table:table-cell office:value-type="float" office:value="46.7402908095" calcext:value-type="float">
            <text:p>46.7402908095</text:p>
          </table:table-cell>
          <table:table-cell table:formula="of:=POWER([.C26]-6.75;2)" office:value-type="float" office:value="1794.20422633782" calcext:value-type="float">
            <text:p>1794.204226337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.146462" calcext:value-type="float">
            <text:p>20.146462</text:p>
          </table:table-cell>
          <table:table-cell office:value-type="float" office:value="45.937398619" calcext:value-type="float">
            <text:p>45.937398619</text:p>
          </table:table-cell>
          <table:table-cell table:formula="of:=POWER([.C27]-6.75;2)" office:value-type="float" office:value="1599.22335902838" calcext:value-type="float">
            <text:p>1599.223359028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.146462" calcext:value-type="float">
            <text:p>20.146462</text:p>
          </table:table-cell>
          <table:table-cell office:value-type="float" office:value="45.7017102857" calcext:value-type="float">
            <text:p>45.7017102857</text:p>
          </table:table-cell>
          <table:table-cell table:formula="of:=POWER([.C28]-6.75;2)" office:value-type="float" office:value="1535.6522105244" calcext:value-type="float">
            <text:p>1535.652210524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743389" calcext:value-type="float">
            <text:p>12.743389</text:p>
          </table:table-cell>
          <table:table-cell office:value-type="float" office:value="46.600363619" calcext:value-type="float">
            <text:p>46.600363619</text:p>
          </table:table-cell>
          <table:table-cell table:formula="of:=POWER([.C29]-6.75;2)" office:value-type="float" office:value="1517.23573418111" calcext:value-type="float">
            <text:p>1517.235734181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391641" calcext:value-type="float">
            <text:p>70.391641</text:p>
          </table:table-cell>
          <table:table-cell office:value-type="float" office:value="49.0712168095" calcext:value-type="float">
            <text:p>49.0712168095</text:p>
          </table:table-cell>
          <table:table-cell table:formula="of:=POWER([.C30]-6.75;2)" office:value-type="float" office:value="1588.05148056652" calcext:value-type="float">
            <text:p>1588.051480566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.899326" calcext:value-type="float">
            <text:p>66.899326</text:p>
          </table:table-cell>
          <table:table-cell office:value-type="float" office:value="47.6575790952" calcext:value-type="float">
            <text:p>47.6575790952</text:p>
          </table:table-cell>
          <table:table-cell table:formula="of:=POWER([.C31]-6.75;2)" office:value-type="float" office:value="1791.08539223671" calcext:value-type="float">
            <text:p>1791.085392236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899326" calcext:value-type="float">
            <text:p>66.899326</text:p>
          </table:table-cell>
          <table:table-cell office:value-type="float" office:value="46.4102420952" calcext:value-type="float">
            <text:p>46.4102420952</text:p>
          </table:table-cell>
          <table:table-cell table:formula="of:=POWER([.C32]-6.75;2)" office:value-type="float" office:value="1673.43002743004" calcext:value-type="float">
            <text:p>1673.430027430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.899326" calcext:value-type="float">
            <text:p>66.899326</text:p>
          </table:table-cell>
          <table:table-cell office:value-type="float" office:value="45.1629050952" calcext:value-type="float">
            <text:p>45.1629050952</text:p>
          </table:table-cell>
          <table:table-cell table:formula="of:=POWER([.C33]-6.75;2)" office:value-type="float" office:value="1572.93480304987" calcext:value-type="float">
            <text:p>1572.934803049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.36521" calcext:value-type="float">
            <text:p>21.36521</text:p>
          </table:table-cell>
          <table:table-cell office:value-type="float" office:value="43.4912253333" calcext:value-type="float">
            <text:p>43.4912253333</text:p>
          </table:table-cell>
          <table:table-cell table:formula="of:=POWER([.C34]-6.75;2)" office:value-type="float" office:value="1475.55127785284" calcext:value-type="float">
            <text:p>1475.551277852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.092085" calcext:value-type="float">
            <text:p>73.092085</text:p>
          </table:table-cell>
          <table:table-cell office:value-type="float" office:value="44.3414885714" calcext:value-type="float">
            <text:p>44.3414885714</text:p>
          </table:table-cell>
          <table:table-cell table:formula="of:=POWER([.C35]-6.75;2)" office:value-type="float" office:value="1349.91763899233" calcext:value-type="float">
            <text:p>1349.917638992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.763774" calcext:value-type="float">
            <text:p>38.763774</text:p>
          </table:table-cell>
          <table:table-cell office:value-type="float" office:value="42.7285672857" calcext:value-type="float">
            <text:p>42.7285672857</text:p>
          </table:table-cell>
          <table:table-cell table:formula="of:=POWER([.C36]-6.75;2)" office:value-type="float" office:value="1413.1200130137" calcext:value-type="float">
            <text:p>1413.12001301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.763774" calcext:value-type="float">
            <text:p>38.763774</text:p>
          </table:table-cell>
          <table:table-cell office:value-type="float" office:value="42.7503274762" calcext:value-type="float">
            <text:p>42.7503274762</text:p>
          </table:table-cell>
          <table:table-cell table:formula="of:=POWER([.C37]-6.75;2)" office:value-type="float" office:value="1294.45730393164" calcext:value-type="float">
            <text:p>1294.457303931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763774" calcext:value-type="float">
            <text:p>38.763774</text:p>
          </table:table-cell>
          <table:table-cell office:value-type="float" office:value="42.7720876667" calcext:value-type="float">
            <text:p>42.7720876667</text:p>
          </table:table-cell>
          <table:table-cell table:formula="of:=POWER([.C38]-6.75;2)" office:value-type="float" office:value="1296.02357839364" calcext:value-type="float">
            <text:p>1296.023578393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.390614" calcext:value-type="float">
            <text:p>45.390614</text:p>
          </table:table-cell>
          <table:table-cell office:value-type="float" office:value="42.9379997143" calcext:value-type="float">
            <text:p>42.9379997143</text:p>
          </table:table-cell>
          <table:table-cell table:formula="of:=POWER([.C39]-6.75;2)" office:value-type="float" office:value="1297.59079986742" calcext:value-type="float">
            <text:p>1297.590799867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.489778" calcext:value-type="float">
            <text:p>86.489778</text:p>
          </table:table-cell>
          <table:table-cell office:value-type="float" office:value="42.8888698095" calcext:value-type="float">
            <text:p>42.8888698095</text:p>
          </table:table-cell>
          <table:table-cell table:formula="of:=POWER([.C40]-6.75;2)" office:value-type="float" office:value="1309.57132332218" calcext:value-type="float">
            <text:p>1309.571323322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.853612" calcext:value-type="float">
            <text:p>46.853612</text:p>
          </table:table-cell>
          <table:table-cell office:value-type="float" office:value="38.9562341905" calcext:value-type="float">
            <text:p>38.9562341905</text:p>
          </table:table-cell>
          <table:table-cell table:formula="of:=POWER([.C41]-6.75;2)" office:value-type="float" office:value="1306.01791110799" calcext:value-type="float">
            <text:p>1306.01791110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.853612" calcext:value-type="float">
            <text:p>46.853612</text:p>
          </table:table-cell>
          <table:table-cell office:value-type="float" office:value="36.9110350476" calcext:value-type="float">
            <text:p>36.9110350476</text:p>
          </table:table-cell>
          <table:table-cell table:formula="of:=POWER([.C42]-6.75;2)" office:value-type="float" office:value="1037.24152073333" calcext:value-type="float">
            <text:p>1037.24152073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.853612" calcext:value-type="float">
            <text:p>46.853612</text:p>
          </table:table-cell>
          <table:table-cell office:value-type="float" office:value="34.8658359048" calcext:value-type="float">
            <text:p>34.8658359048</text:p>
          </table:table-cell>
          <table:table-cell table:formula="of:=POWER([.C43]-6.75;2)" office:value-type="float" office:value="909.688035142556" calcext:value-type="float">
            <text:p>909.688035142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.758807" calcext:value-type="float">
            <text:p>54.758807</text:p>
          </table:table-cell>
          <table:table-cell office:value-type="float" office:value="34.5819150476" calcext:value-type="float">
            <text:p>34.5819150476</text:p>
          </table:table-cell>
          <table:table-cell table:formula="of:=POWER([.C44]-6.75;2)" office:value-type="float" office:value="790.500228625641" calcext:value-type="float">
            <text:p>790.50022862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.216773" calcext:value-type="float">
            <text:p>72.216773</text:p>
          </table:table-cell>
          <table:table-cell office:value-type="float" office:value="33.5295530476" calcext:value-type="float">
            <text:p>33.5295530476</text:p>
          </table:table-cell>
          <table:table-cell table:formula="of:=POWER([.C45]-6.75;2)" office:value-type="float" office:value="774.615495216823" calcext:value-type="float">
            <text:p>774.615495216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197007" calcext:value-type="float">
            <text:p>15.197007</text:p>
          </table:table-cell>
          <table:table-cell office:value-type="float" office:value="31.6458593333" calcext:value-type="float">
            <text:p>31.6458593333</text:p>
          </table:table-cell>
          <table:table-cell table:formula="of:=POWER([.C46]-6.75;2)" office:value-type="float" office:value="717.144461429222" calcext:value-type="float">
            <text:p>717.144461429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197007" calcext:value-type="float">
            <text:p>15.197007</text:p>
          </table:table-cell>
          <table:table-cell office:value-type="float" office:value="32.4773925714" calcext:value-type="float">
            <text:p>32.4773925714</text:p>
          </table:table-cell>
          <table:table-cell table:formula="of:=POWER([.C47]-6.75;2)" office:value-type="float" office:value="619.803811943461" calcext:value-type="float">
            <text:p>619.803811943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197007" calcext:value-type="float">
            <text:p>15.197007</text:p>
          </table:table-cell>
          <table:table-cell office:value-type="float" office:value="32.5078024762" calcext:value-type="float">
            <text:p>32.5078024762</text:p>
          </table:table-cell>
          <table:table-cell table:formula="of:=POWER([.C48]-6.75;2)" office:value-type="float" office:value="661.898728522928" calcext:value-type="float">
            <text:p>661.898728522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.018182" calcext:value-type="float">
            <text:p>39.018182</text:p>
          </table:table-cell>
          <table:table-cell office:value-type="float" office:value="33.9097001905" calcext:value-type="float">
            <text:p>33.9097001905</text:p>
          </table:table-cell>
          <table:table-cell table:formula="of:=POWER([.C49]-6.75;2)" office:value-type="float" office:value="663.464388402935" calcext:value-type="float">
            <text:p>663.464388402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.631306" calcext:value-type="float">
            <text:p>64.631306</text:p>
          </table:table-cell>
          <table:table-cell office:value-type="float" office:value="33.3649218095" calcext:value-type="float">
            <text:p>33.3649218095</text:p>
          </table:table-cell>
          <table:table-cell table:formula="of:=POWER([.C50]-6.75;2)" office:value-type="float" office:value="737.649314437846" calcext:value-type="float">
            <text:p>737.649314437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.705249" calcext:value-type="float">
            <text:p>40.705249</text:p>
          </table:table-cell>
          <table:table-cell office:value-type="float" office:value="31.6004708571" calcext:value-type="float">
            <text:p>31.6004708571</text:p>
          </table:table-cell>
          <table:table-cell table:formula="of:=POWER([.C51]-6.75;2)" office:value-type="float" office:value="708.354062925799" calcext:value-type="float">
            <text:p>708.354062925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.705249" calcext:value-type="float">
            <text:p>40.705249</text:p>
          </table:table-cell>
          <table:table-cell office:value-type="float" office:value="30.9753559524" calcext:value-type="float">
            <text:p>30.9753559524</text:p>
          </table:table-cell>
          <table:table-cell table:formula="of:=POWER([.C52]-6.75;2)" office:value-type="float" office:value="617.545901819576" calcext:value-type="float">
            <text:p>617.545901819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.705249" calcext:value-type="float">
            <text:p>40.705249</text:p>
          </table:table-cell>
          <table:table-cell office:value-type="float" office:value="30.3502410476" calcext:value-type="float">
            <text:p>30.3502410476</text:p>
          </table:table-cell>
          <table:table-cell table:formula="of:=POWER([.C53]-6.75;2)" office:value-type="float" office:value="586.867871020482" calcext:value-type="float">
            <text:p>586.867871020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.794051" calcext:value-type="float">
            <text:p>31.794051</text:p>
          </table:table-cell>
          <table:table-cell office:value-type="float" office:value="29.7251261429" calcext:value-type="float">
            <text:p>29.7251261429</text:p>
          </table:table-cell>
          <table:table-cell table:formula="of:=POWER([.C54]-6.75;2)" office:value-type="float" office:value="556.971377504824" calcext:value-type="float">
            <text:p>556.971377504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.220738" calcext:value-type="float">
            <text:p>39.220738</text:p>
          </table:table-cell>
          <table:table-cell office:value-type="float" office:value="29.4552671429" calcext:value-type="float">
            <text:p>29.4552671429</text:p>
          </table:table-cell>
          <table:table-cell table:formula="of:=POWER([.C55]-6.75;2)" office:value-type="float" office:value="527.856421282167" calcext:value-type="float">
            <text:p>527.856421282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.220738" calcext:value-type="float">
            <text:p>39.220738</text:p>
          </table:table-cell>
          <table:table-cell office:value-type="float" office:value="30.298933381" calcext:value-type="float">
            <text:p>30.298933381</text:p>
          </table:table-cell>
          <table:table-cell table:formula="of:=POWER([.C56]-6.75;2)" office:value-type="float" office:value="515.529156030454" calcext:value-type="float">
            <text:p>515.529156030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.220738" calcext:value-type="float">
            <text:p>39.220738</text:p>
          </table:table-cell>
          <table:table-cell office:value-type="float" office:value="31.4717855714" calcext:value-type="float">
            <text:p>31.4717855714</text:p>
          </table:table-cell>
          <table:table-cell table:formula="of:=POWER([.C57]-6.75;2)" office:value-type="float" office:value="554.552263382776" calcext:value-type="float">
            <text:p>554.552263382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.220738" calcext:value-type="float">
            <text:p>39.220738</text:p>
          </table:table-cell>
          <table:table-cell office:value-type="float" office:value="31.3140206667" calcext:value-type="float">
            <text:p>31.3140206667</text:p>
          </table:table-cell>
          <table:table-cell table:formula="of:=POWER([.C58]-6.75;2)" office:value-type="float" office:value="611.166681838281" calcext:value-type="float">
            <text:p>611.166681838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.247927" calcext:value-type="float">
            <text:p>42.247927</text:p>
          </table:table-cell>
          <table:table-cell office:value-type="float" office:value="31.1562557619" calcext:value-type="float">
            <text:p>31.1562557619</text:p>
          </table:table-cell>
          <table:table-cell table:formula="of:=POWER([.C59]-6.75;2)" office:value-type="float" office:value="603.391111314065" calcext:value-type="float">
            <text:p>603.391111314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.358886" calcext:value-type="float">
            <text:p>44.358886</text:p>
          </table:table-cell>
          <table:table-cell office:value-type="float" office:value="30.854339" calcext:value-type="float">
            <text:p>30.854339</text:p>
          </table:table-cell>
          <table:table-cell table:formula="of:=POWER([.C60]-6.75;2)" office:value-type="float" office:value="595.665320315277" calcext:value-type="float">
            <text:p>595.665320315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90443" calcext:value-type="float">
            <text:p>3.90443</text:p>
          </table:table-cell>
          <table:table-cell office:value-type="float" office:value="30.451900381" calcext:value-type="float">
            <text:p>30.451900381</text:p>
          </table:table-cell>
          <table:table-cell table:formula="of:=POWER([.C61]-6.75;2)" office:value-type="float" office:value="581.019158626921" calcext:value-type="float">
            <text:p>581.019158626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90443" calcext:value-type="float">
            <text:p>3.90443</text:p>
          </table:table-cell>
          <table:table-cell office:value-type="float" office:value="32.250272" calcext:value-type="float">
            <text:p>32.250272</text:p>
          </table:table-cell>
          <table:table-cell table:formula="of:=POWER([.C62]-6.75;2)" office:value-type="float" office:value="561.780081670848" calcext:value-type="float">
            <text:p>561.780081670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90443" calcext:value-type="float">
            <text:p>3.90443</text:p>
          </table:table-cell>
          <table:table-cell office:value-type="float" office:value="33.947375381" calcext:value-type="float">
            <text:p>33.947375381</text:p>
          </table:table-cell>
          <table:table-cell table:formula="of:=POWER([.C63]-6.75;2)" office:value-type="float" office:value="650.263872073984" calcext:value-type="float">
            <text:p>650.2638720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.891274" calcext:value-type="float">
            <text:p>40.891274</text:p>
          </table:table-cell>
          <table:table-cell office:value-type="float" office:value="35.0013514762" calcext:value-type="float">
            <text:p>35.0013514762</text:p>
          </table:table-cell>
          <table:table-cell table:formula="of:=POWER([.C64]-6.75;2)" office:value-type="float" office:value="739.697227615025" calcext:value-type="float">
            <text:p>739.69722761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.659205" calcext:value-type="float">
            <text:p>32.659205</text:p>
          </table:table-cell>
          <table:table-cell office:value-type="float" office:value="34.2940492857" calcext:value-type="float">
            <text:p>34.2940492857</text:p>
          </table:table-cell>
          <table:table-cell table:formula="of:=POWER([.C65]-6.75;2)" office:value-type="float" office:value="798.138860231788" calcext:value-type="float">
            <text:p>798.138860231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.659205" calcext:value-type="float">
            <text:p>32.659205</text:p>
          </table:table-cell>
          <table:table-cell office:value-type="float" office:value="33.978750381" calcext:value-type="float">
            <text:p>33.978750381</text:p>
          </table:table-cell>
          <table:table-cell table:formula="of:=POWER([.C66]-6.75;2)" office:value-type="float" office:value="758.674651053071" calcext:value-type="float">
            <text:p>758.674651053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.659205" calcext:value-type="float">
            <text:p>32.659205</text:p>
          </table:table-cell>
          <table:table-cell office:value-type="float" office:value="33.6634514762" calcext:value-type="float">
            <text:p>33.6634514762</text:p>
          </table:table-cell>
          <table:table-cell table:formula="of:=POWER([.C67]-6.75;2)" office:value-type="float" office:value="741.404847310808" calcext:value-type="float">
            <text:p>741.40484731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835615" calcext:value-type="float">
            <text:p>15.835615</text:p>
          </table:table-cell>
          <table:table-cell office:value-type="float" office:value="32.5906634762" calcext:value-type="float">
            <text:p>32.5906634762</text:p>
          </table:table-cell>
          <table:table-cell table:formula="of:=POWER([.C68]-6.75;2)" office:value-type="float" office:value="724.333870361772" calcext:value-type="float">
            <text:p>724.333870361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.636859" calcext:value-type="float">
            <text:p>44.636859</text:p>
          </table:table-cell>
          <table:table-cell office:value-type="float" office:value="32.9577995714" calcext:value-type="float">
            <text:p>32.9577995714</text:p>
          </table:table-cell>
          <table:table-cell table:formula="of:=POWER([.C69]-6.75;2)" office:value-type="float" office:value="667.739888890217" calcext:value-type="float">
            <text:p>667.739888890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.577836" calcext:value-type="float">
            <text:p>27.577836</text:p>
          </table:table-cell>
          <table:table-cell office:value-type="float" office:value="32.0922368571" calcext:value-type="float">
            <text:p>32.0922368571</text:p>
          </table:table-cell>
          <table:table-cell table:formula="of:=POWER([.C70]-6.75;2)" office:value-type="float" office:value="686.848758374674" calcext:value-type="float">
            <text:p>686.848758374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.577836" calcext:value-type="float">
            <text:p>27.577836</text:p>
          </table:table-cell>
          <table:table-cell office:value-type="float" office:value="31.4576797619" calcext:value-type="float">
            <text:p>31.4576797619</text:p>
          </table:table-cell>
          <table:table-cell table:formula="of:=POWER([.C71]-6.75;2)" office:value-type="float" office:value="642.228968921358" calcext:value-type="float">
            <text:p>642.228968921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.577836" calcext:value-type="float">
            <text:p>27.577836</text:p>
          </table:table-cell>
          <table:table-cell office:value-type="float" office:value="30.8231226667" calcext:value-type="float">
            <text:p>30.8231226667</text:p>
          </table:table-cell>
          <table:table-cell table:formula="of:=POWER([.C72]-6.75;2)" office:value-type="float" office:value="610.469439216603" calcext:value-type="float">
            <text:p>610.469439216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.577836" calcext:value-type="float">
            <text:p>27.577836</text:p>
          </table:table-cell>
          <table:table-cell office:value-type="float" office:value="30.1885655714" calcext:value-type="float">
            <text:p>30.1885655714</text:p>
          </table:table-cell>
          <table:table-cell table:formula="of:=POWER([.C73]-6.75;2)" office:value-type="float" office:value="579.515234925985" calcext:value-type="float">
            <text:p>579.51523492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.577836" calcext:value-type="float">
            <text:p>27.577836</text:p>
          </table:table-cell>
          <table:table-cell office:value-type="float" office:value="29.5540084762" calcext:value-type="float">
            <text:p>29.5540084762</text:p>
          </table:table-cell>
          <table:table-cell table:formula="of:=POWER([.C74]-6.75;2)" office:value-type="float" office:value="549.366356044818" calcext:value-type="float">
            <text:p>549.366356044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.127012" calcext:value-type="float">
            <text:p>26.127012</text:p>
          </table:table-cell>
          <table:table-cell office:value-type="float" office:value="28.919451381" calcext:value-type="float">
            <text:p>28.919451381</text:p>
          </table:table-cell>
          <table:table-cell table:formula="of:=POWER([.C75]-6.75;2)" office:value-type="float" office:value="520.022802582601" calcext:value-type="float">
            <text:p>520.022802582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.937729" calcext:value-type="float">
            <text:p>56.937729</text:p>
          </table:table-cell>
          <table:table-cell office:value-type="float" office:value="28.5749278095" calcext:value-type="float">
            <text:p>28.5749278095</text:p>
          </table:table-cell>
          <table:table-cell table:formula="of:=POWER([.C76]-6.75;2)" office:value-type="float" office:value="491.484574534523" calcext:value-type="float">
            <text:p>491.484574534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.850634" calcext:value-type="float">
            <text:p>63.850634</text:p>
          </table:table-cell>
          <table:table-cell office:value-type="float" office:value="27.422299" calcext:value-type="float">
            <text:p>27.422299</text:p>
          </table:table-cell>
          <table:table-cell table:formula="of:=POWER([.C77]-6.75;2)" office:value-type="float" office:value="476.327473889887" calcext:value-type="float">
            <text:p>476.327473889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.907675" calcext:value-type="float">
            <text:p>35.907675</text:p>
          </table:table-cell>
          <table:table-cell office:value-type="float" office:value="25.8200335238" calcext:value-type="float">
            <text:p>25.8200335238</text:p>
          </table:table-cell>
          <table:table-cell table:formula="of:=POWER([.C78]-6.75;2)" office:value-type="float" office:value="427.343945945401" calcext:value-type="float">
            <text:p>427.343945945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.907675" calcext:value-type="float">
            <text:p>35.907675</text:p>
          </table:table-cell>
          <table:table-cell office:value-type="float" office:value="25.5483851429" calcext:value-type="float">
            <text:p>25.5483851429</text:p>
          </table:table-cell>
          <table:table-cell table:formula="of:=POWER([.C79]-6.75;2)" office:value-type="float" office:value="363.666178598856" calcext:value-type="float">
            <text:p>363.666178598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.907675" calcext:value-type="float">
            <text:p>35.907675</text:p>
          </table:table-cell>
          <table:table-cell office:value-type="float" office:value="25.2767367619" calcext:value-type="float">
            <text:p>25.2767367619</text:p>
          </table:table-cell>
          <table:table-cell table:formula="of:=POWER([.C80]-6.75;2)" office:value-type="float" office:value="353.379283980803" calcext:value-type="float">
            <text:p>353.379283980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.907675" calcext:value-type="float">
            <text:p>35.907675</text:p>
          </table:table-cell>
          <table:table-cell office:value-type="float" office:value="24.3740532857" calcext:value-type="float">
            <text:p>24.3740532857</text:p>
          </table:table-cell>
          <table:table-cell table:formula="of:=POWER([.C81]-6.75;2)" office:value-type="float" office:value="343.239975044737" calcext:value-type="float">
            <text:p>343.239975044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670234" calcext:value-type="float">
            <text:p>41.670234</text:p>
          </table:table-cell>
          <table:table-cell office:value-type="float" office:value="23.7166249524" calcext:value-type="float">
            <text:p>23.7166249524</text:p>
          </table:table-cell>
          <table:table-cell table:formula="of:=POWER([.C82]-6.75;2)" office:value-type="float" office:value="310.607254217193" calcext:value-type="float">
            <text:p>310.607254217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.543601" calcext:value-type="float">
            <text:p>39.543601</text:p>
          </table:table-cell>
          <table:table-cell office:value-type="float" office:value="22.7847890476" calcext:value-type="float">
            <text:p>22.7847890476</text:p>
          </table:table-cell>
          <table:table-cell table:formula="of:=POWER([.C83]-6.75;2)" office:value-type="float" office:value="287.866362275402" calcext:value-type="float">
            <text:p>287.866362275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.037928" calcext:value-type="float">
            <text:p>26.037928</text:p>
          </table:table-cell>
          <table:table-cell office:value-type="float" office:value="21.954221381" calcext:value-type="float">
            <text:p>21.954221381</text:p>
          </table:table-cell>
          <table:table-cell table:formula="of:=POWER([.C84]-6.75;2)" office:value-type="float" office:value="257.114459801033" calcext:value-type="float">
            <text:p>257.11445980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.037928" calcext:value-type="float">
            <text:p>26.037928</text:p>
          </table:table-cell>
          <table:table-cell office:value-type="float" office:value="21.766781" calcext:value-type="float">
            <text:p>21.766781</text:p>
          </table:table-cell>
          <table:table-cell table:formula="of:=POWER([.C85]-6.75;2)" office:value-type="float" office:value="231.168347802458" calcext:value-type="float">
            <text:p>231.168347802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037928" calcext:value-type="float">
            <text:p>26.037928</text:p>
          </table:table-cell>
          <table:table-cell office:value-type="float" office:value="21.373693381" calcext:value-type="float">
            <text:p>21.373693381</text:p>
          </table:table-cell>
          <table:table-cell table:formula="of:=POWER([.C86]-6.75;2)" office:value-type="float" office:value="225.503711601961" calcext:value-type="float">
            <text:p>225.50371160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037928" calcext:value-type="float">
            <text:p>26.037928</text:p>
          </table:table-cell>
          <table:table-cell office:value-type="float" office:value="20.7705848571" calcext:value-type="float">
            <text:p>20.7705848571</text:p>
          </table:table-cell>
          <table:table-cell table:formula="of:=POWER([.C87]-6.75;2)" office:value-type="float" office:value="213.852408101503" calcext:value-type="float">
            <text:p>213.852408101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130657" calcext:value-type="float">
            <text:p>10.130657</text:p>
          </table:table-cell>
          <table:table-cell office:value-type="float" office:value="20.1674763333" calcext:value-type="float">
            <text:p>20.1674763333</text:p>
          </table:table-cell>
          <table:table-cell table:formula="of:=POWER([.C88]-6.75;2)" office:value-type="float" office:value="196.576799735142" calcext:value-type="float">
            <text:p>196.576799735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.545473" calcext:value-type="float">
            <text:p>23.545473</text:p>
          </table:table-cell>
          <table:table-cell office:value-type="float" office:value="20.3218569048" calcext:value-type="float">
            <text:p>20.3218569048</text:p>
          </table:table-cell>
          <table:table-cell table:formula="of:=POWER([.C89]-6.75;2)" office:value-type="float" office:value="180.028671154666" calcext:value-type="float">
            <text:p>180.028671154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.460042" calcext:value-type="float">
            <text:p>26.460042</text:p>
          </table:table-cell>
          <table:table-cell office:value-type="float" office:value="19.8003942381" calcext:value-type="float">
            <text:p>19.8003942381</text:p>
          </table:table-cell>
          <table:table-cell table:formula="of:=POWER([.C90]-6.75;2)" office:value-type="float" office:value="184.195299844367" calcext:value-type="float">
            <text:p>184.195299844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.252137" calcext:value-type="float">
            <text:p>14.252137</text:p>
          </table:table-cell>
          <table:table-cell office:value-type="float" office:value="19.3188075714" calcext:value-type="float">
            <text:p>19.3188075714</text:p>
          </table:table-cell>
          <table:table-cell table:formula="of:=POWER([.C91]-6.75;2)" office:value-type="float" office:value="170.312789769834" calcext:value-type="float">
            <text:p>170.312789769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252137" calcext:value-type="float">
            <text:p>14.252137</text:p>
          </table:table-cell>
          <table:table-cell office:value-type="float" office:value="18.804691381" calcext:value-type="float">
            <text:p>18.804691381</text:p>
          </table:table-cell>
          <table:table-cell table:formula="of:=POWER([.C92]-6.75;2)" office:value-type="float" office:value="157.974923766882" calcext:value-type="float">
            <text:p>157.974923766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.252137" calcext:value-type="float">
            <text:p>14.252137</text:p>
          </table:table-cell>
          <table:table-cell office:value-type="float" office:value="18.2905751905" calcext:value-type="float">
            <text:p>18.2905751905</text:p>
          </table:table-cell>
          <table:table-cell table:formula="of:=POWER([.C93]-6.75;2)" office:value-type="float" office:value="145.315584291156" calcext:value-type="float">
            <text:p>145.315584291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.252137" calcext:value-type="float">
            <text:p>14.252137</text:p>
          </table:table-cell>
          <table:table-cell office:value-type="float" office:value="18.4134836667" calcext:value-type="float">
            <text:p>18.4134836667</text:p>
          </table:table-cell>
          <table:table-cell table:formula="of:=POWER([.C94]-6.75;2)" office:value-type="float" office:value="133.184875727584" calcext:value-type="float">
            <text:p>133.184875727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252137" calcext:value-type="float">
            <text:p>14.252137</text:p>
          </table:table-cell>
          <table:table-cell office:value-type="float" office:value="18.9155201905" calcext:value-type="float">
            <text:p>18.9155201905</text:p>
          </table:table-cell>
          <table:table-cell table:formula="of:=POWER([.C95]-6.75;2)" office:value-type="float" office:value="136.036851243378" calcext:value-type="float">
            <text:p>136.036851243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892017" calcext:value-type="float">
            <text:p>18.892017</text:p>
          </table:table-cell>
          <table:table-cell office:value-type="float" office:value="19.1423823333" calcext:value-type="float">
            <text:p>19.1423823333</text:p>
          </table:table-cell>
          <table:table-cell table:formula="of:=POWER([.C96]-6.75;2)" office:value-type="float" office:value="147.999881505463" calcext:value-type="float">
            <text:p>147.999881505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.732524" calcext:value-type="float">
            <text:p>32.732524</text:p>
          </table:table-cell>
          <table:table-cell office:value-type="float" office:value="19.1482978095" calcext:value-type="float">
            <text:p>19.1482978095</text:p>
          </table:table-cell>
          <table:table-cell table:formula="of:=POWER([.C97]-6.75;2)" office:value-type="float" office:value="153.571139894686" calcext:value-type="float">
            <text:p>153.571139894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.203059" calcext:value-type="float">
            <text:p>30.203059</text:p>
          </table:table-cell>
          <table:table-cell office:value-type="float" office:value="18.4951415238" calcext:value-type="float">
            <text:p>18.4951415238</text:p>
          </table:table-cell>
          <table:table-cell table:formula="of:=POWER([.C98]-6.75;2)" office:value-type="float" office:value="153.717788573053" calcext:value-type="float">
            <text:p>153.717788573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.203059" calcext:value-type="float">
            <text:p>30.203059</text:p>
          </table:table-cell>
          <table:table-cell office:value-type="float" office:value="17.5025385714" calcext:value-type="float">
            <text:p>17.5025385714</text:p>
          </table:table-cell>
          <table:table-cell table:formula="of:=POWER([.C99]-6.75;2)" office:value-type="float" office:value="137.948349414091" calcext:value-type="float">
            <text:p>137.948349414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.203059" calcext:value-type="float">
            <text:p>30.203059</text:p>
          </table:table-cell>
          <table:table-cell office:value-type="float" office:value="16.7700354762" calcext:value-type="float">
            <text:p>16.7700354762</text:p>
          </table:table-cell>
          <table:table-cell table:formula="of:=POWER([.C100]-6.75;2)" office:value-type="float" office:value="115.617085729445" calcext:value-type="float">
            <text:p>115.617085729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.951322" calcext:value-type="float">
            <text:p>16.951322</text:p>
          </table:table-cell>
          <table:table-cell office:value-type="float" office:value="16.037532381" calcext:value-type="float">
            <text:p>16.037532381</text:p>
          </table:table-cell>
          <table:table-cell table:formula="of:=POWER([.C101]-6.75;2)" office:value-type="float" office:value="100.401110944307" calcext:value-type="float">
            <text:p>100.401110944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10168" calcext:value-type="float">
            <text:p>22.10168</text:p>
          </table:table-cell>
          <table:table-cell office:value-type="float" office:value="15.936064381" calcext:value-type="float">
            <text:p>15.936064381</text:p>
          </table:table-cell>
          <table:table-cell table:formula="of:=POWER([.C102]-6.75;2)" office:value-type="float" office:value="86.2582577281235" calcext:value-type="float">
            <text:p>86.258257728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.10168" calcext:value-type="float">
            <text:p>22.10168</text:p>
          </table:table-cell>
          <table:table-cell office:value-type="float" office:value="15.5893412381" calcext:value-type="float">
            <text:p>15.5893412381</text:p>
          </table:table-cell>
          <table:table-cell table:formula="of:=POWER([.C103]-6.75;2)" office:value-type="float" office:value="84.3837788118769" calcext:value-type="float">
            <text:p>84.383778811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.10168" calcext:value-type="float">
            <text:p>22.10168</text:p>
          </table:table-cell>
          <table:table-cell office:value-type="float" office:value="15.6797247619" calcext:value-type="float">
            <text:p>15.6797247619</text:p>
          </table:table-cell>
          <table:table-cell table:formula="of:=POWER([.C104]-6.75;2)" office:value-type="float" office:value="78.1339535235752" calcext:value-type="float">
            <text:p>78.133953523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.10168" calcext:value-type="float">
            <text:p>22.10168</text:p>
          </table:table-cell>
          <table:table-cell office:value-type="float" office:value="15.9116105714" calcext:value-type="float">
            <text:p>15.9116105714</text:p>
          </table:table-cell>
          <table:table-cell table:formula="of:=POWER([.C105]-6.75;2)" office:value-type="float" office:value="79.73998432329" calcext:value-type="float">
            <text:p>79.739984323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.783088" calcext:value-type="float">
            <text:p>17.783088</text:p>
          </table:table-cell>
          <table:table-cell office:value-type="float" office:value="15.6726727143" calcext:value-type="float">
            <text:p>15.6726727143</text:p>
          </table:table-cell>
          <table:table-cell table:formula="of:=POWER([.C106]-6.75;2)" office:value-type="float" office:value="83.9351082619882" calcext:value-type="float">
            <text:p>83.93510826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372649" calcext:value-type="float">
            <text:p>13.372649</text:p>
          </table:table-cell>
          <table:table-cell office:value-type="float" office:value="15.6393820952" calcext:value-type="float">
            <text:p>15.6393820952</text:p>
          </table:table-cell>
          <table:table-cell table:formula="of:=POWER([.C107]-6.75;2)" office:value-type="float" office:value="79.6140883665137" calcext:value-type="float">
            <text:p>79.614088366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372649" calcext:value-type="float">
            <text:p>13.372649</text:p>
          </table:table-cell>
          <table:table-cell office:value-type="float" office:value="15.816112381" calcext:value-type="float">
            <text:p>15.816112381</text:p>
          </table:table-cell>
          <table:table-cell table:formula="of:=POWER([.C108]-6.75;2)" office:value-type="float" office:value="79.0211140344623" calcext:value-type="float">
            <text:p>79.021114034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372649" calcext:value-type="float">
            <text:p>13.372649</text:p>
          </table:table-cell>
          <table:table-cell office:value-type="float" office:value="15.9928426667" calcext:value-type="float">
            <text:p>15.9928426667</text:p>
          </table:table-cell>
          <table:table-cell table:formula="of:=POWER([.C109]-6.75;2)" office:value-type="float" office:value="82.1943937049215" calcext:value-type="float">
            <text:p>82.194393704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594757" calcext:value-type="float">
            <text:p>12.594757</text:p>
          </table:table-cell>
          <table:table-cell office:value-type="float" office:value="16.3814987143" calcext:value-type="float">
            <text:p>16.3814987143</text:p>
          </table:table-cell>
          <table:table-cell table:formula="of:=POWER([.C110]-6.75;2)" office:value-type="float" office:value="85.43014056137" calcext:value-type="float">
            <text:p>85.430140561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.346722" calcext:value-type="float">
            <text:p>16.346722</text:p>
          </table:table-cell>
          <table:table-cell office:value-type="float" office:value="16.7748504286" calcext:value-type="float">
            <text:p>16.7748504286</text:p>
          </table:table-cell>
          <table:table-cell table:formula="of:=POWER([.C111]-6.75;2)" office:value-type="float" office:value="92.7657674835626" calcext:value-type="float">
            <text:p>92.765767483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455697" calcext:value-type="float">
            <text:p>3.455697</text:p>
          </table:table-cell>
          <table:table-cell office:value-type="float" office:value="16.8341924762" calcext:value-type="float">
            <text:p>16.8341924762</text:p>
          </table:table-cell>
          <table:table-cell table:formula="of:=POWER([.C112]-6.75;2)" office:value-type="float" office:value="100.497626115802" calcext:value-type="float">
            <text:p>100.497626115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455697" calcext:value-type="float">
            <text:p>3.455697</text:p>
          </table:table-cell>
          <table:table-cell office:value-type="float" office:value="17.5999392857" calcext:value-type="float">
            <text:p>17.5999392857</text:p>
          </table:table-cell>
          <table:table-cell table:formula="of:=POWER([.C113]-6.75;2)" office:value-type="float" office:value="101.690937897049" calcext:value-type="float">
            <text:p>101.69093789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.833215" calcext:value-type="float">
            <text:p>16.833215</text:p>
          </table:table-cell>
          <table:table-cell office:value-type="float" office:value="18.3656860952" calcext:value-type="float">
            <text:p>18.3656860952</text:p>
          </table:table-cell>
          <table:table-cell table:formula="of:=POWER([.C114]-6.75;2)" office:value-type="float" office:value="117.721182503376" calcext:value-type="float">
            <text:p>117.721182503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94904" calcext:value-type="float">
            <text:p>24.794904</text:p>
          </table:table-cell>
          <table:table-cell office:value-type="float" office:value="18.4944082381" calcext:value-type="float">
            <text:p>18.4944082381</text:p>
          </table:table-cell>
          <table:table-cell table:formula="of:=POWER([.C115]-6.75;2)" office:value-type="float" office:value="134.924163462223" calcext:value-type="float">
            <text:p>134.924163462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.016242" calcext:value-type="float">
            <text:p>19.016242</text:p>
          </table:table-cell>
          <table:table-cell office:value-type="float" office:value="18.2440023333" calcext:value-type="float">
            <text:p>18.2440023333</text:p>
          </table:table-cell>
          <table:table-cell table:formula="of:=POWER([.C116]-6.75;2)" office:value-type="float" office:value="137.931124863151" calcext:value-type="float">
            <text:p>137.931124863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.016242" calcext:value-type="float">
            <text:p>19.016242</text:p>
          </table:table-cell>
          <table:table-cell office:value-type="float" office:value="18.311084381" calcext:value-type="float">
            <text:p>18.311084381</text:p>
          </table:table-cell>
          <table:table-cell table:formula="of:=POWER([.C117]-6.75;2)" office:value-type="float" office:value="132.112089637906" calcext:value-type="float">
            <text:p>132.112089637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.016242" calcext:value-type="float">
            <text:p>19.016242</text:p>
          </table:table-cell>
          <table:table-cell office:value-type="float" office:value="19.2411530952" calcext:value-type="float">
            <text:p>19.2411530952</text:p>
          </table:table-cell>
          <table:table-cell table:formula="of:=POWER([.C118]-6.75;2)" office:value-type="float" office:value="133.658672064602" calcext:value-type="float">
            <text:p>133.658672064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.358397" calcext:value-type="float">
            <text:p>9.358397</text:p>
          </table:table-cell>
          <table:table-cell office:value-type="float" office:value="19.6159167143" calcext:value-type="float">
            <text:p>19.6159167143</text:p>
          </table:table-cell>
          <table:table-cell table:formula="of:=POWER([.C119]-6.75;2)" office:value-type="float" office:value="156.028905647725" calcext:value-type="float">
            <text:p>156.028905647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820494" calcext:value-type="float">
            <text:p>14.820494</text:p>
          </table:table-cell>
          <table:table-cell office:value-type="float" office:value="20.4505777143" calcext:value-type="float">
            <text:p>20.4505777143</text:p>
          </table:table-cell>
          <table:table-cell table:formula="of:=POWER([.C120]-6.75;2)" office:value-type="float" office:value="165.531812899304" calcext:value-type="float">
            <text:p>165.531812899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.820494" calcext:value-type="float">
            <text:p>14.820494</text:p>
          </table:table-cell>
          <table:table-cell office:value-type="float" office:value="21.0251388571" calcext:value-type="float">
            <text:p>21.0251388571</text:p>
          </table:table-cell>
          <table:table-cell table:formula="of:=POWER([.C121]-6.75;2)" office:value-type="float" office:value="187.705829705574" calcext:value-type="float">
            <text:p>187.705829705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820494" calcext:value-type="float">
            <text:p>14.820494</text:p>
          </table:table-cell>
          <table:table-cell office:value-type="float" office:value="21.0711802857" calcext:value-type="float">
            <text:p>21.0711802857</text:p>
          </table:table-cell>
          <table:table-cell table:formula="of:=POWER([.C122]-6.75;2)" office:value-type="float" office:value="203.779589389486" calcext:value-type="float">
            <text:p>203.779589389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820494" calcext:value-type="float">
            <text:p>14.820494</text:p>
          </table:table-cell>
          <table:table-cell office:value-type="float" office:value="21.8973817143" calcext:value-type="float">
            <text:p>21.8973817143</text:p>
          </table:table-cell>
          <table:table-cell table:formula="of:=POWER([.C123]-6.75;2)" office:value-type="float" office:value="205.096204775522" calcext:value-type="float">
            <text:p>205.096204775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.999734" calcext:value-type="float">
            <text:p>23.999734</text:p>
          </table:table-cell>
          <table:table-cell office:value-type="float" office:value="22.3755573333" calcext:value-type="float">
            <text:p>22.3755573333</text:p>
          </table:table-cell>
          <table:table-cell table:formula="of:=POWER([.C124]-6.75;2)" office:value-type="float" office:value="229.44317279871" calcext:value-type="float">
            <text:p>229.443172798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.971282" calcext:value-type="float">
            <text:p>26.971282</text:p>
          </table:table-cell>
          <table:table-cell office:value-type="float" office:value="22.4166262857" calcext:value-type="float">
            <text:p>22.4166262857</text:p>
          </table:table-cell>
          <table:table-cell table:formula="of:=POWER([.C125]-6.75;2)" office:value-type="float" office:value="244.158041976245" calcext:value-type="float">
            <text:p>244.158041976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.083985" calcext:value-type="float">
            <text:p>17.083985</text:p>
          </table:table-cell>
          <table:table-cell office:value-type="float" office:value="22.3161929524" calcext:value-type="float">
            <text:p>22.3161929524</text:p>
          </table:table-cell>
          <table:table-cell table:formula="of:=POWER([.C126]-6.75;2)" office:value-type="float" office:value="245.443179175786" calcext:value-type="float">
            <text:p>245.443179175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.083985" calcext:value-type="float">
            <text:p>17.083985</text:p>
          </table:table-cell>
          <table:table-cell office:value-type="float" office:value="22.6865832857" calcext:value-type="float">
            <text:p>22.6865832857</text:p>
          </table:table-cell>
          <table:table-cell table:formula="of:=POWER([.C127]-6.75;2)" office:value-type="float" office:value="242.306363031347" calcext:value-type="float">
            <text:p>242.30636303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.083985" calcext:value-type="float">
            <text:p>17.083985</text:p>
          </table:table-cell>
          <table:table-cell office:value-type="float" office:value="22.9743113333" calcext:value-type="float">
            <text:p>22.9743113333</text:p>
          </table:table-cell>
          <table:table-cell table:formula="of:=POWER([.C128]-6.75;2)" office:value-type="float" office:value="253.974686822053" calcext:value-type="float">
            <text:p>253.974686822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083985" calcext:value-type="float">
            <text:p>17.083985</text:p>
          </table:table-cell>
          <table:table-cell office:value-type="float" office:value="23.3898549524" calcext:value-type="float">
            <text:p>23.3898549524</text:p>
          </table:table-cell>
          <table:table-cell table:formula="of:=POWER([.C129]-6.75;2)" office:value-type="float" office:value="263.228278239847" calcext:value-type="float">
            <text:p>263.228278239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.534426" calcext:value-type="float">
            <text:p>21.534426</text:p>
          </table:table-cell>
          <table:table-cell office:value-type="float" office:value="23.2870309524" calcext:value-type="float">
            <text:p>23.2870309524</text:p>
          </table:table-cell>
          <table:table-cell table:formula="of:=POWER([.C130]-6.75;2)" office:value-type="float" office:value="276.884772836911" calcext:value-type="float">
            <text:p>276.884772836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.855143" calcext:value-type="float">
            <text:p>20.855143</text:p>
          </table:table-cell>
          <table:table-cell office:value-type="float" office:value="22.9722811905" calcext:value-type="float">
            <text:p>22.9722811905</text:p>
          </table:table-cell>
          <table:table-cell table:formula="of:=POWER([.C131]-6.75;2)" office:value-type="float" office:value="273.473392720636" calcext:value-type="float">
            <text:p>273.473392720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.592905" calcext:value-type="float">
            <text:p>17.592905</text:p>
          </table:table-cell>
          <table:table-cell office:value-type="float" office:value="22.396198619" calcext:value-type="float">
            <text:p>22.396198619</text:p>
          </table:table-cell>
          <table:table-cell table:formula="of:=POWER([.C132]-6.75;2)" office:value-type="float" office:value="263.16240702365" calcext:value-type="float">
            <text:p>263.162407023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.53638" calcext:value-type="float">
            <text:p>19.53638</text:p>
          </table:table-cell>
          <table:table-cell office:value-type="float" office:value="22.4700382857" calcext:value-type="float">
            <text:p>22.470038285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.53638" calcext:value-type="float">
            <text:p>19.53638</text:p>
          </table:table-cell>
          <table:table-cell office:value-type="float" office:value="22.1254670476" calcext:value-type="float">
            <text:p>22.125467047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.53638" calcext:value-type="float">
            <text:p>19.53638</text:p>
          </table:table-cell>
          <table:table-cell office:value-type="float" office:value="21.7808958095" calcext:value-type="float">
            <text:p>21.780895809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.53638" calcext:value-type="float">
            <text:p>19.53638</text:p>
          </table:table-cell>
          <table:table-cell office:value-type="float" office:value="21.4363245714" calcext:value-type="float">
            <text:p>21.436324571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.424965" calcext:value-type="float">
            <text:p>20.424965</text:p>
          </table:table-cell>
          <table:table-cell office:value-type="float" office:value="20.8790075238" calcext:value-type="float">
            <text:p>20.879007523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.547685" calcext:value-type="float">
            <text:p>38.547685</text:p>
          </table:table-cell>
          <table:table-cell office:value-type="float" office:value="20.9369499048" calcext:value-type="float">
            <text:p>20.936949904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.886278" calcext:value-type="float">
            <text:p>26.886278</text:p>
          </table:table-cell>
          <table:table-cell office:value-type="float" office:value="19.8715437619" calcext:value-type="float">
            <text:p>19.871543761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.886278" calcext:value-type="float">
            <text:p>26.886278</text:p>
          </table:table-cell>
          <table:table-cell office:value-type="float" office:value="19.3614427143" calcext:value-type="float">
            <text:p>19.361442714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.886278" calcext:value-type="float">
            <text:p>26.886278</text:p>
          </table:table-cell>
          <table:table-cell office:value-type="float" office:value="18.8513416667" calcext:value-type="float">
            <text:p>18.851341666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.787364" calcext:value-type="float">
            <text:p>15.787364</text:p>
          </table:table-cell>
          <table:table-cell office:value-type="float" office:value="17.7478249048" calcext:value-type="float">
            <text:p>17.747824904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2.170724" calcext:value-type="float">
            <text:p>32.170724</text:p>
          </table:table-cell>
          <table:table-cell office:value-type="float" office:value="17.1728278571" calcext:value-type="float">
            <text:p>17.172827857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.862182" calcext:value-type="float">
            <text:p>24.862182</text:p>
          </table:table-cell>
          <table:table-cell office:value-type="float" office:value="15.8176708095" calcext:value-type="float">
            <text:p>15.817670809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.862182" calcext:value-type="float">
            <text:p>24.862182</text:p>
          </table:table-cell>
          <table:table-cell office:value-type="float" office:value="14.8105395714" calcext:value-type="float">
            <text:p>14.810539571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4.862182" calcext:value-type="float">
            <text:p>24.862182</text:p>
          </table:table-cell>
          <table:table-cell office:value-type="float" office:value="14.715638381" calcext:value-type="float">
            <text:p>14.71563838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.862182" calcext:value-type="float">
            <text:p>24.862182</text:p>
          </table:table-cell>
          <table:table-cell office:value-type="float" office:value="14.9013875714" calcext:value-type="float">
            <text:p>14.901387571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.126274" calcext:value-type="float">
            <text:p>23.126274</text:p>
          </table:table-cell>
          <table:table-cell office:value-type="float" office:value="14.7541040476" calcext:value-type="float">
            <text:p>14.754104047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810401" calcext:value-type="float">
            <text:p>25.810401</text:p>
          </table:table-cell>
          <table:table-cell office:value-type="float" office:value="13.930127381" calcext:value-type="float">
            <text:p>13.93012738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.924681" calcext:value-type="float">
            <text:p>14.924681</text:p>
          </table:table-cell>
          <table:table-cell office:value-type="float" office:value="13.0962973333" calcext:value-type="float">
            <text:p>13.096297333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.924681" calcext:value-type="float">
            <text:p>14.924681</text:p>
          </table:table-cell>
          <table:table-cell office:value-type="float" office:value="13.1922059048" calcext:value-type="float">
            <text:p>13.192205904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757409" calcext:value-type="float">
            <text:p>8.757409</text:p>
          </table:table-cell>
          <table:table-cell office:value-type="float" office:value="13.0201898095" calcext:value-type="float">
            <text:p>13.020189809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.143538" calcext:value-type="float">
            <text:p>19.143538</text:p>
          </table:table-cell>
          <table:table-cell office:value-type="float" office:value="13.1418533333" calcext:value-type="float">
            <text:p>13.141853333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300384" calcext:value-type="float">
            <text:p>12.300384</text:p>
          </table:table-cell>
          <table:table-cell office:value-type="float" office:value="12.7689392857" calcext:value-type="float">
            <text:p>12.768939285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300384" calcext:value-type="float">
            <text:p>12.300384</text:p>
          </table:table-cell>
          <table:table-cell office:value-type="float" office:value="12.7218897143" calcext:value-type="float">
            <text:p>12.721889714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.300384" calcext:value-type="float">
            <text:p>12.300384</text:p>
          </table:table-cell>
          <table:table-cell office:value-type="float" office:value="12.6748401429" calcext:value-type="float">
            <text:p>12.674840142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832722" calcext:value-type="float">
            <text:p>7.832722</text:p>
          </table:table-cell>
          <table:table-cell office:value-type="float" office:value="12.6277905714" calcext:value-type="float">
            <text:p>12.627790571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.641755" calcext:value-type="float">
            <text:p>21.641755</text:p>
          </table:table-cell>
          <table:table-cell office:value-type="float" office:value="12.9619749524" calcext:value-type="float">
            <text:p>12.961974952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.174156" calcext:value-type="float">
            <text:p>16.174156</text:p>
          </table:table-cell>
          <table:table-cell office:value-type="float" office:value="12.8841215714" calcext:value-type="float">
            <text:p>12.884121571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174156" calcext:value-type="float">
            <text:p>16.174156</text:p>
          </table:table-cell>
          <table:table-cell office:value-type="float" office:value="12.7342460952" calcext:value-type="float">
            <text:p>12.734246095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.174156" calcext:value-type="float">
            <text:p>16.174156</text:p>
          </table:table-cell>
          <table:table-cell office:value-type="float" office:value="12.584370619" calcext:value-type="float">
            <text:p>12.58437061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712426" calcext:value-type="float">
            <text:p>3.712426</text:p>
          </table:table-cell>
          <table:table-cell office:value-type="float" office:value="12.4344951429" calcext:value-type="float">
            <text:p>12.434495142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712426" calcext:value-type="float">
            <text:p>3.712426</text:p>
          </table:table-cell>
          <table:table-cell office:value-type="float" office:value="12.7671168095" calcext:value-type="float">
            <text:p>12.767116809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712426" calcext:value-type="float">
            <text:p>3.712426</text:p>
          </table:table-cell>
          <table:table-cell office:value-type="float" office:value="13.3364682857" calcext:value-type="float">
            <text:p>13.336468285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712426" calcext:value-type="float">
            <text:p>3.712426</text:p>
          </table:table-cell>
          <table:table-cell office:value-type="float" office:value="13.5868359048" calcext:value-type="float">
            <text:p>13.586835904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.869257" calcext:value-type="float">
            <text:p>22.869257</text:p>
          </table:table-cell>
          <table:table-cell office:value-type="float" office:value="13.8372035238" calcext:value-type="float">
            <text:p>13.837203523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.762915" calcext:value-type="float">
            <text:p>28.762915</text:p>
          </table:table-cell>
          <table:table-cell office:value-type="float" office:value="13.1753410952" calcext:value-type="float">
            <text:p>13.175341095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.769228" calcext:value-type="float">
            <text:p>21.769228</text:p>
          </table:table-cell>
          <table:table-cell office:value-type="float" office:value="12.2328282857" calcext:value-type="float">
            <text:p>12.232828285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822764" calcext:value-type="float">
            <text:p>5.822764</text:p>
          </table:table-cell>
          <table:table-cell office:value-type="float" office:value="11.9557868095" calcext:value-type="float">
            <text:p>11.955786809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29997" calcext:value-type="float">
            <text:p>8.29997</text:p>
          </table:table-cell>
          <table:table-cell office:value-type="float" office:value="12.6078120476" calcext:value-type="float">
            <text:p>12.607812047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938761" calcext:value-type="float">
            <text:p>16.938761</text:p>
          </table:table-cell>
          <table:table-cell office:value-type="float" office:value="12.6324242381" calcext:value-type="float">
            <text:p>12.632424238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.312343" calcext:value-type="float">
            <text:p>11.312343</text:p>
          </table:table-cell>
          <table:table-cell office:value-type="float" office:value="12.2456654286" calcext:value-type="float">
            <text:p>12.245665428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.312343" calcext:value-type="float">
            <text:p>11.312343</text:p>
          </table:table-cell>
          <table:table-cell office:value-type="float" office:value="12.1268312857" calcext:value-type="float">
            <text:p>12.126831285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312343" calcext:value-type="float">
            <text:p>11.312343</text:p>
          </table:table-cell>
          <table:table-cell office:value-type="float" office:value="12.3892386667" calcext:value-type="float">
            <text:p>12.389238666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.312343" calcext:value-type="float">
            <text:p>11.312343</text:p>
          </table:table-cell>
          <table:table-cell office:value-type="float" office:value="12.6623322381" calcext:value-type="float">
            <text:p>12.662332238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.312343" calcext:value-type="float">
            <text:p>11.312343</text:p>
          </table:table-cell>
          <table:table-cell office:value-type="float" office:value="12.9354258095" calcext:value-type="float">
            <text:p>12.935425809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.312343" calcext:value-type="float">
            <text:p>11.312343</text:p>
          </table:table-cell>
          <table:table-cell office:value-type="float" office:value="13.208519381" calcext:value-type="float">
            <text:p>13.20851938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.850594" calcext:value-type="float">
            <text:p>14.850594</text:p>
          </table:table-cell>
          <table:table-cell office:value-type="float" office:value="13.4816129524" calcext:value-type="float">
            <text:p>13.481612952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.006834" calcext:value-type="float">
            <text:p>20.006834</text:p>
          </table:table-cell>
          <table:table-cell office:value-type="float" office:value="12.9898012857" calcext:value-type="float">
            <text:p>12.989801285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.026771" calcext:value-type="float">
            <text:p>13.026771</text:p>
          </table:table-cell>
          <table:table-cell office:value-type="float" office:value="12.5809872857" calcext:value-type="float">
            <text:p>12.580987285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.026771" calcext:value-type="float">
            <text:p>13.026771</text:p>
          </table:table-cell>
          <table:table-cell office:value-type="float" office:value="12.8092428095" calcext:value-type="float">
            <text:p>12.809242809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.026771" calcext:value-type="float">
            <text:p>13.026771</text:p>
          </table:table-cell>
          <table:table-cell office:value-type="float" office:value="13.009366381" calcext:value-type="float">
            <text:p>13.00936638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697481" calcext:value-type="float">
            <text:p>10.697481</text:p>
          </table:table-cell>
          <table:table-cell office:value-type="float" office:value="13.2094899524" calcext:value-type="float">
            <text:p>13.209489952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.668807" calcext:value-type="float">
            <text:p>15.668807</text:p>
          </table:table-cell>
          <table:table-cell office:value-type="float" office:value="13.5205320952" calcext:value-type="float">
            <text:p>13.520532095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970146" calcext:value-type="float">
            <text:p>8.970146</text:p>
          </table:table-cell>
          <table:table-cell office:value-type="float" office:value="13.5948444286" calcext:value-type="float">
            <text:p>13.594844428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970146" calcext:value-type="float">
            <text:p>8.970146</text:p>
          </table:table-cell>
          <table:table-cell office:value-type="float" office:value="13.7779541429" calcext:value-type="float">
            <text:p>13.777954142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970146" calcext:value-type="float">
            <text:p>8.970146</text:p>
          </table:table-cell>
          <table:table-cell office:value-type="float" office:value="14.1647104762" calcext:value-type="float">
            <text:p>14.164710476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970146" calcext:value-type="float">
            <text:p>8.970146</text:p>
          </table:table-cell>
          <table:table-cell office:value-type="float" office:value="14.2653505238" calcext:value-type="float">
            <text:p>14.265350523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.951357" calcext:value-type="float">
            <text:p>15.951357</text:p>
          </table:table-cell>
          <table:table-cell office:value-type="float" office:value="14.3659905714" calcext:value-type="float">
            <text:p>14.365990571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.515294" calcext:value-type="float">
            <text:p>19.515294</text:p>
          </table:table-cell>
          <table:table-cell office:value-type="float" office:value="14.134192" calcext:value-type="float">
            <text:p>14.13419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816826" calcext:value-type="float">
            <text:p>8.816826</text:p>
          </table:table-cell>
          <table:table-cell office:value-type="float" office:value="13.6132830952" calcext:value-type="float">
            <text:p>13.613283095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816826" calcext:value-type="float">
            <text:p>8.816826</text:p>
          </table:table-cell>
          <table:table-cell office:value-type="float" office:value="13.5396490476" calcext:value-type="float">
            <text:p>13.539649047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.816826" calcext:value-type="float">
            <text:p>8.816826</text:p>
          </table:table-cell>
          <table:table-cell office:value-type="float" office:value="13.466015" calcext:value-type="float">
            <text:p>13.46601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.822898" calcext:value-type="float">
            <text:p>16.822898</text:p>
          </table:table-cell>
          <table:table-cell office:value-type="float" office:value="13.3923809524" calcext:value-type="float">
            <text:p>13.392380952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.047308" calcext:value-type="float">
            <text:p>17.047308</text:p>
          </table:table-cell>
          <table:table-cell office:value-type="float" office:value="12.7322515714" calcext:value-type="float">
            <text:p>12.732251571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.047308" calcext:value-type="float">
            <text:p>17.047308</text:p>
          </table:table-cell>
          <table:table-cell office:value-type="float" office:value="12.2541931429" calcext:value-type="float">
            <text:p>12.254193142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.047308" calcext:value-type="float">
            <text:p>17.047308</text:p>
          </table:table-cell>
          <table:table-cell office:value-type="float" office:value="11.9885324286" calcext:value-type="float">
            <text:p>11.988532428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.047308" calcext:value-type="float">
            <text:p>17.047308</text:p>
          </table:table-cell>
          <table:table-cell office:value-type="float" office:value="11.975681381" calcext:value-type="float">
            <text:p>11.97568138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522549" calcext:value-type="float">
            <text:p>4.522549</text:p>
          </table:table-cell>
          <table:table-cell office:value-type="float" office:value="11.9552368095" calcext:value-type="float">
            <text:p>11.95523680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42174" calcext:value-type="float">
            <text:p>11.42174</text:p>
          </table:table-cell>
          <table:table-cell office:value-type="float" office:value="12.2423410476" calcext:value-type="float">
            <text:p>12.242341047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.820137" calcext:value-type="float">
            <text:p>17.820137</text:p>
          </table:table-cell>
          <table:table-cell office:value-type="float" office:value="11.8705269524" calcext:value-type="float">
            <text:p>11.870526952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.229366" calcext:value-type="float">
            <text:p>17.229366</text:p>
          </table:table-cell>
          <table:table-cell office:value-type="float" office:value="11.2381040476" calcext:value-type="float">
            <text:p>11.238104047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.229366" calcext:value-type="float">
            <text:p>17.229366</text:p>
          </table:table-cell>
          <table:table-cell office:value-type="float" office:value="10.5352559524" calcext:value-type="float">
            <text:p>10.535255952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7.229366" calcext:value-type="float">
            <text:p>17.229366</text:p>
          </table:table-cell>
          <table:table-cell office:value-type="float" office:value="9.8324078571" calcext:value-type="float">
            <text:p>9.832407857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.229366" calcext:value-type="float">
            <text:p>17.229366</text:p>
          </table:table-cell>
          <table:table-cell office:value-type="float" office:value="9.1295597619" calcext:value-type="float">
            <text:p>9.129559761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.81545" calcext:value-type="float">
            <text:p>12.81545</text:p>
          </table:table-cell>
          <table:table-cell office:value-type="float" office:value="8.4267116667" calcext:value-type="float">
            <text:p>8.426711666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.092029" calcext:value-type="float">
            <text:p>17.092029</text:p>
          </table:table-cell>
          <table:table-cell office:value-type="float" office:value="7.9340500476" calcext:value-type="float">
            <text:p>7.934050047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083587" calcext:value-type="float">
            <text:p>11.083587</text:p>
          </table:table-cell>
          <table:table-cell office:value-type="float" office:value="7.796967" calcext:value-type="float">
            <text:p>7.79696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.083587" calcext:value-type="float">
            <text:p>11.083587</text:p>
          </table:table-cell>
          <table:table-cell office:value-type="float" office:value="8.3013121429" calcext:value-type="float">
            <text:p>8.301312142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083587" calcext:value-type="float">
            <text:p>11.083587</text:p>
          </table:table-cell>
          <table:table-cell office:value-type="float" office:value="8.5929867619" calcext:value-type="float">
            <text:p>8.592986761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576207" calcext:value-type="float">
            <text:p>8.576207</text:p>
          </table:table-cell>
          <table:table-cell office:value-type="float" office:value="8.884661381" calcext:value-type="float">
            <text:p>8.88466138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.270511" calcext:value-type="float">
            <text:p>7.270511</text:p>
          </table:table-cell>
          <table:table-cell office:value-type="float" office:value="9.2957350476" calcext:value-type="float">
            <text:p>9.295735047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270511" calcext:value-type="float">
            <text:p>7.270511</text:p>
          </table:table-cell>
          <table:table-cell office:value-type="float" office:value="9.7689847143" calcext:value-type="float">
            <text:p>9.768984714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270511" calcext:value-type="float">
            <text:p>7.270511</text:p>
          </table:table-cell>
          <table:table-cell office:value-type="float" office:value="9.9276565238" calcext:value-type="float">
            <text:p>9.927656523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960181" calcext:value-type="float">
            <text:p>2.960181</text:p>
          </table:table-cell>
          <table:table-cell office:value-type="float" office:value="10.157547" calcext:value-type="float">
            <text:p>10.15754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008081" calcext:value-type="float">
            <text:p>7.008081</text:p>
          </table:table-cell>
          <table:table-cell office:value-type="float" office:value="10.3627067143" calcext:value-type="float">
            <text:p>10.362706714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468433" calcext:value-type="float">
            <text:p>11.468433</text:p>
          </table:table-cell>
          <table:table-cell office:value-type="float" office:value="10.2077758571" calcext:value-type="float">
            <text:p>10.207775857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.777436" calcext:value-type="float">
            <text:p>16.777436</text:p>
          </table:table-cell>
          <table:table-cell office:value-type="float" office:value="10.0532037143" calcext:value-type="float">
            <text:p>10.053203714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.617972" calcext:value-type="float">
            <text:p>16.617972</text:p>
          </table:table-cell>
          <table:table-cell office:value-type="float" office:value="9.5178399524" calcext:value-type="float">
            <text:p>9.5178399524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51738" calcext:value-type="float">
            <text:p>10.551738</text:p>
          </table:table-cell>
          <table:table-cell office:value-type="float" office:value="8.9900697143" calcext:value-type="float">
            <text:p>8.990069714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613644" calcext:value-type="float">
            <text:p>3.613644</text:p>
          </table:table-cell>
          <table:table-cell office:value-type="float" office:value="8.8480528571" calcext:value-type="float">
            <text:p>8.848052857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539256" calcext:value-type="float">
            <text:p>4.539256</text:p>
          </table:table-cell>
          <table:table-cell office:value-type="float" office:value="9.247961" calcext:value-type="float">
            <text:p>9.24796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469556" calcext:value-type="float">
            <text:p>2.469556</text:p>
          </table:table-cell>
          <table:table-cell office:value-type="float" office:value="9.5145875238" calcext:value-type="float">
            <text:p>9.5145875238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469556" calcext:value-type="float">
            <text:p>2.469556</text:p>
          </table:table-cell>
          <table:table-cell office:value-type="float" office:value="9.7162870952" calcext:value-type="float">
            <text:p>9.716287095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469556" calcext:value-type="float">
            <text:p>2.469556</text:p>
          </table:table-cell>
          <table:table-cell office:value-type="float" office:value="9.7595909048" calcext:value-type="float">
            <text:p>9.759590904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469556" calcext:value-type="float">
            <text:p>2.469556</text:p>
          </table:table-cell>
          <table:table-cell office:value-type="float" office:value="9.8028947143" calcext:value-type="float">
            <text:p>9.8028947143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469556" calcext:value-type="float">
            <text:p>2.469556</text:p>
          </table:table-cell>
          <table:table-cell office:value-type="float" office:value="10.075367381" calcext:value-type="float">
            <text:p>10.075367381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.213285" calcext:value-type="float">
            <text:p>14.213285</text:p>
          </table:table-cell>
          <table:table-cell office:value-type="float" office:value="10.667327381" calcext:value-type="float">
            <text:p>10.667327381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.674835" calcext:value-type="float">
            <text:p>21.674835</text:p>
          </table:table-cell>
          <table:table-cell office:value-type="float" office:value="10.4696806667" calcext:value-type="float">
            <text:p>10.469680666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.208754" calcext:value-type="float">
            <text:p>17.208754</text:p>
          </table:table-cell>
          <table:table-cell office:value-type="float" office:value="9.9167220476" calcext:value-type="float">
            <text:p>9.916722047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.208754" calcext:value-type="float">
            <text:p>17.208754</text:p>
          </table:table-cell>
          <table:table-cell office:value-type="float" office:value="9.5764339524" calcext:value-type="float">
            <text:p>9.5764339524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7.208754" calcext:value-type="float">
            <text:p>17.208754</text:p>
          </table:table-cell>
          <table:table-cell office:value-type="float" office:value="9.036684" calcext:value-type="float">
            <text:p>9.03668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.208754" calcext:value-type="float">
            <text:p>17.208754</text:p>
          </table:table-cell>
          <table:table-cell office:value-type="float" office:value="8.8469749048" calcext:value-type="float">
            <text:p>8.846974904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602619" calcext:value-type="float">
            <text:p>10.602619</text:p>
          </table:table-cell>
          <table:table-cell office:value-type="float" office:value="8.681881" calcext:value-type="float">
            <text:p>8.68188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.098211" calcext:value-type="float">
            <text:p>12.098211</text:p>
          </table:table-cell>
          <table:table-cell office:value-type="float" office:value="8.6307858095" calcext:value-type="float">
            <text:p>8.630785809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268535" calcext:value-type="float">
            <text:p>7.268535</text:p>
          </table:table-cell>
          <table:table-cell office:value-type="float" office:value="8.3615799524" calcext:value-type="float">
            <text:p>8.3615799524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754533" calcext:value-type="float">
            <text:p>3.754533</text:p>
          </table:table-cell>
          <table:table-cell office:value-type="float" office:value="8.4341761429" calcext:value-type="float">
            <text:p>8.4341761429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222418" calcext:value-type="float">
            <text:p>8.222418</text:p>
          </table:table-cell>
          <table:table-cell office:value-type="float" office:value="8.4777990476" calcext:value-type="float">
            <text:p>8.477799047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534797" calcext:value-type="float">
            <text:p>5.534797</text:p>
          </table:table-cell>
          <table:table-cell office:value-type="float" office:value="8.3086655238" calcext:value-type="float">
            <text:p>8.3086655238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534797" calcext:value-type="float">
            <text:p>5.534797</text:p>
          </table:table-cell>
          <table:table-cell office:value-type="float" office:value="8.4010575714" calcext:value-type="float">
            <text:p>8.4010575714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569384" calcext:value-type="float">
            <text:p>7.569384</text:p>
          </table:table-cell>
          <table:table-cell office:value-type="float" office:value="8.5903205714" calcext:value-type="float">
            <text:p>8.5903205714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.011715" calcext:value-type="float">
            <text:p>12.011715</text:p>
          </table:table-cell>
          <table:table-cell office:value-type="float" office:value="8.6826984762" calcext:value-type="float">
            <text:p>8.682698476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.138413" calcext:value-type="float">
            <text:p>10.138413</text:p>
          </table:table-cell>
          <table:table-cell office:value-type="float" office:value="8.5635368095" calcext:value-type="float">
            <text:p>8.563536809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05247" calcext:value-type="float">
            <text:p>6.705247</text:p>
          </table:table-cell>
          <table:table-cell office:value-type="float" office:value="8.4257157143" calcext:value-type="float">
            <text:p>8.425715714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378936" calcext:value-type="float">
            <text:p>3.378936</text:p>
          </table:table-cell>
          <table:table-cell office:value-type="float" office:value="8.6409100476" calcext:value-type="float">
            <text:p>8.640910047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378936" calcext:value-type="float">
            <text:p>3.378936</text:p>
          </table:table-cell>
          <table:table-cell office:value-type="float" office:value="8.9779582381" calcext:value-type="float">
            <text:p>8.977958238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191482" calcext:value-type="float">
            <text:p>8.191482</text:p>
          </table:table-cell>
          <table:table-cell office:value-type="float" office:value="9.2472586667" calcext:value-type="float">
            <text:p>9.247258666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.900716" calcext:value-type="float">
            <text:p>14.900716</text:p>
          </table:table-cell>
          <table:table-cell office:value-type="float" office:value="9.2782685238" calcext:value-type="float">
            <text:p>9.278268523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.062704" calcext:value-type="float">
            <text:p>10.062704</text:p>
          </table:table-cell>
          <table:table-cell office:value-type="float" office:value="9.0582679524" calcext:value-type="float">
            <text:p>9.058267952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062704" calcext:value-type="float">
            <text:p>10.062704</text:p>
          </table:table-cell>
          <table:table-cell office:value-type="float" office:value="9.0346885238" calcext:value-type="float">
            <text:p>9.034688523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.062704" calcext:value-type="float">
            <text:p>10.062704</text:p>
          </table:table-cell>
          <table:table-cell office:value-type="float" office:value="8.9573220952" calcext:value-type="float">
            <text:p>8.957322095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874005" calcext:value-type="float">
            <text:p>5.874005</text:p>
          </table:table-cell>
          <table:table-cell office:value-type="float" office:value="8.639219619" calcext:value-type="float">
            <text:p>8.639219619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.224863" calcext:value-type="float">
            <text:p>13.224863</text:p>
          </table:table-cell>
          <table:table-cell office:value-type="float" office:value="8.520579" calcext:value-type="float">
            <text:p>8.52057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.741782" calcext:value-type="float">
            <text:p>13.741782</text:p>
          </table:table-cell>
          <table:table-cell office:value-type="float" office:value="8.0518975238" calcext:value-type="float">
            <text:p>8.051897523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.52962" calcext:value-type="float">
            <text:p>9.52962</text:p>
          </table:table-cell>
          <table:table-cell office:value-type="float" office:value="7.5586008571" calcext:value-type="float">
            <text:p>7.558600857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444888" calcext:value-type="float">
            <text:p>6.444888</text:p>
          </table:table-cell>
          <table:table-cell office:value-type="float" office:value="7.8082085238" calcext:value-type="float">
            <text:p>7.8082085238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793055" calcext:value-type="float">
            <text:p>8.793055</text:p>
          </table:table-cell>
          <table:table-cell office:value-type="float" office:value="8.5384571905" calcext:value-type="float">
            <text:p>8.538457190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670614" calcext:value-type="float">
            <text:p>4.670614</text:p>
          </table:table-cell>
          <table:table-cell office:value-type="float" office:value="9.043741619" calcext:value-type="float">
            <text:p>9.043741619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670614" calcext:value-type="float">
            <text:p>4.670614</text:p>
          </table:table-cell>
          <table:table-cell office:value-type="float" office:value="8.9117936667" calcext:value-type="float">
            <text:p>8.911793666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47503" calcext:value-type="float">
            <text:p>7.47503</text:p>
          </table:table-cell>
          <table:table-cell office:value-type="float" office:value="8.7798457143" calcext:value-type="float">
            <text:p>8.779845714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50932" calcext:value-type="float">
            <text:p>9.50932</text:p>
          </table:table-cell>
          <table:table-cell office:value-type="float" office:value="8.5143541429" calcext:value-type="float">
            <text:p>8.514354142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50932" calcext:value-type="float">
            <text:p>9.50932</text:p>
          </table:table-cell>
          <table:table-cell office:value-type="float" office:value="8.2867717143" calcext:value-type="float">
            <text:p>8.286771714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50932" calcext:value-type="float">
            <text:p>9.50932</text:p>
          </table:table-cell>
          <table:table-cell office:value-type="float" office:value="8.1390149048" calcext:value-type="float">
            <text:p>8.139014904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24417" calcext:value-type="float">
            <text:p>7.24417</text:p>
          </table:table-cell>
          <table:table-cell office:value-type="float" office:value="8.0593928095" calcext:value-type="float">
            <text:p>8.059392809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224328" calcext:value-type="float">
            <text:p>11.224328</text:p>
          </table:table-cell>
          <table:table-cell office:value-type="float" office:value="8.2715422857" calcext:value-type="float">
            <text:p>8.271542285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.456948" calcext:value-type="float">
            <text:p>10.456948</text:p>
          </table:table-cell>
          <table:table-cell office:value-type="float" office:value="8.4112032381" calcext:value-type="float">
            <text:p>8.4112032381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034245" calcext:value-type="float">
            <text:p>9.034245</text:p>
          </table:table-cell>
          <table:table-cell office:value-type="float" office:value="8.4259584286" calcext:value-type="float">
            <text:p>8.425958428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842689" calcext:value-type="float">
            <text:p>8.842689</text:p>
          </table:table-cell>
          <table:table-cell office:value-type="float" office:value="8.508461381" calcext:value-type="float">
            <text:p>8.508461381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.280704" calcext:value-type="float">
            <text:p>10.280704</text:p>
          </table:table-cell>
          <table:table-cell office:value-type="float" office:value="8.6000860476" calcext:value-type="float">
            <text:p>8.600086047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567536" calcext:value-type="float">
            <text:p>9.567536</text:p>
          </table:table-cell>
          <table:table-cell office:value-type="float" office:value="8.668546" calcext:value-type="float">
            <text:p>8.66854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.438009" calcext:value-type="float">
            <text:p>8.438009</text:p>
          </table:table-cell>
          <table:table-cell office:value-type="float" office:value="8.6931785238" calcext:value-type="float">
            <text:p>8.6931785238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382552" calcext:value-type="float">
            <text:p>3.382552</text:p>
          </table:table-cell>
          <table:table-cell office:value-type="float" office:value="8.7715980476" calcext:value-type="float">
            <text:p>8.771598047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382552" calcext:value-type="float">
            <text:p>3.382552</text:p>
          </table:table-cell>
          <table:table-cell office:value-type="float" office:value="9.090753619" calcext:value-type="float">
            <text:p>9.090753619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382552" calcext:value-type="float">
            <text:p>3.382552</text:p>
          </table:table-cell>
          <table:table-cell office:value-type="float" office:value="9.0618270476" calcext:value-type="float">
            <text:p>9.061827047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382552" calcext:value-type="float">
            <text:p>3.382552</text:p>
          </table:table-cell>
          <table:table-cell office:value-type="float" office:value="9.5533650952" calcext:value-type="float">
            <text:p>9.5533650952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.771381" calcext:value-type="float">
            <text:p>14.771381</text:p>
          </table:table-cell>
          <table:table-cell office:value-type="float" office:value="10.1854213333" calcext:value-type="float">
            <text:p>10.1854213333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1.78011" calcext:value-type="float">
            <text:p>21.78011</text:p>
          </table:table-cell>
          <table:table-cell office:value-type="float" office:value="10.1328249524" calcext:value-type="float">
            <text:p>10.132824952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.404028" calcext:value-type="float">
            <text:p>19.404028</text:p>
          </table:table-cell>
          <table:table-cell office:value-type="float" office:value="9.7464795714" calcext:value-type="float">
            <text:p>9.746479571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899707" calcext:value-type="float">
            <text:p>1.899707</text:p>
          </table:table-cell>
          <table:table-cell office:value-type="float" office:value="9.4732809524" calcext:value-type="float">
            <text:p>9.473280952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899707" calcext:value-type="float">
            <text:p>1.899707</text:p>
          </table:table-cell>
          <table:table-cell office:value-type="float" office:value="10.0336214286" calcext:value-type="float">
            <text:p>10.033621428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899707" calcext:value-type="float">
            <text:p>1.899707</text:p>
          </table:table-cell>
          <table:table-cell office:value-type="float" office:value="10.532993381" calcext:value-type="float">
            <text:p>10.53299338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730089" calcext:value-type="float">
            <text:p>4.730089</text:p>
          </table:table-cell>
          <table:table-cell office:value-type="float" office:value="11.0327530952" calcext:value-type="float">
            <text:p>11.032753095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406427" calcext:value-type="float">
            <text:p>6.406427</text:p>
          </table:table-cell>
          <table:table-cell office:value-type="float" office:value="11.3977327143" calcext:value-type="float">
            <text:p>11.397732714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837256" calcext:value-type="float">
            <text:p>7.837256</text:p>
          </table:table-cell>
          <table:table-cell office:value-type="float" office:value="11.6828867143" calcext:value-type="float">
            <text:p>11.682886714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.699309" calcext:value-type="float">
            <text:p>11.699309</text:p>
          </table:table-cell>
          <table:table-cell office:value-type="float" office:value="11.7123119524" calcext:value-type="float">
            <text:p>11.712311952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.157208" calcext:value-type="float">
            <text:p>14.157208</text:p>
          </table:table-cell>
          <table:table-cell office:value-type="float" office:value="11.8118560476" calcext:value-type="float">
            <text:p>11.811856047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766807" calcext:value-type="float">
            <text:p>10.766807</text:p>
          </table:table-cell>
          <table:table-cell office:value-type="float" office:value="11.7159893333" calcext:value-type="float">
            <text:p>11.715989333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.766807" calcext:value-type="float">
            <text:p>10.766807</text:p>
          </table:table-cell>
          <table:table-cell office:value-type="float" office:value="11.3855242381" calcext:value-type="float">
            <text:p>11.3855242381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766807" calcext:value-type="float">
            <text:p>10.766807</text:p>
          </table:table-cell>
          <table:table-cell office:value-type="float" office:value="11.0550591429" calcext:value-type="float">
            <text:p>11.055059142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.718363" calcext:value-type="float">
            <text:p>11.718363</text:p>
          </table:table-cell>
          <table:table-cell office:value-type="float" office:value="10.7245940476" calcext:value-type="float">
            <text:p>10.724594047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084819" calcext:value-type="float">
            <text:p>10.084819</text:p>
          </table:table-cell>
          <table:table-cell office:value-type="float" office:value="10.8546316667" calcext:value-type="float">
            <text:p>10.854631666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.084819" calcext:value-type="float">
            <text:p>10.084819</text:p>
          </table:table-cell>
          <table:table-cell office:value-type="float" office:value="11.2507940952" calcext:value-type="float">
            <text:p>11.250794095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084819" calcext:value-type="float">
            <text:p>10.084819</text:p>
          </table:table-cell>
          <table:table-cell office:value-type="float" office:value="11.1397123333" calcext:value-type="float">
            <text:p>11.139712333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775094" calcext:value-type="float">
            <text:p>2.775094</text:p>
          </table:table-cell>
          <table:table-cell office:value-type="float" office:value="11.0286305714" calcext:value-type="float">
            <text:p>11.028630571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.704851" calcext:value-type="float">
            <text:p>13.704851</text:p>
          </table:table-cell>
          <table:table-cell office:value-type="float" office:value="11.2656309524" calcext:value-type="float">
            <text:p>11.2656309524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.655733" calcext:value-type="float">
            <text:p>16.655733</text:p>
          </table:table-cell>
          <table:table-cell office:value-type="float" office:value="11.3110720476" calcext:value-type="float">
            <text:p>11.311072047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.666857" calcext:value-type="float">
            <text:p>13.666857</text:p>
          </table:table-cell>
          <table:table-cell office:value-type="float" office:value="11.1317385238" calcext:value-type="float">
            <text:p>11.131738523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.666857" calcext:value-type="float">
            <text:p>13.666857</text:p>
          </table:table-cell>
          <table:table-cell office:value-type="float" office:value="11.0947324286" calcext:value-type="float">
            <text:p>11.0947324286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.666857" calcext:value-type="float">
            <text:p>13.666857</text:p>
          </table:table-cell>
          <table:table-cell office:value-type="float" office:value="11.0577263333" calcext:value-type="float">
            <text:p>11.057726333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.666857" calcext:value-type="float">
            <text:p>13.666857</text:p>
          </table:table-cell>
          <table:table-cell office:value-type="float" office:value="10.6822064762" calcext:value-type="float">
            <text:p>10.6822064762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.386518" calcext:value-type="float">
            <text:p>12.386518</text:p>
          </table:table-cell>
          <table:table-cell office:value-type="float" office:value="10.3808150476" calcext:value-type="float">
            <text:p>10.380815047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.394661" calcext:value-type="float">
            <text:p>12.394661</text:p>
          </table:table-cell>
          <table:table-cell office:value-type="float" office:value="10.1403921429" calcext:value-type="float">
            <text:p>10.1403921429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.394661" calcext:value-type="float">
            <text:p>12.394661</text:p>
          </table:table-cell>
          <table:table-cell office:value-type="float" office:value="9.8660527143" calcext:value-type="float">
            <text:p>9.866052714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.394661" calcext:value-type="float">
            <text:p>12.394661</text:p>
          </table:table-cell>
          <table:table-cell office:value-type="float" office:value="9.8287684286" calcext:value-type="float">
            <text:p>9.828768428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455186" calcext:value-type="float">
            <text:p>8.455186</text:p>
          </table:table-cell>
          <table:table-cell office:value-type="float" office:value="9.4946536667" calcext:value-type="float">
            <text:p>9.494653666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.789735" calcext:value-type="float">
            <text:p>13.789735</text:p>
          </table:table-cell>
          <table:table-cell office:value-type="float" office:value="9.3481329524" calcext:value-type="float">
            <text:p>9.3481329524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.144007" calcext:value-type="float">
            <text:p>12.144007</text:p>
          </table:table-cell>
          <table:table-cell office:value-type="float" office:value="9.232115" calcext:value-type="float">
            <text:p>9.23211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82704" calcext:value-type="float">
            <text:p>3.82704</text:p>
          </table:table-cell>
          <table:table-cell office:value-type="float" office:value="9.3537213333" calcext:value-type="float">
            <text:p>9.353721333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82704" calcext:value-type="float">
            <text:p>3.82704</text:p>
          </table:table-cell>
          <table:table-cell office:value-type="float" office:value="9.6207838095" calcext:value-type="float">
            <text:p>9.620783809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82704" calcext:value-type="float">
            <text:p>3.82704</text:p>
          </table:table-cell>
          <table:table-cell office:value-type="float" office:value="9.8878462857" calcext:value-type="float">
            <text:p>9.887846285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.449153" calcext:value-type="float">
            <text:p>14.449153</text:p>
          </table:table-cell>
          <table:table-cell office:value-type="float" office:value="10.1549087619" calcext:value-type="float">
            <text:p>10.1549087619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.40423" calcext:value-type="float">
            <text:p>18.40423</text:p>
          </table:table-cell>
          <table:table-cell office:value-type="float" office:value="9.9161563333" calcext:value-type="float">
            <text:p>9.916156333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752102" calcext:value-type="float">
            <text:p>7.752102</text:p>
          </table:table-cell>
          <table:table-cell office:value-type="float" office:value="9.4890669048" calcext:value-type="float">
            <text:p>9.489066904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752102" calcext:value-type="float">
            <text:p>7.752102</text:p>
          </table:table-cell>
          <table:table-cell office:value-type="float" office:value="9.5692216667" calcext:value-type="float">
            <text:p>9.569221666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752102" calcext:value-type="float">
            <text:p>7.752102</text:p>
          </table:table-cell>
          <table:table-cell office:value-type="float" office:value="10.0104618095" calcext:value-type="float">
            <text:p>10.010461809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.659114" calcext:value-type="float">
            <text:p>14.659114</text:p>
          </table:table-cell>
          <table:table-cell office:value-type="float" office:value="10.5625825238" calcext:value-type="float">
            <text:p>10.5625825238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.889729" calcext:value-type="float">
            <text:p>12.889729</text:p>
          </table:table-cell>
          <table:table-cell office:value-type="float" office:value="10.3370075714" calcext:value-type="float">
            <text:p>10.337007571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.889729" calcext:value-type="float">
            <text:p>12.889729</text:p>
          </table:table-cell>
          <table:table-cell office:value-type="float" office:value="10.1956890476" calcext:value-type="float">
            <text:p>10.195689047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2.889729" calcext:value-type="float">
            <text:p>12.889729</text:p>
          </table:table-cell>
          <table:table-cell office:value-type="float" office:value="10.0543705238" calcext:value-type="float">
            <text:p>10.054370523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78094" calcext:value-type="float">
            <text:p>5.78094</text:p>
          </table:table-cell>
          <table:table-cell office:value-type="float" office:value="9.9693888095" calcext:value-type="float">
            <text:p>9.969388809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337637" calcext:value-type="float">
            <text:p>7.337637</text:p>
          </table:table-cell>
          <table:table-cell office:value-type="float" office:value="10.6620552381" calcext:value-type="float">
            <text:p>10.662055238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337637" calcext:value-type="float">
            <text:p>7.337637</text:p>
          </table:table-cell>
          <table:table-cell office:value-type="float" office:value="11.0726277143" calcext:value-type="float">
            <text:p>11.072627714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33533" calcext:value-type="float">
            <text:p>6.633533</text:p>
          </table:table-cell>
          <table:table-cell office:value-type="float" office:value="11.09259" calcext:value-type="float">
            <text:p>11.09259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.611691" calcext:value-type="float">
            <text:p>11.611691</text:p>
          </table:table-cell>
          <table:table-cell office:value-type="float" office:value="11.0041020476" calcext:value-type="float">
            <text:p>11.004102047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378251" calcext:value-type="float">
            <text:p>5.378251</text:p>
          </table:table-cell>
          <table:table-cell office:value-type="float" office:value="10.6785589524" calcext:value-type="float">
            <text:p>10.678558952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378251" calcext:value-type="float">
            <text:p>5.378251</text:p>
          </table:table-cell>
          <table:table-cell office:value-type="float" office:value="10.6498463333" calcext:value-type="float">
            <text:p>10.649846333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.353358" calcext:value-type="float">
            <text:p>11.353358</text:p>
          </table:table-cell>
          <table:table-cell office:value-type="float" office:value="10.6211337143" calcext:value-type="float">
            <text:p>10.621133714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.69774" calcext:value-type="float">
            <text:p>14.69774</text:p>
          </table:table-cell>
          <table:table-cell office:value-type="float" office:value="10.919416381" calcext:value-type="float">
            <text:p>10.91941638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.435352" calcext:value-type="float">
            <text:p>9.435352</text:p>
          </table:table-cell>
          <table:table-cell office:value-type="float" office:value="11.3988520476" calcext:value-type="float">
            <text:p>11.398852047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435352" calcext:value-type="float">
            <text:p>9.435352</text:p>
          </table:table-cell>
          <table:table-cell office:value-type="float" office:value="11.7371641905" calcext:value-type="float">
            <text:p>11.737164190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.435352" calcext:value-type="float">
            <text:p>9.435352</text:p>
          </table:table-cell>
          <table:table-cell office:value-type="float" office:value="12.0754763333" calcext:value-type="float">
            <text:p>12.075476333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.435352" calcext:value-type="float">
            <text:p>9.435352</text:p>
          </table:table-cell>
          <table:table-cell office:value-type="float" office:value="12.4137884762" calcext:value-type="float">
            <text:p>12.413788476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.435352" calcext:value-type="float">
            <text:p>9.435352</text:p>
          </table:table-cell>
          <table:table-cell office:value-type="float" office:value="12.752100619" calcext:value-type="float">
            <text:p>12.752100619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435352" calcext:value-type="float">
            <text:p>9.435352</text:p>
          </table:table-cell>
          <table:table-cell office:value-type="float" office:value="12.8048382857" calcext:value-type="float">
            <text:p>12.804838285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7.018145" calcext:value-type="float">
            <text:p>17.018145</text:p>
          </table:table-cell>
          <table:table-cell office:value-type="float" office:value="13.0125550476" calcext:value-type="float">
            <text:p>13.012555047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.346637" calcext:value-type="float">
            <text:p>19.346637</text:p>
          </table:table-cell>
          <table:table-cell office:value-type="float" office:value="12.6607731905" calcext:value-type="float">
            <text:p>12.660773190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.92204" calcext:value-type="float">
            <text:p>9.92204</text:p>
          </table:table-cell>
          <table:table-cell office:value-type="float" office:value="12.1981107619" calcext:value-type="float">
            <text:p>12.198110761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.92204" calcext:value-type="float">
            <text:p>9.92204</text:p>
          </table:table-cell>
          <table:table-cell office:value-type="float" office:value="12.1842386667" calcext:value-type="float">
            <text:p>12.184238666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.92204" calcext:value-type="float">
            <text:p>9.92204</text:p>
          </table:table-cell>
          <table:table-cell office:value-type="float" office:value="12.3129170476" calcext:value-type="float">
            <text:p>12.312917047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.105113" calcext:value-type="float">
            <text:p>11.105113</text:p>
          </table:table-cell>
          <table:table-cell office:value-type="float" office:value="12.5011221905" calcext:value-type="float">
            <text:p>12.501122190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.326935" calcext:value-type="float">
            <text:p>20.326935</text:p>
          </table:table-cell>
          <table:table-cell office:value-type="float" office:value="12.2664723333" calcext:value-type="float">
            <text:p>12.266472333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.959659" calcext:value-type="float">
            <text:p>15.959659</text:p>
          </table:table-cell>
          <table:table-cell office:value-type="float" office:value="11.6135378095" calcext:value-type="float">
            <text:p>11.613537809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.756845" calcext:value-type="float">
            <text:p>7.756845</text:p>
          </table:table-cell>
          <table:table-cell office:value-type="float" office:value="11.1685688095" calcext:value-type="float">
            <text:p>11.168568809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775286" calcext:value-type="float">
            <text:p>4.775286</text:p>
          </table:table-cell>
          <table:table-cell office:value-type="float" office:value="11.11421" calcext:value-type="float">
            <text:p>11.1142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775286" calcext:value-type="float">
            <text:p>4.775286</text:p>
          </table:table-cell>
          <table:table-cell office:value-type="float" office:value="11.2018301905" calcext:value-type="float">
            <text:p>11.201830190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775286" calcext:value-type="float">
            <text:p>4.775286</text:p>
          </table:table-cell>
          <table:table-cell office:value-type="float" office:value="11.6681437619" calcext:value-type="float">
            <text:p>11.6681437619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775286" calcext:value-type="float">
            <text:p>4.775286</text:p>
          </table:table-cell>
          <table:table-cell office:value-type="float" office:value="12.3609527143" calcext:value-type="float">
            <text:p>12.360952714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.617294" calcext:value-type="float">
            <text:p>17.617294</text:p>
          </table:table-cell>
          <table:table-cell office:value-type="float" office:value="12.9630321905" calcext:value-type="float">
            <text:p>12.963032190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.765889" calcext:value-type="float">
            <text:p>24.765889</text:p>
          </table:table-cell>
          <table:table-cell office:value-type="float" office:value="12.48524" calcext:value-type="float">
            <text:p>12.4852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539907" calcext:value-type="float">
            <text:p>16.539907</text:p>
          </table:table-cell>
          <table:table-cell office:value-type="float" office:value="11.6670385238" calcext:value-type="float">
            <text:p>11.667038523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.539907" calcext:value-type="float">
            <text:p>16.539907</text:p>
          </table:table-cell>
          <table:table-cell office:value-type="float" office:value="11.2405504762" calcext:value-type="float">
            <text:p>11.240550476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6.539907" calcext:value-type="float">
            <text:p>16.539907</text:p>
          </table:table-cell>
          <table:table-cell office:value-type="float" office:value="10.8140624286" calcext:value-type="float">
            <text:p>10.814062428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.539907" calcext:value-type="float">
            <text:p>16.539907</text:p>
          </table:table-cell>
          <table:table-cell office:value-type="float" office:value="10.387574381" calcext:value-type="float">
            <text:p>10.38757438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.542843" calcext:value-type="float">
            <text:p>10.542843</text:p>
          </table:table-cell>
          <table:table-cell office:value-type="float" office:value="10.0389687143" calcext:value-type="float">
            <text:p>10.038968714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.797404" calcext:value-type="float">
            <text:p>13.797404</text:p>
          </table:table-cell>
          <table:table-cell office:value-type="float" office:value="10.2628765714" calcext:value-type="float">
            <text:p>10.2628765714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.630726" calcext:value-type="float">
            <text:p>9.630726</text:p>
          </table:table-cell>
          <table:table-cell office:value-type="float" office:value="10.0778778095" calcext:value-type="float">
            <text:p>10.077877809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.630726" calcext:value-type="float">
            <text:p>9.630726</text:p>
          </table:table-cell>
          <table:table-cell office:value-type="float" office:value="10.0912922857" calcext:value-type="float">
            <text:p>10.091292285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.630726" calcext:value-type="float">
            <text:p>9.630726</text:p>
          </table:table-cell>
          <table:table-cell office:value-type="float" office:value="10.3181802857" calcext:value-type="float">
            <text:p>10.318180285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.624286" calcext:value-type="float">
            <text:p>12.624286</text:p>
          </table:table-cell>
          <table:table-cell office:value-type="float" office:value="10.6472749524" calcext:value-type="float">
            <text:p>10.647274952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.874348" calcext:value-type="float">
            <text:p>13.874348</text:p>
          </table:table-cell>
          <table:table-cell office:value-type="float" office:value="10.8338191429" calcext:value-type="float">
            <text:p>10.833819142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177466" calcext:value-type="float">
            <text:p>6.177466</text:p>
          </table:table-cell>
          <table:table-cell office:value-type="float" office:value="10.9608365714" calcext:value-type="float">
            <text:p>10.960836571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1531" calcext:value-type="float">
            <text:p>6.61531</text:p>
          </table:table-cell>
          <table:table-cell office:value-type="float" office:value="11.3470314286" calcext:value-type="float">
            <text:p>11.347031428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1531" calcext:value-type="float">
            <text:p>6.61531</text:p>
          </table:table-cell>
          <table:table-cell office:value-type="float" office:value="11.4123308571" calcext:value-type="float">
            <text:p>11.412330857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1531" calcext:value-type="float">
            <text:p>6.61531</text:p>
          </table:table-cell>
          <table:table-cell office:value-type="float" office:value="11.4776302857" calcext:value-type="float">
            <text:p>11.477630285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1531" calcext:value-type="float">
            <text:p>6.61531</text:p>
          </table:table-cell>
          <table:table-cell office:value-type="float" office:value="11.5429297143" calcext:value-type="float">
            <text:p>11.542929714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.567871" calcext:value-type="float">
            <text:p>14.567871</text:p>
          </table:table-cell>
          <table:table-cell office:value-type="float" office:value="11.803457381" calcext:value-type="float">
            <text:p>11.80345738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.324274" calcext:value-type="float">
            <text:p>19.324274</text:p>
          </table:table-cell>
          <table:table-cell office:value-type="float" office:value="11.913207619" calcext:value-type="float">
            <text:p>11.91320761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.418955" calcext:value-type="float">
            <text:p>17.418955</text:p>
          </table:table-cell>
          <table:table-cell office:value-type="float" office:value="11.3240407619" calcext:value-type="float">
            <text:p>11.324040761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583658" calcext:value-type="float">
            <text:p>7.583658</text:p>
          </table:table-cell>
          <table:table-cell office:value-type="float" office:value="10.825603381" calcext:value-type="float">
            <text:p>10.825603381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583658" calcext:value-type="float">
            <text:p>7.583658</text:p>
          </table:table-cell>
          <table:table-cell office:value-type="float" office:value="10.7277488095" calcext:value-type="float">
            <text:p>10.727748809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583658" calcext:value-type="float">
            <text:p>7.583658</text:p>
          </table:table-cell>
          <table:table-cell office:value-type="float" office:value="11.3144760476" calcext:value-type="float">
            <text:p>11.314476047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583658" calcext:value-type="float">
            <text:p>7.583658</text:p>
          </table:table-cell>
          <table:table-cell office:value-type="float" office:value="11.8374503333" calcext:value-type="float">
            <text:p>11.837450333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583658" calcext:value-type="float">
            <text:p>7.583658</text:p>
          </table:table-cell>
          <table:table-cell office:value-type="float" office:value="12.360424619" calcext:value-type="float">
            <text:p>12.360424619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.219188" calcext:value-type="float">
            <text:p>9.219188</text:p>
          </table:table-cell>
          <table:table-cell office:value-type="float" office:value="12.8833989048" calcext:value-type="float">
            <text:p>12.883398904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.244908" calcext:value-type="float">
            <text:p>15.244908</text:p>
          </table:table-cell>
          <table:table-cell office:value-type="float" office:value="13.3284908095" calcext:value-type="float">
            <text:p>13.328490809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.91243" calcext:value-type="float">
            <text:p>9.91243</text:p>
          </table:table-cell>
          <table:table-cell office:value-type="float" office:value="13.2804081905" calcext:value-type="float">
            <text:p>13.280408190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.91243" calcext:value-type="float">
            <text:p>9.91243</text:p>
          </table:table-cell>
          <table:table-cell office:value-type="float" office:value="13.8728522857" calcext:value-type="float">
            <text:p>13.872852285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.395374" calcext:value-type="float">
            <text:p>14.395374</text:p>
          </table:table-cell>
          <table:table-cell office:value-type="float" office:value="14.2242738095" calcext:value-type="float">
            <text:p>14.224273809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6.541714" calcext:value-type="float">
            <text:p>16.541714</text:p>
          </table:table-cell>
          <table:table-cell office:value-type="float" office:value="14.3622218095" calcext:value-type="float">
            <text:p>14.362221809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.541714" calcext:value-type="float">
            <text:p>16.541714</text:p>
          </table:table-cell>
          <table:table-cell office:value-type="float" office:value="14.3979631429" calcext:value-type="float">
            <text:p>14.3979631429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6.541714" calcext:value-type="float">
            <text:p>16.541714</text:p>
          </table:table-cell>
          <table:table-cell office:value-type="float" office:value="14.4072466667" calcext:value-type="float">
            <text:p>14.4072466667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.287558" calcext:value-type="float">
            <text:p>14.287558</text:p>
          </table:table-cell>
          <table:table-cell office:value-type="float" office:value="15.0262274286" calcext:value-type="float">
            <text:p>15.0262274286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986598" calcext:value-type="float">
            <text:p>7.986598</text:p>
          </table:table-cell>
          <table:table-cell office:value-type="float" office:value="15.6589261429" calcext:value-type="float">
            <text:p>15.658926142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986598" calcext:value-type="float">
            <text:p>7.986598</text:p>
          </table:table-cell>
          <table:table-cell office:value-type="float" office:value="16.5916705714" calcext:value-type="float">
            <text:p>16.591670571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986598" calcext:value-type="float">
            <text:p>7.986598</text:p>
          </table:table-cell>
          <table:table-cell office:value-type="float" office:value="17.524415" calcext:value-type="float">
            <text:p>17.52441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.086391" calcext:value-type="float">
            <text:p>12.086391</text:p>
          </table:table-cell>
          <table:table-cell office:value-type="float" office:value="18.4571594286" calcext:value-type="float">
            <text:p>18.457159428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.872626" calcext:value-type="float">
            <text:p>16.872626</text:p>
          </table:table-cell>
          <table:table-cell office:value-type="float" office:value="20.6577587143" calcext:value-type="float">
            <text:p>20.657758714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95177" calcext:value-type="float">
            <text:p>6.95177</text:p>
          </table:table-cell>
          <table:table-cell office:value-type="float" office:value="23.3505274286" calcext:value-type="float">
            <text:p>23.3505274286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95177" calcext:value-type="float">
            <text:p>6.95177</text:p>
          </table:table-cell>
          <table:table-cell office:value-type="float" office:value="25.0917985238" calcext:value-type="float">
            <text:p>25.091798523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528712" calcext:value-type="float">
            <text:p>5.528712</text:p>
          </table:table-cell>
          <table:table-cell office:value-type="float" office:value="26.833069619" calcext:value-type="float">
            <text:p>26.83306961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.90493" calcext:value-type="float">
            <text:p>19.90493</text:p>
          </table:table-cell>
          <table:table-cell office:value-type="float" office:value="28.642105381" calcext:value-type="float">
            <text:p>28.64210538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.566118" calcext:value-type="float">
            <text:p>18.566118</text:p>
          </table:table-cell>
          <table:table-cell office:value-type="float" office:value="29.7665593333" calcext:value-type="float">
            <text:p>29.766559333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8.566118" calcext:value-type="float">
            <text:p>18.566118</text:p>
          </table:table-cell>
          <table:table-cell office:value-type="float" office:value="29.8936758095" calcext:value-type="float">
            <text:p>29.893675809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.566118" calcext:value-type="float">
            <text:p>18.566118</text:p>
          </table:table-cell>
          <table:table-cell office:value-type="float" office:value="29.5833309524" calcext:value-type="float">
            <text:p>29.583330952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8.566118" calcext:value-type="float">
            <text:p>18.566118</text:p>
          </table:table-cell>
          <table:table-cell office:value-type="float" office:value="29.2729860952" calcext:value-type="float">
            <text:p>29.272986095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.235173" calcext:value-type="float">
            <text:p>14.235173</text:p>
          </table:table-cell>
          <table:table-cell office:value-type="float" office:value="28.9626412381" calcext:value-type="float">
            <text:p>28.9626412381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.353756" calcext:value-type="float">
            <text:p>22.353756</text:p>
          </table:table-cell>
          <table:table-cell office:value-type="float" office:value="29.3139884286" calcext:value-type="float">
            <text:p>29.313988428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.292282" calcext:value-type="float">
            <text:p>17.292282</text:p>
          </table:table-cell>
          <table:table-cell office:value-type="float" office:value="29.5087159048" calcext:value-type="float">
            <text:p>29.508715904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.292282" calcext:value-type="float">
            <text:p>17.292282</text:p>
          </table:table-cell>
          <table:table-cell office:value-type="float" office:value="29.1925639048" calcext:value-type="float">
            <text:p>29.192563904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.292282" calcext:value-type="float">
            <text:p>17.292282</text:p>
          </table:table-cell>
          <table:table-cell office:value-type="float" office:value="28.8764119048" calcext:value-type="float">
            <text:p>28.876411904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6.736668" calcext:value-type="float">
            <text:p>16.736668</text:p>
          </table:table-cell>
          <table:table-cell office:value-type="float" office:value="28.5602599048" calcext:value-type="float">
            <text:p>28.560259904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9.54031" calcext:value-type="float">
            <text:p>29.54031</text:p>
          </table:table-cell>
          <table:table-cell office:value-type="float" office:value="28.4989645238" calcext:value-type="float">
            <text:p>28.4989645238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7.574231" calcext:value-type="float">
            <text:p>27.574231</text:p>
          </table:table-cell>
          <table:table-cell office:value-type="float" office:value="27.4433088095" calcext:value-type="float">
            <text:p>27.443308809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7.574231" calcext:value-type="float">
            <text:p>27.574231</text:p>
          </table:table-cell>
          <table:table-cell office:value-type="float" office:value="26.4812759048" calcext:value-type="float">
            <text:p>26.481275904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7.574231" calcext:value-type="float">
            <text:p>27.574231</text:p>
          </table:table-cell>
          <table:table-cell office:value-type="float" office:value="25.519243" calcext:value-type="float">
            <text:p>25.51924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7.574231" calcext:value-type="float">
            <text:p>27.574231</text:p>
          </table:table-cell>
          <table:table-cell office:value-type="float" office:value="24.5572100952" calcext:value-type="float">
            <text:p>24.5572100952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8.298976" calcext:value-type="float">
            <text:p>58.298976</text:p>
          </table:table-cell>
          <table:table-cell office:value-type="float" office:value="23.5951771905" calcext:value-type="float">
            <text:p>23.595177190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3.420769" calcext:value-type="float">
            <text:p>73.420769</text:p>
          </table:table-cell>
          <table:table-cell office:value-type="float" office:value="21.5620737143" calcext:value-type="float">
            <text:p>21.562073714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3.518463" calcext:value-type="float">
            <text:p>43.518463</text:p>
          </table:table-cell>
          <table:table-cell office:value-type="float" office:value="19.3890387619" calcext:value-type="float">
            <text:p>19.389038761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3.518463" calcext:value-type="float">
            <text:p>43.518463</text:p>
          </table:table-cell>
          <table:table-cell office:value-type="float" office:value="18.5550848571" calcext:value-type="float">
            <text:p>18.555084857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3.518463" calcext:value-type="float">
            <text:p>43.518463</text:p>
          </table:table-cell>
          <table:table-cell office:value-type="float" office:value="17.7211309524" calcext:value-type="float">
            <text:p>17.7211309524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3.518463" calcext:value-type="float">
            <text:p>43.518463</text:p>
          </table:table-cell>
          <table:table-cell office:value-type="float" office:value="16.8871770476" calcext:value-type="float">
            <text:p>16.8871770476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1.235564" calcext:value-type="float">
            <text:p>21.235564</text:p>
          </table:table-cell>
          <table:table-cell office:value-type="float" office:value="16.0532231429" calcext:value-type="float">
            <text:p>16.0532231429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.048876" calcext:value-type="float">
            <text:p>12.048876</text:p>
          </table:table-cell>
          <table:table-cell office:value-type="float" office:value="16.0242327143" calcext:value-type="float">
            <text:p>16.024232714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.048876" calcext:value-type="float">
            <text:p>12.048876</text:p>
          </table:table-cell>
          <table:table-cell office:value-type="float" office:value="16.8025276667" calcext:value-type="float">
            <text:p>16.80252766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.048876" calcext:value-type="float">
            <text:p>12.048876</text:p>
          </table:table-cell>
          <table:table-cell office:value-type="float" office:value="17.580822619" calcext:value-type="float">
            <text:p>17.58082261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1.613464" calcext:value-type="float">
            <text:p>21.613464</text:p>
          </table:table-cell>
          <table:table-cell office:value-type="float" office:value="18.3591175714" calcext:value-type="float">
            <text:p>18.3591175714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6.443033" calcext:value-type="float">
            <text:p>26.443033</text:p>
          </table:table-cell>
          <table:table-cell office:value-type="float" office:value="18.7712880476" calcext:value-type="float">
            <text:p>18.7712880476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.65309" calcext:value-type="float">
            <text:p>10.65309</text:p>
          </table:table-cell>
          <table:table-cell office:value-type="float" office:value="19.4830055714" calcext:value-type="float">
            <text:p>19.483005571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.65309" calcext:value-type="float">
            <text:p>10.65309</text:p>
          </table:table-cell>
          <table:table-cell office:value-type="float" office:value="20.9466251429" calcext:value-type="float">
            <text:p>20.946625142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.65309" calcext:value-type="float">
            <text:p>10.65309</text:p>
          </table:table-cell>
          <table:table-cell office:value-type="float" office:value="22.4102447143" calcext:value-type="float">
            <text:p>22.410244714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.449465" calcext:value-type="float">
            <text:p>15.449465</text:p>
          </table:table-cell>
          <table:table-cell office:value-type="float" office:value="23.8738642857" calcext:value-type="float">
            <text:p>23.873864285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37154" calcext:value-type="float">
            <text:p>7.37154</text:p>
          </table:table-cell>
          <table:table-cell office:value-type="float" office:value="24.598948381" calcext:value-type="float">
            <text:p>24.59894838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37154" calcext:value-type="float">
            <text:p>7.37154</text:p>
          </table:table-cell>
          <table:table-cell office:value-type="float" office:value="25.3813676667" calcext:value-type="float">
            <text:p>25.381367666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37154" calcext:value-type="float">
            <text:p>7.37154</text:p>
          </table:table-cell>
          <table:table-cell office:value-type="float" office:value="26.1637869524" calcext:value-type="float">
            <text:p>26.163786952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37154" calcext:value-type="float">
            <text:p>7.37154</text:p>
          </table:table-cell>
          <table:table-cell office:value-type="float" office:value="26.9462062381" calcext:value-type="float">
            <text:p>26.946206238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37154" calcext:value-type="float">
            <text:p>7.37154</text:p>
          </table:table-cell>
          <table:table-cell office:value-type="float" office:value="27.4112022857" calcext:value-type="float">
            <text:p>27.411202285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.603803" calcext:value-type="float">
            <text:p>15.603803</text:p>
          </table:table-cell>
          <table:table-cell office:value-type="float" office:value="27.823114" calcext:value-type="float">
            <text:p>27.823114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7.787035" calcext:value-type="float">
            <text:p>27.787035</text:p>
          </table:table-cell>
          <table:table-cell office:value-type="float" office:value="27.7439024762" calcext:value-type="float">
            <text:p>27.7439024762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6.005431" calcext:value-type="float">
            <text:p>26.005431</text:p>
          </table:table-cell>
          <table:table-cell office:value-type="float" office:value="27.7952096667" calcext:value-type="float">
            <text:p>27.795209666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6.005431" calcext:value-type="float">
            <text:p>26.005431</text:p>
          </table:table-cell>
          <table:table-cell office:value-type="float" office:value="28.142524619" calcext:value-type="float">
            <text:p>28.14252461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.005431" calcext:value-type="float">
            <text:p>26.005431</text:p>
          </table:table-cell>
          <table:table-cell office:value-type="float" office:value="28.4898395714" calcext:value-type="float">
            <text:p>28.4898395714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6.005431" calcext:value-type="float">
            <text:p>26.005431</text:p>
          </table:table-cell>
          <table:table-cell office:value-type="float" office:value="28.8371545238" calcext:value-type="float">
            <text:p>28.837154523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.626765" calcext:value-type="float">
            <text:p>20.626765</text:p>
          </table:table-cell>
          <table:table-cell office:value-type="float" office:value="29.1844694762" calcext:value-type="float">
            <text:p>29.184469476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8.39307" calcext:value-type="float">
            <text:p>28.39307</text:p>
          </table:table-cell>
          <table:table-cell office:value-type="float" office:value="28.8825497143" calcext:value-type="float">
            <text:p>28.882549714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8.39307" calcext:value-type="float">
            <text:p>28.39307</text:p>
          </table:table-cell>
          <table:table-cell office:value-type="float" office:value="28.6577497619" calcext:value-type="float">
            <text:p>28.6577497619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8.39307" calcext:value-type="float">
            <text:p>28.39307</text:p>
          </table:table-cell>
          <table:table-cell office:value-type="float" office:value="28.3596473333" calcext:value-type="float">
            <text:p>28.359647333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.269044" calcext:value-type="float">
            <text:p>30.269044</text:p>
          </table:table-cell>
          <table:table-cell office:value-type="float" office:value="27.9159085238" calcext:value-type="float">
            <text:p>27.915908523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1.389101" calcext:value-type="float">
            <text:p>41.389101</text:p>
          </table:table-cell>
          <table:table-cell office:value-type="float" office:value="27.382837619" calcext:value-type="float">
            <text:p>27.38283761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.389101" calcext:value-type="float">
            <text:p>41.389101</text:p>
          </table:table-cell>
          <table:table-cell office:value-type="float" office:value="26.3202401905" calcext:value-type="float">
            <text:p>26.320240190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1.389101" calcext:value-type="float">
            <text:p>41.389101</text:p>
          </table:table-cell>
          <table:table-cell office:value-type="float" office:value="24.613048619" calcext:value-type="float">
            <text:p>24.61304861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1.389101" calcext:value-type="float">
            <text:p>41.389101</text:p>
          </table:table-cell>
          <table:table-cell office:value-type="float" office:value="23.454012619" calcext:value-type="float">
            <text:p>23.454012619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0.676231" calcext:value-type="float">
            <text:p>30.676231</text:p>
          </table:table-cell>
          <table:table-cell office:value-type="float" office:value="22.294976619" calcext:value-type="float">
            <text:p>22.294976619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3.802345" calcext:value-type="float">
            <text:p>23.802345</text:p>
          </table:table-cell>
          <table:table-cell office:value-type="float" office:value="21.6460772857" calcext:value-type="float">
            <text:p>21.646077285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.802345" calcext:value-type="float">
            <text:p>23.802345</text:p>
          </table:table-cell>
          <table:table-cell office:value-type="float" office:value="21.6696482857" calcext:value-type="float">
            <text:p>21.6696482857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3.802345" calcext:value-type="float">
            <text:p>23.802345</text:p>
          </table:table-cell>
          <table:table-cell office:value-type="float" office:value="22.4132687143" calcext:value-type="float">
            <text:p>22.413268714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7.136457" calcext:value-type="float">
            <text:p>17.136457</text:p>
          </table:table-cell>
          <table:table-cell office:value-type="float" office:value="22.3917119524" calcext:value-type="float">
            <text:p>22.391711952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6.021686" calcext:value-type="float">
            <text:p>16.021686</text:p>
          </table:table-cell>
          <table:table-cell office:value-type="float" office:value="22.6875784286" calcext:value-type="float">
            <text:p>22.687578428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.940361" calcext:value-type="float">
            <text:p>13.940361</text:p>
          </table:table-cell>
          <table:table-cell office:value-type="float" office:value="23.0365292381" calcext:value-type="float">
            <text:p>23.036529238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8.864486" calcext:value-type="float">
            <text:p>28.864486</text:p>
          </table:table-cell>
          <table:table-cell office:value-type="float" office:value="25.5396420476" calcext:value-type="float">
            <text:p>25.539642047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3.299045" calcext:value-type="float">
            <text:p>33.299045</text:p>
          </table:table-cell>
          <table:table-cell office:value-type="float" office:value="26.0092796667" calcext:value-type="float">
            <text:p>26.009279666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3.299045" calcext:value-type="float">
            <text:p>33.299045</text:p>
          </table:table-cell>
          <table:table-cell office:value-type="float" office:value="26.2677478095" calcext:value-type="float">
            <text:p>26.267747809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3.299045" calcext:value-type="float">
            <text:p>33.299045</text:p>
          </table:table-cell>
          <table:table-cell office:value-type="float" office:value="26.5262159524" calcext:value-type="float">
            <text:p>26.526215952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3.299045" calcext:value-type="float">
            <text:p>33.299045</text:p>
          </table:table-cell>
          <table:table-cell office:value-type="float" office:value="30.150247619" calcext:value-type="float">
            <text:p>30.150247619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.28645" calcext:value-type="float">
            <text:p>14.28645</text:p>
          </table:table-cell>
          <table:table-cell office:value-type="float" office:value="33.7742792857" calcext:value-type="float">
            <text:p>33.774279285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.672271" calcext:value-type="float">
            <text:p>23.672271</text:p>
          </table:table-cell>
          <table:table-cell office:value-type="float" office:value="38.303672619" calcext:value-type="float">
            <text:p>38.30367261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.132919" calcext:value-type="float">
            <text:p>22.132919</text:p>
          </table:table-cell>
          <table:table-cell office:value-type="float" office:value="37.6299906667" calcext:value-type="float">
            <text:p>37.629990666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.074555" calcext:value-type="float">
            <text:p>19.074555</text:p>
          </table:table-cell>
          <table:table-cell office:value-type="float" office:value="40.3677671429" calcext:value-type="float">
            <text:p>40.367767142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.074555" calcext:value-type="float">
            <text:p>19.074555</text:p>
          </table:table-cell>
          <table:table-cell office:value-type="float" office:value="42.874297381" calcext:value-type="float">
            <text:p>42.87429738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.074555" calcext:value-type="float">
            <text:p>19.074555</text:p>
          </table:table-cell>
          <table:table-cell office:value-type="float" office:value="45.380827619" calcext:value-type="float">
            <text:p>45.38082761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538078" calcext:value-type="float">
            <text:p>5.538078</text:p>
          </table:table-cell>
          <table:table-cell office:value-type="float" office:value="47.8873578571" calcext:value-type="float">
            <text:p>47.8873578571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.049345" calcext:value-type="float">
            <text:p>17.049345</text:p>
          </table:table-cell>
          <table:table-cell office:value-type="float" office:value="51.0384822381" calcext:value-type="float">
            <text:p>51.0384822381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7.049345" calcext:value-type="float">
            <text:p>17.049345</text:p>
          </table:table-cell>
          <table:table-cell office:value-type="float" office:value="52.8986526667" calcext:value-type="float">
            <text:p>52.898652666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7.049345" calcext:value-type="float">
            <text:p>17.049345</text:p>
          </table:table-cell>
          <table:table-cell office:value-type="float" office:value="53.5577011429" calcext:value-type="float">
            <text:p>53.557701142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4.297336" calcext:value-type="float">
            <text:p>24.297336</text:p>
          </table:table-cell>
          <table:table-cell office:value-type="float" office:value="54.216749619" calcext:value-type="float">
            <text:p>54.216749619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9.418374" calcext:value-type="float">
            <text:p>39.418374</text:p>
          </table:table-cell>
          <table:table-cell office:value-type="float" office:value="54.5306556667" calcext:value-type="float">
            <text:p>54.530655666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3.349653" calcext:value-type="float">
            <text:p>23.349653</text:p>
          </table:table-cell>
          <table:table-cell office:value-type="float" office:value="54.1245122857" calcext:value-type="float">
            <text:p>54.124512285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3.349653" calcext:value-type="float">
            <text:p>23.349653</text:p>
          </table:table-cell>
          <table:table-cell office:value-type="float" office:value="55.5774510952" calcext:value-type="float">
            <text:p>55.5774510952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.349653" calcext:value-type="float">
            <text:p>23.349653</text:p>
          </table:table-cell>
          <table:table-cell office:value-type="float" office:value="57.594003619" calcext:value-type="float">
            <text:p>57.5940036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6.50573" calcext:value-type="float">
            <text:p>66.50573</text:p>
          </table:table-cell>
          <table:table-cell office:value-type="float" office:value="58.5690211429" calcext:value-type="float">
            <text:p>58.5690211429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8.726876" calcext:value-type="float">
            <text:p>38.726876</text:p>
          </table:table-cell>
          <table:table-cell office:value-type="float" office:value="55.798826381" calcext:value-type="float">
            <text:p>55.798826381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8.726876" calcext:value-type="float">
            <text:p>38.726876</text:p>
          </table:table-cell>
          <table:table-cell office:value-type="float" office:value="55.179768" calcext:value-type="float">
            <text:p>55.17976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8.726876" calcext:value-type="float">
            <text:p>38.726876</text:p>
          </table:table-cell>
          <table:table-cell office:value-type="float" office:value="54.1760379524" calcext:value-type="float">
            <text:p>54.1760379524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9.40371" calcext:value-type="float">
            <text:p>109.40371</text:p>
          </table:table-cell>
          <table:table-cell office:value-type="float" office:value="53.1723079048" calcext:value-type="float">
            <text:p>53.172307904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9.40371" calcext:value-type="float">
            <text:p>109.40371</text:p>
          </table:table-cell>
          <table:table-cell office:value-type="float" office:value="48.8030143333" calcext:value-type="float">
            <text:p>48.803014333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9.40371" calcext:value-type="float">
            <text:p>109.40371</text:p>
          </table:table-cell>
          <table:table-cell office:value-type="float" office:value="44.4337207619" calcext:value-type="float">
            <text:p>44.4337207619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52495" calcext:value-type="float">
            <text:p>9.52495</text:p>
          </table:table-cell>
          <table:table-cell office:value-type="float" office:value="41.8436423333" calcext:value-type="float">
            <text:p>41.843642333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9.626225" calcext:value-type="float">
            <text:p>79.626225</text:p>
          </table:table-cell>
          <table:table-cell office:value-type="float" office:value="43.7697798095" calcext:value-type="float">
            <text:p>43.769779809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1.71169" calcext:value-type="float">
            <text:p>71.71169</text:p>
          </table:table-cell>
          <table:table-cell office:value-type="float" office:value="42.3577613333" calcext:value-type="float">
            <text:p>42.357761333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1.71169" calcext:value-type="float">
            <text:p>71.71169</text:p>
          </table:table-cell>
          <table:table-cell office:value-type="float" office:value="41.3226254762" calcext:value-type="float">
            <text:p>41.322625476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1.71169" calcext:value-type="float">
            <text:p>71.71169</text:p>
          </table:table-cell>
          <table:table-cell office:value-type="float" office:value="40.287489619" calcext:value-type="float">
            <text:p>40.28748961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1.71169" calcext:value-type="float">
            <text:p>71.71169</text:p>
          </table:table-cell>
          <table:table-cell office:value-type="float" office:value="37.7376208095" calcext:value-type="float">
            <text:p>37.737620809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6.112924" calcext:value-type="float">
            <text:p>56.112924</text:p>
          </table:table-cell>
          <table:table-cell office:value-type="float" office:value="36.0423744762" calcext:value-type="float">
            <text:p>36.042374476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.889363" calcext:value-type="float">
            <text:p>30.889363</text:p>
          </table:table-cell>
          <table:table-cell office:value-type="float" office:value="33.7674257619" calcext:value-type="float">
            <text:p>33.7674257619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0.889363" calcext:value-type="float">
            <text:p>30.889363</text:p>
          </table:table-cell>
          <table:table-cell office:value-type="float" office:value="32.693599" calcext:value-type="float">
            <text:p>32.69359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0.889363" calcext:value-type="float">
            <text:p>30.889363</text:p>
          </table:table-cell>
          <table:table-cell office:value-type="float" office:value="31.6454846667" calcext:value-type="float">
            <text:p>31.645484666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0.889363" calcext:value-type="float">
            <text:p>30.889363</text:p>
          </table:table-cell>
          <table:table-cell office:value-type="float" office:value="31.8781233333" calcext:value-type="float">
            <text:p>31.878123333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3.861368" calcext:value-type="float">
            <text:p>53.861368</text:p>
          </table:table-cell>
          <table:table-cell office:value-type="float" office:value="31.9289829048" calcext:value-type="float">
            <text:p>31.928982904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5.697256" calcext:value-type="float">
            <text:p>65.697256</text:p>
          </table:table-cell>
          <table:table-cell office:value-type="float" office:value="30.8859374762" calcext:value-type="float">
            <text:p>30.8859374762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3.825021" calcext:value-type="float">
            <text:p>43.825021</text:p>
          </table:table-cell>
          <table:table-cell office:value-type="float" office:value="29.2792783333" calcext:value-type="float">
            <text:p>29.279278333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.33164" calcext:value-type="float">
            <text:p>8.33164</text:p>
          </table:table-cell>
          <table:table-cell office:value-type="float" office:value="27.728967619" calcext:value-type="float">
            <text:p>27.728967619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.72665" calcext:value-type="float">
            <text:p>25.72665</text:p>
          </table:table-cell>
          <table:table-cell office:value-type="float" office:value="27.8688179048" calcext:value-type="float">
            <text:p>27.868817904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.648545" calcext:value-type="float">
            <text:p>17.648545</text:p>
          </table:table-cell>
          <table:table-cell office:value-type="float" office:value="27.180334381" calcext:value-type="float">
            <text:p>27.18033438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7.648545" calcext:value-type="float">
            <text:p>17.648545</text:p>
          </table:table-cell>
          <table:table-cell office:value-type="float" office:value="26.8765225238" calcext:value-type="float">
            <text:p>26.876522523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7.648545" calcext:value-type="float">
            <text:p>17.648545</text:p>
          </table:table-cell>
          <table:table-cell office:value-type="float" office:value="27.1074432857" calcext:value-type="float">
            <text:p>27.107443285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7.648545" calcext:value-type="float">
            <text:p>17.648545</text:p>
          </table:table-cell>
          <table:table-cell office:value-type="float" office:value="28.1321423333" calcext:value-type="float">
            <text:p>28.132142333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5.012063" calcext:value-type="float">
            <text:p>55.012063</text:p>
          </table:table-cell>
          <table:table-cell office:value-type="float" office:value="28.7200337619" calcext:value-type="float">
            <text:p>28.720033761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.973837" calcext:value-type="float">
            <text:p>49.973837</text:p>
          </table:table-cell>
          <table:table-cell office:value-type="float" office:value="27.5287100476" calcext:value-type="float">
            <text:p>27.5287100476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.973837" calcext:value-type="float">
            <text:p>49.973837</text:p>
          </table:table-cell>
          <table:table-cell office:value-type="float" office:value="26.5773018571" calcext:value-type="float">
            <text:p>26.577301857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73837" calcext:value-type="float">
            <text:p>49.973837</text:p>
          </table:table-cell>
          <table:table-cell office:value-type="float" office:value="25.6258936667" calcext:value-type="float">
            <text:p>25.625893666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9.973837" calcext:value-type="float">
            <text:p>49.973837</text:p>
          </table:table-cell>
          <table:table-cell office:value-type="float" office:value="24.6744854762" calcext:value-type="float">
            <text:p>24.6744854762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8.164445" calcext:value-type="float">
            <text:p>18.164445</text:p>
          </table:table-cell>
          <table:table-cell office:value-type="float" office:value="23.7230772857" calcext:value-type="float">
            <text:p>23.723077285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6.111517" calcext:value-type="float">
            <text:p>36.111517</text:p>
          </table:table-cell>
          <table:table-cell office:value-type="float" office:value="23.9333441429" calcext:value-type="float">
            <text:p>23.933344142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339001" calcext:value-type="float">
            <text:p>8.339001</text:p>
          </table:table-cell>
          <table:table-cell office:value-type="float" office:value="23.6356940476" calcext:value-type="float">
            <text:p>23.635694047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.339001" calcext:value-type="float">
            <text:p>8.339001</text:p>
          </table:table-cell>
          <table:table-cell office:value-type="float" office:value="23.7006146667" calcext:value-type="float">
            <text:p>23.700614666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878962" calcext:value-type="float">
            <text:p>8.878962</text:p>
          </table:table-cell>
          <table:table-cell office:value-type="float" office:value="23.7655352857" calcext:value-type="float">
            <text:p>23.765535285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5.774775" calcext:value-type="float">
            <text:p>35.774775</text:p>
          </table:table-cell>
          <table:table-cell office:value-type="float" office:value="23.8047434762" calcext:value-type="float">
            <text:p>23.804743476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1.957414" calcext:value-type="float">
            <text:p>31.957414</text:p>
          </table:table-cell>
          <table:table-cell office:value-type="float" office:value="22.5631986667" calcext:value-type="float">
            <text:p>22.563198666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1.957414" calcext:value-type="float">
            <text:p>31.957414</text:p>
          </table:table-cell>
          <table:table-cell office:value-type="float" office:value="22.1180328095" calcext:value-type="float">
            <text:p>22.118032809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1.957414" calcext:value-type="float">
            <text:p>31.957414</text:p>
          </table:table-cell>
          <table:table-cell office:value-type="float" office:value="22.0326187619" calcext:value-type="float">
            <text:p>22.0326187619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.268496" calcext:value-type="float">
            <text:p>11.268496</text:p>
          </table:table-cell>
          <table:table-cell office:value-type="float" office:value="21.4421381905" calcext:value-type="float">
            <text:p>21.442138190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.268496" calcext:value-type="float">
            <text:p>11.268496</text:p>
          </table:table-cell>
          <table:table-cell office:value-type="float" office:value="21.8368441905" calcext:value-type="float">
            <text:p>21.836844190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.268496" calcext:value-type="float">
            <text:p>11.268496</text:p>
          </table:table-cell>
          <table:table-cell office:value-type="float" office:value="22.2315501905" calcext:value-type="float">
            <text:p>22.231550190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.268496" calcext:value-type="float">
            <text:p>11.268496</text:p>
          </table:table-cell>
          <table:table-cell office:value-type="float" office:value="22.5001879524" calcext:value-type="float">
            <text:p>22.5001879524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.497881" calcext:value-type="float">
            <text:p>22.497881</text:p>
          </table:table-cell>
          <table:table-cell office:value-type="float" office:value="23.0472930952" calcext:value-type="float">
            <text:p>23.047293095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9.167225" calcext:value-type="float">
            <text:p>39.167225</text:p>
          </table:table-cell>
          <table:table-cell office:value-type="float" office:value="22.2576614762" calcext:value-type="float">
            <text:p>22.257661476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9.994265" calcext:value-type="float">
            <text:p>29.994265</text:p>
          </table:table-cell>
          <table:table-cell office:value-type="float" office:value="20.6742515714" calcext:value-type="float">
            <text:p>20.6742515714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9.994265" calcext:value-type="float">
            <text:p>29.994265</text:p>
          </table:table-cell>
          <table:table-cell office:value-type="float" office:value="19.3866144286" calcext:value-type="float">
            <text:p>19.386614428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9.994265" calcext:value-type="float">
            <text:p>29.994265</text:p>
          </table:table-cell>
          <table:table-cell office:value-type="float" office:value="18.0989772857" calcext:value-type="float">
            <text:p>18.098977285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9.994265" calcext:value-type="float">
            <text:p>29.994265</text:p>
          </table:table-cell>
          <table:table-cell office:value-type="float" office:value="16.8113401429" calcext:value-type="float">
            <text:p>16.8113401429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9.994265" calcext:value-type="float">
            <text:p>29.994265</text:p>
          </table:table-cell>
          <table:table-cell office:value-type="float" office:value="15.523703" calcext:value-type="float">
            <text:p>15.52370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9.994265" calcext:value-type="float">
            <text:p>29.994265</text:p>
          </table:table-cell>
          <table:table-cell office:value-type="float" office:value="15.1914502381" calcext:value-type="float">
            <text:p>15.191450238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.580049" calcext:value-type="float">
            <text:p>22.580049</text:p>
          </table:table-cell>
          <table:table-cell office:value-type="float" office:value="14.9190795238" calcext:value-type="float">
            <text:p>14.919079523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9.860865" calcext:value-type="float">
            <text:p>29.860865</text:p>
          </table:table-cell>
          <table:table-cell office:value-type="float" office:value="14.0289467619" calcext:value-type="float">
            <text:p>14.028946761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702334" calcext:value-type="float">
            <text:p>9.702334</text:p>
          </table:table-cell>
          <table:table-cell office:value-type="float" office:value="12.9115561429" calcext:value-type="float">
            <text:p>12.9115561429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702334" calcext:value-type="float">
            <text:p>9.702334</text:p>
          </table:table-cell>
          <table:table-cell office:value-type="float" office:value="13.1213122381" calcext:value-type="float">
            <text:p>13.1213122381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702334" calcext:value-type="float">
            <text:p>9.702334</text:p>
          </table:table-cell>
          <table:table-cell office:value-type="float" office:value="13.3310683333" calcext:value-type="float">
            <text:p>13.331068333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702334" calcext:value-type="float">
            <text:p>9.702334</text:p>
          </table:table-cell>
          <table:table-cell office:value-type="float" office:value="13.5408244286" calcext:value-type="float">
            <text:p>13.540824428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.608931" calcext:value-type="float">
            <text:p>22.608931</text:p>
          </table:table-cell>
          <table:table-cell office:value-type="float" office:value="13.7286484286" calcext:value-type="float">
            <text:p>13.728648428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0.163719" calcext:value-type="float">
            <text:p>30.163719</text:p>
          </table:table-cell>
          <table:table-cell office:value-type="float" office:value="13.640885381" calcext:value-type="float">
            <text:p>13.64088538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.557322" calcext:value-type="float">
            <text:p>19.557322</text:p>
          </table:table-cell>
          <table:table-cell office:value-type="float" office:value="12.9705269048" calcext:value-type="float">
            <text:p>12.9705269048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9.557322" calcext:value-type="float">
            <text:p>19.557322</text:p>
          </table:table-cell>
          <table:table-cell office:value-type="float" office:value="12.8052349524" calcext:value-type="float">
            <text:p>12.8052349524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9.557322" calcext:value-type="float">
            <text:p>19.557322</text:p>
          </table:table-cell>
          <table:table-cell office:value-type="float" office:value="12.639943" calcext:value-type="float">
            <text:p>12.63994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.909889" calcext:value-type="float">
            <text:p>16.909889</text:p>
          </table:table-cell>
          <table:table-cell office:value-type="float" office:value="11.8059980476" calcext:value-type="float">
            <text:p>11.805998047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2.757704" calcext:value-type="float">
            <text:p>22.757704</text:p>
          </table:table-cell>
          <table:table-cell office:value-type="float" office:value="11.578363381" calcext:value-type="float">
            <text:p>11.578363381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.915617" calcext:value-type="float">
            <text:p>5.915617</text:p>
          </table:table-cell>
          <table:table-cell office:value-type="float" office:value="11.0722613333" calcext:value-type="float">
            <text:p>11.0722613333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.915617" calcext:value-type="float">
            <text:p>5.915617</text:p>
          </table:table-cell>
          <table:table-cell office:value-type="float" office:value="11.3681634286" calcext:value-type="float">
            <text:p>11.3681634286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953885" calcext:value-type="float">
            <text:p>2.953885</text:p>
          </table:table-cell>
          <table:table-cell office:value-type="float" office:value="11.8182573333" calcext:value-type="float">
            <text:p>11.818257333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953885" calcext:value-type="float">
            <text:p>2.953885</text:p>
          </table:table-cell>
          <table:table-cell office:value-type="float" office:value="12.8292788571" calcext:value-type="float">
            <text:p>12.829278857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953885" calcext:value-type="float">
            <text:p>2.953885</text:p>
          </table:table-cell>
          <table:table-cell office:value-type="float" office:value="13.5970307143" calcext:value-type="float">
            <text:p>13.597030714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953885" calcext:value-type="float">
            <text:p>2.953885</text:p>
          </table:table-cell>
          <table:table-cell office:value-type="float" office:value="14.3647825714" calcext:value-type="float">
            <text:p>14.3647825714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3.016957" calcext:value-type="float">
            <text:p>23.016957</text:p>
          </table:table-cell>
          <table:table-cell office:value-type="float" office:value="15.1325344286" calcext:value-type="float">
            <text:p>15.1325344286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4.27448" calcext:value-type="float">
            <text:p>24.27448</text:p>
          </table:table-cell>
          <table:table-cell office:value-type="float" office:value="14.5110838571" calcext:value-type="float">
            <text:p>14.511083857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.887261" calcext:value-type="float">
            <text:p>3.887261</text:p>
          </table:table-cell>
          <table:table-cell office:value-type="float" office:value="14.246588" calcext:value-type="float">
            <text:p>14.24658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395662" calcext:value-type="float">
            <text:p>6.395662</text:p>
          </table:table-cell>
          <table:table-cell office:value-type="float" office:value="14.337202" calcext:value-type="float">
            <text:p>14.33720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.107212" calcext:value-type="float">
            <text:p>14.107212</text:p>
          </table:table-cell>
          <table:table-cell office:value-type="float" office:value="14.3083683333" calcext:value-type="float">
            <text:p>14.308368333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.107212" calcext:value-type="float">
            <text:p>14.107212</text:p>
          </table:table-cell>
          <table:table-cell office:value-type="float" office:value="13.912318" calcext:value-type="float">
            <text:p>13.91231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.107212" calcext:value-type="float">
            <text:p>14.107212</text:p>
          </table:table-cell>
          <table:table-cell office:value-type="float" office:value="13.7776002381" calcext:value-type="float">
            <text:p>13.7776002381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.646638" calcext:value-type="float">
            <text:p>13.646638</text:p>
          </table:table-cell>
          <table:table-cell office:value-type="float" office:value="13.9118855238" calcext:value-type="float">
            <text:p>13.911885523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.765907" calcext:value-type="float">
            <text:p>20.765907</text:p>
          </table:table-cell>
          <table:table-cell office:value-type="float" office:value="13.9130821905" calcext:value-type="float">
            <text:p>13.913082190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6.086191" calcext:value-type="float">
            <text:p>16.086191</text:p>
          </table:table-cell>
          <table:table-cell office:value-type="float" office:value="13.3468717619" calcext:value-type="float">
            <text:p>13.3468717619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6.086191" calcext:value-type="float">
            <text:p>16.086191</text:p>
          </table:table-cell>
          <table:table-cell office:value-type="float" office:value="13.0035049524" calcext:value-type="float">
            <text:p>13.0035049524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6.086191" calcext:value-type="float">
            <text:p>16.086191</text:p>
          </table:table-cell>
          <table:table-cell office:value-type="float" office:value="12.6601381429" calcext:value-type="float">
            <text:p>12.6601381429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044478" calcext:value-type="float">
            <text:p>2.044478</text:p>
          </table:table-cell>
          <table:table-cell office:value-type="float" office:value="12.430411" calcext:value-type="float">
            <text:p>12.430411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2.129561" calcext:value-type="float">
            <text:p>12.129561</text:p>
          </table:table-cell>
          <table:table-cell office:value-type="float" office:value="13.3675386667" calcext:value-type="float">
            <text:p>13.367538666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.129561" calcext:value-type="float">
            <text:p>12.129561</text:p>
          </table:table-cell>
          <table:table-cell office:value-type="float" office:value="13.7527766667" calcext:value-type="float">
            <text:p>13.752776666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2.129561" calcext:value-type="float">
            <text:p>12.129561</text:p>
          </table:table-cell>
          <table:table-cell office:value-type="float" office:value="14.1380146667" calcext:value-type="float">
            <text:p>14.138014666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5.367589" calcext:value-type="float">
            <text:p>15.367589</text:p>
          </table:table-cell>
          <table:table-cell office:value-type="float" office:value="14.5232526667" calcext:value-type="float">
            <text:p>14.5232526667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4.185337" calcext:value-type="float">
            <text:p>24.185337</text:p>
          </table:table-cell>
          <table:table-cell office:value-type="float" office:value="14.7542988571" calcext:value-type="float">
            <text:p>14.7542988571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.076674" calcext:value-type="float">
            <text:p>19.076674</text:p>
          </table:table-cell>
          <table:table-cell office:value-type="float" office:value="14.0264249048" calcext:value-type="float">
            <text:p>14.026424904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.076674" calcext:value-type="float">
            <text:p>19.076674</text:p>
          </table:table-cell>
          <table:table-cell office:value-type="float" office:value="13.7659887619" calcext:value-type="float">
            <text:p>13.765988761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9.076674" calcext:value-type="float">
            <text:p>19.076674</text:p>
          </table:table-cell>
          <table:table-cell office:value-type="float" office:value="13.505552619" calcext:value-type="float">
            <text:p>13.505552619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966495" calcext:value-type="float">
            <text:p>9.966495</text:p>
          </table:table-cell>
          <table:table-cell office:value-type="float" office:value="13.2451164762" calcext:value-type="float">
            <text:p>13.245116476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8.720067" calcext:value-type="float">
            <text:p>18.720067</text:p>
          </table:table-cell>
          <table:table-cell office:value-type="float" office:value="13.2209135714" calcext:value-type="float">
            <text:p>13.2209135714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790155" calcext:value-type="float">
            <text:p>5.790155</text:p>
          </table:table-cell>
          <table:table-cell office:value-type="float" office:value="13.1239262857" calcext:value-type="float">
            <text:p>13.123926285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790155" calcext:value-type="float">
            <text:p>5.790155</text:p>
          </table:table-cell>
          <table:table-cell office:value-type="float" office:value="13.5381084762" calcext:value-type="float">
            <text:p>13.5381084762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.790155" calcext:value-type="float">
            <text:p>5.790155</text:p>
          </table:table-cell>
          <table:table-cell office:value-type="float" office:value="13.6241982381" calcext:value-type="float">
            <text:p>13.6241982381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.278139" calcext:value-type="float">
            <text:p>11.278139</text:p>
          </table:table-cell>
          <table:table-cell office:value-type="float" office:value="13.710288" calcext:value-type="float">
            <text:p>13.710288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6.927203" calcext:value-type="float">
            <text:p>16.927203</text:p>
          </table:table-cell>
          <table:table-cell office:value-type="float" office:value="13.5350451905" calcext:value-type="float">
            <text:p>13.535045190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.671768" calcext:value-type="float">
            <text:p>13.671768</text:p>
          </table:table-cell>
          <table:table-cell office:value-type="float" office:value="13.0907993333" calcext:value-type="float">
            <text:p>13.090799333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875488" calcext:value-type="float">
            <text:p>8.875488</text:p>
          </table:table-cell>
          <table:table-cell office:value-type="float" office:value="13.4896639048" calcext:value-type="float">
            <text:p>13.4896639048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875488" calcext:value-type="float">
            <text:p>8.875488</text:p>
          </table:table-cell>
          <table:table-cell office:value-type="float" office:value="14.1921798095" calcext:value-type="float">
            <text:p>14.192179809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875488" calcext:value-type="float">
            <text:p>8.875488</text:p>
          </table:table-cell>
          <table:table-cell office:value-type="float" office:value="14.1686020952" calcext:value-type="float">
            <text:p>14.1686020952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.261921" calcext:value-type="float">
            <text:p>11.261921</text:p>
          </table:table-cell>
          <table:table-cell office:value-type="float" office:value="14.145024381" calcext:value-type="float">
            <text:p>14.145024381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.724159" calcext:value-type="float">
            <text:p>21.724159</text:p>
          </table:table-cell>
          <table:table-cell office:value-type="float" office:value="14.007807" calcext:value-type="float">
            <text:p>14.00780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.219559" calcext:value-type="float">
            <text:p>20.219559</text:p>
          </table:table-cell>
          <table:table-cell office:value-type="float" office:value="13.3723878095" calcext:value-type="float">
            <text:p>13.372387809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.219559" calcext:value-type="float">
            <text:p>20.219559</text:p>
          </table:table-cell>
          <table:table-cell office:value-type="float" office:value="12.9818923333" calcext:value-type="float">
            <text:p>12.9818923333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.219559" calcext:value-type="float">
            <text:p>20.219559</text:p>
          </table:table-cell>
          <table:table-cell office:value-type="float" office:value="12.6690684286" calcext:value-type="float">
            <text:p>12.6690684286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.219559" calcext:value-type="float">
            <text:p>20.219559</text:p>
          </table:table-cell>
          <table:table-cell office:value-type="float" office:value="12.0922894286" calcext:value-type="float">
            <text:p>12.092289428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899984" calcext:value-type="float">
            <text:p>8.899984</text:p>
          </table:table-cell>
          <table:table-cell office:value-type="float" office:value="11.5155104286" calcext:value-type="float">
            <text:p>11.5155104286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3.607515" calcext:value-type="float">
            <text:p>13.607515</text:p>
          </table:table-cell>
          <table:table-cell office:value-type="float" office:value="11.4777588095" calcext:value-type="float">
            <text:p>11.477758809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.607515" calcext:value-type="float">
            <text:p>13.607515</text:p>
          </table:table-cell>
          <table:table-cell office:value-type="float" office:value="11.4440482381" calcext:value-type="float">
            <text:p>11.4440482381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3.607515" calcext:value-type="float">
            <text:p>13.607515</text:p>
          </table:table-cell>
          <table:table-cell office:value-type="float" office:value="11.7537311429" calcext:value-type="float">
            <text:p>11.7537311429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.458234" calcext:value-type="float">
            <text:p>9.458234</text:p>
          </table:table-cell>
          <table:table-cell office:value-type="float" office:value="11.8147180476" calcext:value-type="float">
            <text:p>11.8147180476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6.683334" calcext:value-type="float">
            <text:p>16.683334</text:p>
          </table:table-cell>
          <table:table-cell office:value-type="float" office:value="12.0732897619" calcext:value-type="float">
            <text:p>12.0732897619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.487981" calcext:value-type="float">
            <text:p>14.487981</text:p>
          </table:table-cell>
          <table:table-cell office:value-type="float" office:value="11.9878090952" calcext:value-type="float">
            <text:p>11.9878090952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59804" calcext:value-type="float">
            <text:p>7.59804</text:p>
          </table:table-cell>
          <table:table-cell office:value-type="float" office:value="12.0068690476" calcext:value-type="float">
            <text:p>12.0068690476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59804" calcext:value-type="float">
            <text:p>7.59804</text:p>
          </table:table-cell>
          <table:table-cell office:value-type="float" office:value="12.0217061905" calcext:value-type="float">
            <text:p>12.021706190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59804" calcext:value-type="float">
            <text:p>7.59804</text:p>
          </table:table-cell>
          <table:table-cell office:value-type="float" office:value="12.3723988095" calcext:value-type="float">
            <text:p>12.372398809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59804" calcext:value-type="float">
            <text:p>7.59804</text:p>
          </table:table-cell>
          <table:table-cell office:value-type="float" office:value="12.7796362857" calcext:value-type="float">
            <text:p>12.779636285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2.047924" calcext:value-type="float">
            <text:p>22.047924</text:p>
          </table:table-cell>
          <table:table-cell office:value-type="float" office:value="12.9514563333" calcext:value-type="float">
            <text:p>12.951456333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3.628322" calcext:value-type="float">
            <text:p>23.628322</text:p>
          </table:table-cell>
          <table:table-cell office:value-type="float" office:value="12.4351866667" calcext:value-type="float">
            <text:p>12.4351866667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380356" calcext:value-type="float">
            <text:p>8.380356</text:p>
          </table:table-cell>
          <table:table-cell office:value-type="float" office:value="11.8436599524" calcext:value-type="float">
            <text:p>11.8436599524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.380356" calcext:value-type="float">
            <text:p>8.380356</text:p>
          </table:table-cell>
          <table:table-cell office:value-type="float" office:value="11.9782268571" calcext:value-type="float">
            <text:p>11.9782268571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380356" calcext:value-type="float">
            <text:p>8.380356</text:p>
          </table:table-cell>
          <table:table-cell office:value-type="float" office:value="12.1127937619" calcext:value-type="float">
            <text:p>12.112793761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380356" calcext:value-type="float">
            <text:p>8.380356</text:p>
          </table:table-cell>
          <table:table-cell office:value-type="float" office:value="12.1573519524" calcext:value-type="float">
            <text:p>12.1573519524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.019154" calcext:value-type="float">
            <text:p>12.019154</text:p>
          </table:table-cell>
          <table:table-cell office:value-type="float" office:value="12.2117121905" calcext:value-type="float">
            <text:p>12.211712190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3.650257" calcext:value-type="float">
            <text:p>13.650257</text:p>
          </table:table-cell>
          <table:table-cell office:value-type="float" office:value="12.1999854286" calcext:value-type="float">
            <text:p>12.1999854286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1072" calcext:value-type="float">
            <text:p>8.1072</text:p>
          </table:table-cell>
          <table:table-cell office:value-type="float" office:value="12.1505335238" calcext:value-type="float">
            <text:p>12.150533523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1072" calcext:value-type="float">
            <text:p>8.1072</text:p>
          </table:table-cell>
          <table:table-cell office:value-type="float" office:value="12.3650367143" calcext:value-type="float">
            <text:p>12.365036714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1072" calcext:value-type="float">
            <text:p>8.1072</text:p>
          </table:table-cell>
          <table:table-cell office:value-type="float" office:value="12.5795399048" calcext:value-type="float">
            <text:p>12.579539904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2.899593" calcext:value-type="float">
            <text:p>12.899593</text:p>
          </table:table-cell>
          <table:table-cell office:value-type="float" office:value="12.5164618095" calcext:value-type="float">
            <text:p>12.516461809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.110856" calcext:value-type="float">
            <text:p>20.110856</text:p>
          </table:table-cell>
          <table:table-cell office:value-type="float" office:value="12.6474359524" calcext:value-type="float">
            <text:p>12.6474359524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.88824" calcext:value-type="float">
            <text:p>14.88824</text:p>
          </table:table-cell>
          <table:table-cell office:value-type="float" office:value="12.4214257143" calcext:value-type="float">
            <text:p>12.4214257143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.88824" calcext:value-type="float">
            <text:p>14.88824</text:p>
          </table:table-cell>
          <table:table-cell office:value-type="float" office:value="11.9155342857" calcext:value-type="float">
            <text:p>11.9155342857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.88824" calcext:value-type="float">
            <text:p>14.88824</text:p>
          </table:table-cell>
          <table:table-cell office:value-type="float" office:value="11.4096428571" calcext:value-type="float">
            <text:p>11.4096428571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.88824" calcext:value-type="float">
            <text:p>14.88824</text:p>
          </table:table-cell>
          <table:table-cell office:value-type="float" office:value="10.9539108571" calcext:value-type="float">
            <text:p>10.953910857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90962" calcext:value-type="float">
            <text:p>7.90962</text:p>
          </table:table-cell>
          <table:table-cell office:value-type="float" office:value="10.9130393333" calcext:value-type="float">
            <text:p>10.9130393333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.962585" calcext:value-type="float">
            <text:p>14.962585</text:p>
          </table:table-cell>
          <table:table-cell office:value-type="float" office:value="11.2044830476" calcext:value-type="float">
            <text:p>11.2044830476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6.150027" calcext:value-type="float">
            <text:p>16.150027</text:p>
          </table:table-cell>
          <table:table-cell office:value-type="float" office:value="11.1600712857" calcext:value-type="float">
            <text:p>11.1600712857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1.206261" calcext:value-type="float">
            <text:p>11.206261</text:p>
          </table:table-cell>
          <table:table-cell office:value-type="float" office:value="10.7855390952" calcext:value-type="float">
            <text:p>10.7855390952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1.206261" calcext:value-type="float">
            <text:p>11.206261</text:p>
          </table:table-cell>
          <table:table-cell office:value-type="float" office:value="11.1319661905" calcext:value-type="float">
            <text:p>11.131966190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1.206261" calcext:value-type="float">
            <text:p>11.206261</text:p>
          </table:table-cell>
          <table:table-cell office:value-type="float" office:value="11.2850762857" calcext:value-type="float">
            <text:p>11.285076285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1.206261" calcext:value-type="float">
            <text:p>11.206261</text:p>
          </table:table-cell>
          <table:table-cell office:value-type="float" office:value="11.438186381" calcext:value-type="float">
            <text:p>11.43818638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1.206261" calcext:value-type="float">
            <text:p>11.206261</text:p>
          </table:table-cell>
          <table:table-cell office:value-type="float" office:value="11.5912964762" calcext:value-type="float">
            <text:p>11.5912964762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.316078" calcext:value-type="float">
            <text:p>9.316078</text:p>
          </table:table-cell>
          <table:table-cell office:value-type="float" office:value="11.7444065714" calcext:value-type="float">
            <text:p>11.7444065714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.521921" calcext:value-type="float">
            <text:p>9.521921</text:p>
          </table:table-cell>
          <table:table-cell office:value-type="float" office:value="11.5810929524" calcext:value-type="float">
            <text:p>11.5810929524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1.772892" calcext:value-type="float">
            <text:p>11.772892</text:p>
          </table:table-cell>
          <table:table-cell office:value-type="float" office:value="11.3540012857" calcext:value-type="float">
            <text:p>11.354001285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2.611767" calcext:value-type="float">
            <text:p>12.611767</text:p>
          </table:table-cell>
          <table:table-cell office:value-type="float" office:value="11.0197205238" calcext:value-type="float">
            <text:p>11.0197205238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.611767" calcext:value-type="float">
            <text:p>12.611767</text:p>
          </table:table-cell>
          <table:table-cell office:value-type="float" office:value="10.6454933333" calcext:value-type="float">
            <text:p>10.6454933333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.611767" calcext:value-type="float">
            <text:p>12.611767</text:p>
          </table:table-cell>
          <table:table-cell office:value-type="float" office:value="10.6643276667" calcext:value-type="float">
            <text:p>10.6643276667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8256" calcext:value-type="float">
            <text:p>6.78256</text:p>
          </table:table-cell>
          <table:table-cell office:value-type="float" office:value="10.9769538571" calcext:value-type="float">
            <text:p>10.976953857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5.65005" calcext:value-type="float">
            <text:p>15.65005</text:p>
          </table:table-cell>
          <table:table-cell office:value-type="float" office:value="11.376952381" calcext:value-type="float">
            <text:p>11.376952381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.364641" calcext:value-type="float">
            <text:p>15.364641</text:p>
          </table:table-cell>
          <table:table-cell office:value-type="float" office:value="11.3546894762" calcext:value-type="float">
            <text:p>11.354689476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26452" calcext:value-type="float">
            <text:p>4.26452</text:p>
          </table:table-cell>
          <table:table-cell office:value-type="float" office:value="11.3460174762" calcext:value-type="float">
            <text:p>11.3460174762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26452" calcext:value-type="float">
            <text:p>4.26452</text:p>
          </table:table-cell>
          <table:table-cell office:value-type="float" office:value="11.8659226667" calcext:value-type="float">
            <text:p>11.8659226667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.317868" calcext:value-type="float">
            <text:p>5.317868</text:p>
          </table:table-cell>
          <table:table-cell office:value-type="float" office:value="12.3858278571" calcext:value-type="float">
            <text:p>12.3858278571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.029938" calcext:value-type="float">
            <text:p>14.029938</text:p>
          </table:table-cell>
          <table:table-cell office:value-type="float" office:value="12.7109037143" calcext:value-type="float">
            <text:p>12.710903714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.029938" calcext:value-type="float">
            <text:p>14.029938</text:p>
          </table:table-cell>
          <table:table-cell office:value-type="float" office:value="13.0032404762" calcext:value-type="float">
            <text:p>13.0032404762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.029938" calcext:value-type="float">
            <text:p>14.029938</text:p>
          </table:table-cell>
          <table:table-cell office:value-type="float" office:value="13.1022115238" calcext:value-type="float">
            <text:p>13.102211523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284851" calcext:value-type="float">
            <text:p>8.284851</text:p>
          </table:table-cell>
          <table:table-cell office:value-type="float" office:value="13.2011825714" calcext:value-type="float">
            <text:p>13.2011825714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8.48123" calcext:value-type="float">
            <text:p>18.48123</text:p>
          </table:table-cell>
          <table:table-cell office:value-type="float" office:value="13.5737291905" calcext:value-type="float">
            <text:p>13.573729190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.421573" calcext:value-type="float">
            <text:p>14.421573</text:p>
          </table:table-cell>
          <table:table-cell office:value-type="float" office:value="13.0521160952" calcext:value-type="float">
            <text:p>13.0521160952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.421573" calcext:value-type="float">
            <text:p>14.421573</text:p>
          </table:table-cell>
          <table:table-cell office:value-type="float" office:value="13.1918405238" calcext:value-type="float">
            <text:p>13.1918405238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.421573" calcext:value-type="float">
            <text:p>14.421573</text:p>
          </table:table-cell>
          <table:table-cell office:value-type="float" office:value="13.1442097619" calcext:value-type="float">
            <text:p>13.1442097619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.421573" calcext:value-type="float">
            <text:p>14.421573</text:p>
          </table:table-cell>
          <table:table-cell office:value-type="float" office:value="13.096579" calcext:value-type="float">
            <text:p>13.096579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886492" calcext:value-type="float">
            <text:p>5.886492</text:p>
          </table:table-cell>
          <table:table-cell office:value-type="float" office:value="13.0489482381" calcext:value-type="float">
            <text:p>13.0489482381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752996" calcext:value-type="float">
            <text:p>4.752996</text:p>
          </table:table-cell>
          <table:table-cell office:value-type="float" office:value="13.4077499048" calcext:value-type="float">
            <text:p>13.407749904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752996" calcext:value-type="float">
            <text:p>4.752996</text:p>
          </table:table-cell>
          <table:table-cell office:value-type="float" office:value="13.7725304286" calcext:value-type="float">
            <text:p>13.772530428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752996" calcext:value-type="float">
            <text:p>4.752996</text:p>
          </table:table-cell>
          <table:table-cell office:value-type="float" office:value="14.3488529524" calcext:value-type="float">
            <text:p>14.3488529524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.007288" calcext:value-type="float">
            <text:p>13.007288</text:p>
          </table:table-cell>
          <table:table-cell office:value-type="float" office:value="14.6953197619" calcext:value-type="float">
            <text:p>14.6953197619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9.176917" calcext:value-type="float">
            <text:p>19.176917</text:p>
          </table:table-cell>
          <table:table-cell office:value-type="float" office:value="14.6487250476" calcext:value-type="float">
            <text:p>14.6487250476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.182529" calcext:value-type="float">
            <text:p>15.182529</text:p>
          </table:table-cell>
          <table:table-cell office:value-type="float" office:value="14.3083384762" calcext:value-type="float">
            <text:p>14.3083384762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.182529" calcext:value-type="float">
            <text:p>15.182529</text:p>
          </table:table-cell>
          <table:table-cell office:value-type="float" office:value="13.7696309524" calcext:value-type="float">
            <text:p>13.7696309524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5.182529" calcext:value-type="float">
            <text:p>15.182529</text:p>
          </table:table-cell>
          <table:table-cell office:value-type="float" office:value="13.4895374762" calcext:value-type="float">
            <text:p>13.4895374762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5.182529" calcext:value-type="float">
            <text:p>15.182529</text:p>
          </table:table-cell>
          <table:table-cell office:value-type="float" office:value="13.3951688095" calcext:value-type="float">
            <text:p>13.395168809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5.182529" calcext:value-type="float">
            <text:p>15.182529</text:p>
          </table:table-cell>
          <table:table-cell office:value-type="float" office:value="13.0193486667" calcext:value-type="float">
            <text:p>13.019348666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2.144461" calcext:value-type="float">
            <text:p>12.144461</text:p>
          </table:table-cell>
          <table:table-cell office:value-type="float" office:value="12.6435285238" calcext:value-type="float">
            <text:p>12.643528523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.16901" calcext:value-type="float">
            <text:p>20.16901</text:p>
          </table:table-cell>
          <table:table-cell office:value-type="float" office:value="12.4123782857" calcext:value-type="float">
            <text:p>12.412378285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.10833" calcext:value-type="float">
            <text:p>16.10833</text:p>
          </table:table-cell>
          <table:table-cell office:value-type="float" office:value="11.811794381" calcext:value-type="float">
            <text:p>11.811794381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6.10833" calcext:value-type="float">
            <text:p>16.10833</text:p>
          </table:table-cell>
          <table:table-cell office:value-type="float" office:value="11.7642710952" calcext:value-type="float">
            <text:p>11.7642710952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.10833" calcext:value-type="float">
            <text:p>16.10833</text:p>
          </table:table-cell>
          <table:table-cell office:value-type="float" office:value="11.6097779048" calcext:value-type="float">
            <text:p>11.609777904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527355" calcext:value-type="float">
            <text:p>7.527355</text:p>
          </table:table-cell>
          <table:table-cell office:value-type="float" office:value="11.4552847143" calcext:value-type="float">
            <text:p>11.4552847143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7.355786" calcext:value-type="float">
            <text:p>17.355786</text:p>
          </table:table-cell>
          <table:table-cell office:value-type="float" office:value="11.709409381" calcext:value-type="float">
            <text:p>11.709409381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.421327" calcext:value-type="float">
            <text:p>13.421327</text:p>
          </table:table-cell>
          <table:table-cell office:value-type="float" office:value="11.5517693333" calcext:value-type="float">
            <text:p>11.5517693333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3.421327" calcext:value-type="float">
            <text:p>13.421327</text:p>
          </table:table-cell>
          <table:table-cell office:value-type="float" office:value="11.5203300952" calcext:value-type="float">
            <text:p>11.5203300952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3.421327" calcext:value-type="float">
            <text:p>13.421327</text:p>
          </table:table-cell>
          <table:table-cell office:value-type="float" office:value="11.4888908571" calcext:value-type="float">
            <text:p>11.4888908571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.421327" calcext:value-type="float">
            <text:p>13.421327</text:p>
          </table:table-cell>
          <table:table-cell office:value-type="float" office:value="11.457451619" calcext:value-type="float">
            <text:p>11.457451619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2.413387" calcext:value-type="float">
            <text:p>12.413387</text:p>
          </table:table-cell>
          <table:table-cell office:value-type="float" office:value="11.426012381" calcext:value-type="float">
            <text:p>11.42601238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.855769" calcext:value-type="float">
            <text:p>16.855769</text:p>
          </table:table-cell>
          <table:table-cell office:value-type="float" office:value="11.6127116667" calcext:value-type="float">
            <text:p>11.612711666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2.028799" calcext:value-type="float">
            <text:p>12.028799</text:p>
          </table:table-cell>
          <table:table-cell office:value-type="float" office:value="11.6668921429" calcext:value-type="float">
            <text:p>11.6668921429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2.028799" calcext:value-type="float">
            <text:p>12.028799</text:p>
          </table:table-cell>
          <table:table-cell office:value-type="float" office:value="11.7416729048" calcext:value-type="float">
            <text:p>11.7416729048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2.028799" calcext:value-type="float">
            <text:p>12.028799</text:p>
          </table:table-cell>
          <table:table-cell office:value-type="float" office:value="11.7986862857" calcext:value-type="float">
            <text:p>11.798686285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869671" calcext:value-type="float">
            <text:p>3.869671</text:p>
          </table:table-cell>
          <table:table-cell office:value-type="float" office:value="11.6330817619" calcext:value-type="float">
            <text:p>11.6330817619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.300566" calcext:value-type="float">
            <text:p>9.300566</text:p>
          </table:table-cell>
          <table:table-cell office:value-type="float" office:value="11.8560071429" calcext:value-type="float">
            <text:p>11.8560071429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.200787" calcext:value-type="float">
            <text:p>13.200787</text:p>
          </table:table-cell>
          <table:table-cell office:value-type="float" office:value="11.8203184762" calcext:value-type="float">
            <text:p>11.8203184762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290306" calcext:value-type="float">
            <text:p>7.290306</text:p>
          </table:table-cell>
          <table:table-cell office:value-type="float" office:value="11.598905" calcext:value-type="float">
            <text:p>11.59890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290306" calcext:value-type="float">
            <text:p>7.290306</text:p>
          </table:table-cell>
          <table:table-cell office:value-type="float" office:value="11.7500090952" calcext:value-type="float">
            <text:p>11.7500090952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290306" calcext:value-type="float">
            <text:p>7.290306</text:p>
          </table:table-cell>
          <table:table-cell office:value-type="float" office:value="12.108393381" calcext:value-type="float">
            <text:p>12.10839338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556748" calcext:value-type="float">
            <text:p>7.556748</text:p>
          </table:table-cell>
          <table:table-cell office:value-type="float" office:value="12.4442997619" calcext:value-type="float">
            <text:p>12.4442997619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5.110341" calcext:value-type="float">
            <text:p>15.110341</text:p>
          </table:table-cell>
          <table:table-cell office:value-type="float" office:value="12.6920220476" calcext:value-type="float">
            <text:p>12.6920220476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.863973" calcext:value-type="float">
            <text:p>12.863973</text:p>
          </table:table-cell>
          <table:table-cell office:value-type="float" office:value="12.3921173333" calcext:value-type="float">
            <text:p>12.3921173333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.863973" calcext:value-type="float">
            <text:p>12.863973</text:p>
          </table:table-cell>
          <table:table-cell office:value-type="float" office:value="11.849179381" calcext:value-type="float">
            <text:p>11.849179381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2.863973" calcext:value-type="float">
            <text:p>12.863973</text:p>
          </table:table-cell>
          <table:table-cell office:value-type="float" office:value="11.3062414286" calcext:value-type="float">
            <text:p>11.3062414286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.045345" calcext:value-type="float">
            <text:p>14.045345</text:p>
          </table:table-cell>
          <table:table-cell office:value-type="float" office:value="11.079516619" calcext:value-type="float">
            <text:p>11.079516619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2.761103" calcext:value-type="float">
            <text:p>12.761103</text:p>
          </table:table-cell>
          <table:table-cell office:value-type="float" office:value="11.1338594762" calcext:value-type="float">
            <text:p>11.1338594762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2.761103" calcext:value-type="float">
            <text:p>12.761103</text:p>
          </table:table-cell>
          <table:table-cell office:value-type="float" office:value="11.0078830476" calcext:value-type="float">
            <text:p>11.0078830476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2.761103" calcext:value-type="float">
            <text:p>12.761103</text:p>
          </table:table-cell>
          <table:table-cell office:value-type="float" office:value="10.881906619" calcext:value-type="float">
            <text:p>10.881906619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2.761103" calcext:value-type="float">
            <text:p>12.761103</text:p>
          </table:table-cell>
          <table:table-cell office:value-type="float" office:value="10.7559301905" calcext:value-type="float">
            <text:p>10.755930190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.334072" calcext:value-type="float">
            <text:p>16.334072</text:p>
          </table:table-cell>
          <table:table-cell office:value-type="float" office:value="10.6299537619" calcext:value-type="float">
            <text:p>10.6299537619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7.993559" calcext:value-type="float">
            <text:p>17.993559</text:p>
          </table:table-cell>
          <table:table-cell office:value-type="float" office:value="10.4149382857" calcext:value-type="float">
            <text:p>10.414938285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3.599195" calcext:value-type="float">
            <text:p>13.599195</text:p>
          </table:table-cell>
          <table:table-cell office:value-type="float" office:value="10.196853619" calcext:value-type="float">
            <text:p>10.196853619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3.22608" calcext:value-type="float">
            <text:p>13.22608</text:p>
          </table:table-cell>
          <table:table-cell office:value-type="float" office:value="10.0544704286" calcext:value-type="float">
            <text:p>10.0544704286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551104" calcext:value-type="float">
            <text:p>8.551104</text:p>
          </table:table-cell>
          <table:table-cell office:value-type="float" office:value="9.5424784762" calcext:value-type="float">
            <text:p>9.5424784762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551104" calcext:value-type="float">
            <text:p>8.551104</text:p>
          </table:table-cell>
          <table:table-cell office:value-type="float" office:value="9.2531044286" calcext:value-type="float">
            <text:p>9.2531044286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551104" calcext:value-type="float">
            <text:p>8.551104</text:p>
          </table:table-cell>
          <table:table-cell office:value-type="float" office:value="8.963730381" calcext:value-type="float">
            <text:p>8.963730381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551104" calcext:value-type="float">
            <text:p>8.551104</text:p>
          </table:table-cell>
          <table:table-cell office:value-type="float" office:value="8.8490421429" calcext:value-type="float">
            <text:p>8.8490421429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.463492" calcext:value-type="float">
            <text:p>10.463492</text:p>
          </table:table-cell>
          <table:table-cell office:value-type="float" office:value="9.1286166667" calcext:value-type="float">
            <text:p>9.1286166667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.816376" calcext:value-type="float">
            <text:p>14.816376</text:p>
          </table:table-cell>
          <table:table-cell office:value-type="float" office:value="9.2860184286" calcext:value-type="float">
            <text:p>9.2860184286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.34434" calcext:value-type="float">
            <text:p>14.34434</text:p>
          </table:table-cell>
          <table:table-cell office:value-type="float" office:value="9.0827968095" calcext:value-type="float">
            <text:p>9.082796809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2.758916" calcext:value-type="float">
            <text:p>12.758916</text:p>
          </table:table-cell>
          <table:table-cell office:value-type="float" office:value="9.0268487619" calcext:value-type="float">
            <text:p>9.0268487619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812342" calcext:value-type="float">
            <text:p>8.812342</text:p>
          </table:table-cell>
          <table:table-cell office:value-type="float" office:value="8.8526291429" calcext:value-type="float">
            <text:p>8.8526291429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62276" calcext:value-type="float">
            <text:p>1.462276</text:p>
          </table:table-cell>
          <table:table-cell office:value-type="float" office:value="8.866341619" calcext:value-type="float">
            <text:p>8.866341619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62276" calcext:value-type="float">
            <text:p>1.462276</text:p>
          </table:table-cell>
          <table:table-cell office:value-type="float" office:value="9.2300572381" calcext:value-type="float">
            <text:p>9.2300572381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102752" calcext:value-type="float">
            <text:p>8.102752</text:p>
          </table:table-cell>
          <table:table-cell office:value-type="float" office:value="9.5430832857" calcext:value-type="float">
            <text:p>9.5430832857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5.186545" calcext:value-type="float">
            <text:p>15.186545</text:p>
          </table:table-cell>
          <table:table-cell office:value-type="float" office:value="9.8422335714" calcext:value-type="float">
            <text:p>9.8422335714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.115598" calcext:value-type="float">
            <text:p>10.115598</text:p>
          </table:table-cell>
          <table:table-cell office:value-type="float" office:value="9.486838619" calcext:value-type="float">
            <text:p>9.48683861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.115598" calcext:value-type="float">
            <text:p>10.115598</text:p>
          </table:table-cell>
          <table:table-cell office:value-type="float" office:value="9.3729173333" calcext:value-type="float">
            <text:p>9.372917333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.115598" calcext:value-type="float">
            <text:p>10.115598</text:p>
          </table:table-cell>
          <table:table-cell office:value-type="float" office:value="9.2589960476" calcext:value-type="float">
            <text:p>9.258996047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.115598" calcext:value-type="float">
            <text:p>10.115598</text:p>
          </table:table-cell>
          <table:table-cell office:value-type="float" office:value="9.2423929048" calcext:value-type="float">
            <text:p>9.2423929048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1.818747" calcext:value-type="float">
            <text:p>11.818747</text:p>
          </table:table-cell>
          <table:table-cell office:value-type="float" office:value="9.2656298571" calcext:value-type="float">
            <text:p>9.2656298571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3.413781" calcext:value-type="float">
            <text:p>13.413781</text:p>
          </table:table-cell>
          <table:table-cell office:value-type="float" office:value="9.2719994286" calcext:value-type="float">
            <text:p>9.2719994286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.609148" calcext:value-type="float">
            <text:p>10.609148</text:p>
          </table:table-cell>
          <table:table-cell office:value-type="float" office:value="9.4284383333" calcext:value-type="float">
            <text:p>9.4284383333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474249" calcext:value-type="float">
            <text:p>2.474249</text:p>
          </table:table-cell>
          <table:table-cell office:value-type="float" office:value="9.6810352381" calcext:value-type="float">
            <text:p>9.6810352381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474249" calcext:value-type="float">
            <text:p>2.474249</text:p>
          </table:table-cell>
          <table:table-cell office:value-type="float" office:value="10.3210082857" calcext:value-type="float">
            <text:p>10.3210082857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474249" calcext:value-type="float">
            <text:p>2.474249</text:p>
          </table:table-cell>
          <table:table-cell office:value-type="float" office:value="10.9609813333" calcext:value-type="float">
            <text:p>10.9609813333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142651" calcext:value-type="float">
            <text:p>6.142651</text:p>
          </table:table-cell>
          <table:table-cell office:value-type="float" office:value="11.600954381" calcext:value-type="float">
            <text:p>11.600954381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.422169" calcext:value-type="float">
            <text:p>14.422169</text:p>
          </table:table-cell>
          <table:table-cell office:value-type="float" office:value="12.066241619" calcext:value-type="float">
            <text:p>12.066241619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3.768929" calcext:value-type="float">
            <text:p>13.768929</text:p>
          </table:table-cell>
          <table:table-cell office:value-type="float" office:value="11.9639057143" calcext:value-type="float">
            <text:p>11.9639057143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.548722" calcext:value-type="float">
            <text:p>10.548722</text:p>
          </table:table-cell>
          <table:table-cell office:value-type="float" office:value="12.097666619" calcext:value-type="float">
            <text:p>12.097666619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3.169431" calcext:value-type="float">
            <text:p>13.169431</text:p>
          </table:table-cell>
          <table:table-cell office:value-type="float" office:value="12.2062049048" calcext:value-type="float">
            <text:p>12.2062049048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.100304" calcext:value-type="float">
            <text:p>9.100304</text:p>
          </table:table-cell>
          <table:table-cell office:value-type="float" office:value="12.1899475238" calcext:value-type="float">
            <text:p>12.1899475238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.100304" calcext:value-type="float">
            <text:p>9.100304</text:p>
          </table:table-cell>
          <table:table-cell office:value-type="float" office:value="12.3674580952" calcext:value-type="float">
            <text:p>12.3674580952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.100304" calcext:value-type="float">
            <text:p>9.100304</text:p>
          </table:table-cell>
          <table:table-cell office:value-type="float" office:value="12.1439574762" calcext:value-type="float">
            <text:p>12.1439574762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035823" calcext:value-type="float">
            <text:p>8.035823</text:p>
          </table:table-cell>
          <table:table-cell office:value-type="float" office:value="12.3684244286" calcext:value-type="float">
            <text:p>12.3684244286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.384908" calcext:value-type="float">
            <text:p>14.384908</text:p>
          </table:table-cell>
          <table:table-cell office:value-type="float" office:value="12.4536702381" calcext:value-type="float">
            <text:p>12.4536702381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723251" calcext:value-type="float">
            <text:p>7.723251</text:p>
          </table:table-cell>
          <table:table-cell office:value-type="float" office:value="11.9587004762" calcext:value-type="float">
            <text:p>11.9587004762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723251" calcext:value-type="float">
            <text:p>7.723251</text:p>
          </table:table-cell>
          <table:table-cell office:value-type="float" office:value="12.1056204286" calcext:value-type="float">
            <text:p>12.1056204286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723251" calcext:value-type="float">
            <text:p>7.723251</text:p>
          </table:table-cell>
          <table:table-cell office:value-type="float" office:value="12.3547927143" calcext:value-type="float">
            <text:p>12.354792714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.766932" calcext:value-type="float">
            <text:p>9.766932</text:p>
          </table:table-cell>
          <table:table-cell office:value-type="float" office:value="12.4994500952" calcext:value-type="float">
            <text:p>12.4994500952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.603574" calcext:value-type="float">
            <text:p>10.603574</text:p>
          </table:table-cell>
          <table:table-cell office:value-type="float" office:value="12.5467893333" calcext:value-type="float">
            <text:p>12.5467893333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.952508" calcext:value-type="float">
            <text:p>11.952508</text:p>
          </table:table-cell>
          <table:table-cell office:value-type="float" office:value="12.5542884762" calcext:value-type="float">
            <text:p>12.5542884762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6.698998" calcext:value-type="float">
            <text:p>16.698998</text:p>
          </table:table-cell>
          <table:table-cell office:value-type="float" office:value="12.4975526667" calcext:value-type="float">
            <text:p>12.4975526667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5.913683" calcext:value-type="float">
            <text:p>15.913683</text:p>
          </table:table-cell>
          <table:table-cell office:value-type="float" office:value="12.0337977619" calcext:value-type="float">
            <text:p>12.033797761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5.913683" calcext:value-type="float">
            <text:p>15.913683</text:p>
          </table:table-cell>
          <table:table-cell office:value-type="float" office:value="11.8823987619" calcext:value-type="float">
            <text:p>11.8823987619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5.913683" calcext:value-type="float">
            <text:p>15.913683</text:p>
          </table:table-cell>
          <table:table-cell office:value-type="float" office:value="11.8853761905" calcext:value-type="float">
            <text:p>11.885376190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5.913683" calcext:value-type="float">
            <text:p>15.913683</text:p>
          </table:table-cell>
          <table:table-cell office:value-type="float" office:value="11.6091278095" calcext:value-type="float">
            <text:p>11.609127809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5.913683" calcext:value-type="float">
            <text:p>15.913683</text:p>
          </table:table-cell>
          <table:table-cell office:value-type="float" office:value="11.3328794286" calcext:value-type="float">
            <text:p>11.3328794286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2.273115" calcext:value-type="float">
            <text:p>12.273115</text:p>
          </table:table-cell>
          <table:table-cell office:value-type="float" office:value="11.0566310476" calcext:value-type="float">
            <text:p>11.0566310476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.577908" calcext:value-type="float">
            <text:p>16.577908</text:p>
          </table:table-cell>
          <table:table-cell office:value-type="float" office:value="10.9537430476" calcext:value-type="float">
            <text:p>10.9537430476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2.828026" calcext:value-type="float">
            <text:p>12.828026</text:p>
          </table:table-cell>
          <table:table-cell office:value-type="float" office:value="10.6458649048" calcext:value-type="float">
            <text:p>10.6458649048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2.828026" calcext:value-type="float">
            <text:p>12.828026</text:p>
          </table:table-cell>
          <table:table-cell office:value-type="float" office:value="10.5165525714" calcext:value-type="float">
            <text:p>10.5165525714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2.828026" calcext:value-type="float">
            <text:p>12.828026</text:p>
          </table:table-cell>
          <table:table-cell office:value-type="float" office:value="10.1423471429" calcext:value-type="float">
            <text:p>10.1423471429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406791" calcext:value-type="float">
            <text:p>4.406791</text:p>
          </table:table-cell>
          <table:table-cell office:value-type="float" office:value="10.2181493333" calcext:value-type="float">
            <text:p>10.218149333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3.81411" calcext:value-type="float">
            <text:p>13.81411</text:p>
          </table:table-cell>
          <table:table-cell office:value-type="float" office:value="10.8581911905" calcext:value-type="float">
            <text:p>10.858191190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.825985" calcext:value-type="float">
            <text:p>9.825985</text:p>
          </table:table-cell>
          <table:table-cell office:value-type="float" office:value="10.9149766667" calcext:value-type="float">
            <text:p>10.9149766667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990543" calcext:value-type="float">
            <text:p>3.990543</text:p>
          </table:table-cell>
          <table:table-cell office:value-type="float" office:value="10.5759966667" calcext:value-type="float">
            <text:p>10.575996666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.80857" calcext:value-type="float">
            <text:p>10.80857</text:p>
          </table:table-cell>
          <table:table-cell office:value-type="float" office:value="10.5148948571" calcext:value-type="float">
            <text:p>10.5148948571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2.955869" calcext:value-type="float">
            <text:p>12.955869</text:p>
          </table:table-cell>
          <table:table-cell office:value-type="float" office:value="10.1291250952" calcext:value-type="float">
            <text:p>10.129125095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.761056" calcext:value-type="float">
            <text:p>10.761056</text:p>
          </table:table-cell>
          <table:table-cell office:value-type="float" office:value="10.093298" calcext:value-type="float">
            <text:p>10.093298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.761056" calcext:value-type="float">
            <text:p>10.761056</text:p>
          </table:table-cell>
          <table:table-cell office:value-type="float" office:value="10.0309179048" calcext:value-type="float">
            <text:p>10.0309179048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.761056" calcext:value-type="float">
            <text:p>10.761056</text:p>
          </table:table-cell>
          <table:table-cell office:value-type="float" office:value="9.9685378095" calcext:value-type="float">
            <text:p>9.968537809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.761056" calcext:value-type="float">
            <text:p>10.761056</text:p>
          </table:table-cell>
          <table:table-cell office:value-type="float" office:value="9.5680558095" calcext:value-type="float">
            <text:p>9.568055809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960145" calcext:value-type="float">
            <text:p>6.960145</text:p>
          </table:table-cell>
          <table:table-cell office:value-type="float" office:value="9.3777257619" calcext:value-type="float">
            <text:p>9.3777257619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2.734304" calcext:value-type="float">
            <text:p>12.734304</text:p>
          </table:table-cell>
          <table:table-cell office:value-type="float" office:value="9.3501641429" calcext:value-type="float">
            <text:p>9.3501641429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5.976209" calcext:value-type="float">
            <text:p>15.976209</text:p>
          </table:table-cell>
          <table:table-cell office:value-type="float" office:value="8.9562775714" calcext:value-type="float">
            <text:p>8.9562775714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.112467" calcext:value-type="float">
            <text:p>10.112467</text:p>
          </table:table-cell>
          <table:table-cell office:value-type="float" office:value="8.4080145714" calcext:value-type="float">
            <text:p>8.4080145714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.112467" calcext:value-type="float">
            <text:p>10.112467</text:p>
          </table:table-cell>
          <table:table-cell office:value-type="float" office:value="8.1967229524" calcext:value-type="float">
            <text:p>8.1967229524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.112467" calcext:value-type="float">
            <text:p>10.112467</text:p>
          </table:table-cell>
          <table:table-cell office:value-type="float" office:value="8.3804261429" calcext:value-type="float">
            <text:p>8.380426142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.112467" calcext:value-type="float">
            <text:p>10.112467</text:p>
          </table:table-cell>
          <table:table-cell office:value-type="float" office:value="8.517076381" calcext:value-type="float">
            <text:p>8.517076381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.112467" calcext:value-type="float">
            <text:p>10.112467</text:p>
          </table:table-cell>
          <table:table-cell office:value-type="float" office:value="8.653726619" calcext:value-type="float">
            <text:p>8.653726619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.112467" calcext:value-type="float">
            <text:p>10.112467</text:p>
          </table:table-cell>
          <table:table-cell office:value-type="float" office:value="8.7903768571" calcext:value-type="float">
            <text:p>8.7903768571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969712" calcext:value-type="float">
            <text:p>4.969712</text:p>
          </table:table-cell>
          <table:table-cell office:value-type="float" office:value="8.9270270952" calcext:value-type="float">
            <text:p>8.9270270952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.419872" calcext:value-type="float">
            <text:p>14.419872</text:p>
          </table:table-cell>
          <table:table-cell office:value-type="float" office:value="9.5808537619" calcext:value-type="float">
            <text:p>9.5808537619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7.84767" calcext:value-type="float">
            <text:p>17.84767</text:p>
          </table:table-cell>
          <table:table-cell office:value-type="float" office:value="9.8317854762" calcext:value-type="float">
            <text:p>9.8317854762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.006605" calcext:value-type="float">
            <text:p>15.006605</text:p>
          </table:table-cell>
          <table:table-cell office:value-type="float" office:value="9.9194887143" calcext:value-type="float">
            <text:p>9.919488714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707405" calcext:value-type="float">
            <text:p>2.707405</text:p>
          </table:table-cell>
          <table:table-cell office:value-type="float" office:value="10.1424807619" calcext:value-type="float">
            <text:p>10.1424807619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707405" calcext:value-type="float">
            <text:p>2.707405</text:p>
          </table:table-cell>
          <table:table-cell office:value-type="float" office:value="10.951149" calcext:value-type="float">
            <text:p>10.951149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707405" calcext:value-type="float">
            <text:p>2.707405</text:p>
          </table:table-cell>
          <table:table-cell office:value-type="float" office:value="11.7598172381" calcext:value-type="float">
            <text:p>11.759817238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.2035" calcext:value-type="float">
            <text:p>12.2035</text:p>
          </table:table-cell>
          <table:table-cell office:value-type="float" office:value="12.3061445714" calcext:value-type="float">
            <text:p>12.3061445714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.451074" calcext:value-type="float">
            <text:p>9.451074</text:p>
          </table:table-cell>
          <table:table-cell office:value-type="float" office:value="12.6254555238" calcext:value-type="float">
            <text:p>12.6254555238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.451074" calcext:value-type="float">
            <text:p>9.451074</text:p>
          </table:table-cell>
          <table:table-cell office:value-type="float" office:value="12.7598688095" calcext:value-type="float">
            <text:p>12.759868809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350934" calcext:value-type="float">
            <text:p>2.350934</text:p>
          </table:table-cell>
          <table:table-cell office:value-type="float" office:value="12.5496300476" calcext:value-type="float">
            <text:p>12.5496300476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64125" calcext:value-type="float">
            <text:p>6.764125</text:p>
          </table:table-cell>
          <table:table-cell office:value-type="float" office:value="12.7441414286" calcext:value-type="float">
            <text:p>12.7441414286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381351" calcext:value-type="float">
            <text:p>6.381351</text:p>
          </table:table-cell>
          <table:table-cell office:value-type="float" office:value="12.7285008571" calcext:value-type="float">
            <text:p>12.7285008571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462686" calcext:value-type="float">
            <text:p>4.462686</text:p>
          </table:table-cell>
          <table:table-cell office:value-type="float" office:value="12.731087619" calcext:value-type="float">
            <text:p>12.731087619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462686" calcext:value-type="float">
            <text:p>4.462686</text:p>
          </table:table-cell>
          <table:table-cell office:value-type="float" office:value="12.825039381" calcext:value-type="float">
            <text:p>12.825039381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675343" calcext:value-type="float">
            <text:p>5.675343</text:p>
          </table:table-cell>
          <table:table-cell office:value-type="float" office:value="13.371739381" calcext:value-type="float">
            <text:p>13.371739381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3.970234" calcext:value-type="float">
            <text:p>13.970234</text:p>
          </table:table-cell>
          <table:table-cell office:value-type="float" office:value="13.9784298095" calcext:value-type="float">
            <text:p>13.978429809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.982122" calcext:value-type="float">
            <text:p>12.982122</text:p>
          </table:table-cell>
          <table:table-cell office:value-type="float" office:value="13.9046180476" calcext:value-type="float">
            <text:p>13.9046180476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.982122" calcext:value-type="float">
            <text:p>12.982122</text:p>
          </table:table-cell>
          <table:table-cell office:value-type="float" office:value="13.3702834762" calcext:value-type="float">
            <text:p>13.3702834762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2.982122" calcext:value-type="float">
            <text:p>12.982122</text:p>
          </table:table-cell>
          <table:table-cell office:value-type="float" office:value="13.0391011905" calcext:value-type="float">
            <text:p>13.039101190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2.982122" calcext:value-type="float">
            <text:p>12.982122</text:p>
          </table:table-cell>
          <table:table-cell office:value-type="float" office:value="12.7900049524" calcext:value-type="float">
            <text:p>12.7900049524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8.700072" calcext:value-type="float">
            <text:p>18.700072</text:p>
          </table:table-cell>
          <table:table-cell office:value-type="float" office:value="12.5409087143" calcext:value-type="float">
            <text:p>12.5409087143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.689438" calcext:value-type="float">
            <text:p>19.689438</text:p>
          </table:table-cell>
          <table:table-cell office:value-type="float" office:value="11.8443782381" calcext:value-type="float">
            <text:p>11.8443782381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9.689438" calcext:value-type="float">
            <text:p>19.689438</text:p>
          </table:table-cell>
          <table:table-cell office:value-type="float" office:value="11.5469539048" calcext:value-type="float">
            <text:p>11.5469539048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9.689438" calcext:value-type="float">
            <text:p>19.689438</text:p>
          </table:table-cell>
          <table:table-cell office:value-type="float" office:value="11.001098381" calcext:value-type="float">
            <text:p>11.001098381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9.689438" calcext:value-type="float">
            <text:p>19.689438</text:p>
          </table:table-cell>
          <table:table-cell office:value-type="float" office:value="10.4552428571" calcext:value-type="float">
            <text:p>10.4552428571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9.689438" calcext:value-type="float">
            <text:p>19.689438</text:p>
          </table:table-cell>
          <table:table-cell office:value-type="float" office:value="9.9093873333" calcext:value-type="float">
            <text:p>9.9093873333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.180279" calcext:value-type="float">
            <text:p>14.180279</text:p>
          </table:table-cell>
          <table:table-cell office:value-type="float" office:value="9.3506111905" calcext:value-type="float">
            <text:p>9.350611190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8.90903" calcext:value-type="float">
            <text:p>18.90903</text:p>
          </table:table-cell>
          <table:table-cell office:value-type="float" office:value="9.4436272381" calcext:value-type="float">
            <text:p>9.4436272381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.273753" calcext:value-type="float">
            <text:p>12.273753</text:p>
          </table:table-cell>
          <table:table-cell office:value-type="float" office:value="9.1517552857" calcext:value-type="float">
            <text:p>9.151755285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03606" calcext:value-type="float">
            <text:p>5.03606</text:p>
          </table:table-cell>
          <table:table-cell office:value-type="float" office:value="9.1758489048" calcext:value-type="float">
            <text:p>9.175848904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435673" calcext:value-type="float">
            <text:p>6.435673</text:p>
          </table:table-cell>
          <table:table-cell office:value-type="float" office:value="9.5445945714" calcext:value-type="float">
            <text:p>9.5445945714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435673" calcext:value-type="float">
            <text:p>6.435673</text:p>
          </table:table-cell>
          <table:table-cell office:value-type="float" office:value="10.1561795714" calcext:value-type="float">
            <text:p>10.1561795714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435673" calcext:value-type="float">
            <text:p>6.435673</text:p>
          </table:table-cell>
          <table:table-cell office:value-type="float" office:value="10.8950248095" calcext:value-type="float">
            <text:p>10.895024809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435673" calcext:value-type="float">
            <text:p>6.435673</text:p>
          </table:table-cell>
          <table:table-cell office:value-type="float" office:value="11.6338700476" calcext:value-type="float">
            <text:p>11.6338700476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.943386" calcext:value-type="float">
            <text:p>15.943386</text:p>
          </table:table-cell>
          <table:table-cell office:value-type="float" office:value="12.3727152857" calcext:value-type="float">
            <text:p>12.3727152857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8.415842" calcext:value-type="float">
            <text:p>18.415842</text:p>
          </table:table-cell>
          <table:table-cell office:value-type="float" office:value="12.6588122857" calcext:value-type="float">
            <text:p>12.6588122857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.420187" calcext:value-type="float">
            <text:p>12.420187</text:p>
          </table:table-cell>
          <table:table-cell office:value-type="float" office:value="12.373439" calcext:value-type="float">
            <text:p>12.373439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761096" calcext:value-type="float">
            <text:p>1.761096</text:p>
          </table:table-cell>
          <table:table-cell office:value-type="float" office:value="12.5062538571" calcext:value-type="float">
            <text:p>12.5062538571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027294" calcext:value-type="float">
            <text:p>6.027294</text:p>
          </table:table-cell>
          <table:table-cell office:value-type="float" office:value="12.793950619" calcext:value-type="float">
            <text:p>12.793950619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751101" calcext:value-type="float">
            <text:p>7.751101</text:p>
          </table:table-cell>
          <table:table-cell office:value-type="float" office:value="13.0009238095" calcext:value-type="float">
            <text:p>13.000923809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751101" calcext:value-type="float">
            <text:p>7.751101</text:p>
          </table:table-cell>
          <table:table-cell office:value-type="float" office:value="13.2509196667" calcext:value-type="float">
            <text:p>13.2509196667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072932" calcext:value-type="float">
            <text:p>4.072932</text:p>
          </table:table-cell>
          <table:table-cell office:value-type="float" office:value="13.5009155238" calcext:value-type="float">
            <text:p>13.5009155238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3.443527" calcext:value-type="float">
            <text:p>13.443527</text:p>
          </table:table-cell>
          <table:table-cell office:value-type="float" office:value="13.9260622857" calcext:value-type="float">
            <text:p>13.9260622857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226472" calcext:value-type="float">
            <text:p>8.226472</text:p>
          </table:table-cell>
          <table:table-cell office:value-type="float" office:value="13.9049902381" calcext:value-type="float">
            <text:p>13.9049902381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.226472" calcext:value-type="float">
            <text:p>8.226472</text:p>
          </table:table-cell>
          <table:table-cell office:value-type="float" office:value="14.1487604286" calcext:value-type="float">
            <text:p>14.1487604286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.226472" calcext:value-type="float">
            <text:p>8.226472</text:p>
          </table:table-cell>
          <table:table-cell office:value-type="float" office:value="14.6457910476" calcext:value-type="float">
            <text:p>14.6457910476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955139" calcext:value-type="float">
            <text:p>7.955139</text:p>
          </table:table-cell>
          <table:table-cell office:value-type="float" office:value="15.00549" calcext:value-type="float">
            <text:p>15.0054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6.133616" calcext:value-type="float">
            <text:p>16.133616</text:p>
          </table:table-cell>
          <table:table-cell office:value-type="float" office:value="15.3781095714" calcext:value-type="float">
            <text:p>15.3781095714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2.779719" calcext:value-type="float">
            <text:p>12.779719</text:p>
          </table:table-cell>
          <table:table-cell office:value-type="float" office:value="15.3612778571" calcext:value-type="float">
            <text:p>15.3612778571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.779719" calcext:value-type="float">
            <text:p>12.779719</text:p>
          </table:table-cell>
          <table:table-cell office:value-type="float" office:value="15.5041555238" calcext:value-type="float">
            <text:p>15.5041555238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2.779719" calcext:value-type="float">
            <text:p>12.779719</text:p>
          </table:table-cell>
          <table:table-cell office:value-type="float" office:value="15.2204592857" calcext:value-type="float">
            <text:p>15.2204592857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9.278958" calcext:value-type="float">
            <text:p>19.278958</text:p>
          </table:table-cell>
          <table:table-cell office:value-type="float" office:value="14.9744338095" calcext:value-type="float">
            <text:p>14.974433809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1.951423" calcext:value-type="float">
            <text:p>21.951423</text:p>
          </table:table-cell>
          <table:table-cell office:value-type="float" office:value="14.3740321905" calcext:value-type="float">
            <text:p>14.374032190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1.951423" calcext:value-type="float">
            <text:p>21.951423</text:p>
          </table:table-cell>
          <table:table-cell office:value-type="float" office:value="13.6463703333" calcext:value-type="float">
            <text:p>13.6463703333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1.951423" calcext:value-type="float">
            <text:p>21.951423</text:p>
          </table:table-cell>
          <table:table-cell office:value-type="float" office:value="12.9187084762" calcext:value-type="float">
            <text:p>12.9187084762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1.951423" calcext:value-type="float">
            <text:p>21.951423</text:p>
          </table:table-cell>
          <table:table-cell office:value-type="float" office:value="12.3246382857" calcext:value-type="float">
            <text:p>12.324638285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.423003" calcext:value-type="float">
            <text:p>12.423003</text:p>
          </table:table-cell>
          <table:table-cell office:value-type="float" office:value="12.2520137619" calcext:value-type="float">
            <text:p>12.2520137619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5.209299" calcext:value-type="float">
            <text:p>15.209299</text:p>
          </table:table-cell>
          <table:table-cell office:value-type="float" office:value="12.6034171905" calcext:value-type="float">
            <text:p>12.603417190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802728" calcext:value-type="float">
            <text:p>7.802728</text:p>
          </table:table-cell>
          <table:table-cell office:value-type="float" office:value="12.8221398571" calcext:value-type="float">
            <text:p>12.8221398571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.373731" calcext:value-type="float">
            <text:p>10.373731</text:p>
          </table:table-cell>
          <table:table-cell office:value-type="float" office:value="13.393556381" calcext:value-type="float">
            <text:p>13.393556381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3.001014" calcext:value-type="float">
            <text:p>13.001014</text:p>
          </table:table-cell>
          <table:table-cell office:value-type="float" office:value="13.8425441905" calcext:value-type="float">
            <text:p>13.842544190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3.001014" calcext:value-type="float">
            <text:p>13.001014</text:p>
          </table:table-cell>
          <table:table-cell office:value-type="float" office:value="13.889137" calcext:value-type="float">
            <text:p>13.889137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3.001014" calcext:value-type="float">
            <text:p>13.001014</text:p>
          </table:table-cell>
          <table:table-cell office:value-type="float" office:value="13.9853317619" calcext:value-type="float">
            <text:p>13.9853317619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3.001014" calcext:value-type="float">
            <text:p>13.001014</text:p>
          </table:table-cell>
          <table:table-cell office:value-type="float" office:value="14.0815265238" calcext:value-type="float">
            <text:p>14.0815265238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3.345646" calcext:value-type="float">
            <text:p>13.345646</text:p>
          </table:table-cell>
          <table:table-cell office:value-type="float" office:value="14.1777212857" calcext:value-type="float">
            <text:p>14.1777212857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8.664115" calcext:value-type="float">
            <text:p>18.664115</text:p>
          </table:table-cell>
          <table:table-cell office:value-type="float" office:value="14.1445468571" calcext:value-type="float">
            <text:p>14.1445468571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.78015" calcext:value-type="float">
            <text:p>15.78015</text:p>
          </table:table-cell>
          <table:table-cell office:value-type="float" office:value="13.7937308571" calcext:value-type="float">
            <text:p>13.7937308571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5.78015" calcext:value-type="float">
            <text:p>15.78015</text:p>
          </table:table-cell>
          <table:table-cell office:value-type="float" office:value="13.5802465238" calcext:value-type="float">
            <text:p>13.5802465238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5.78015" calcext:value-type="float">
            <text:p>15.78015</text:p>
          </table:table-cell>
          <table:table-cell office:value-type="float" office:value="13.3667621905" calcext:value-type="float">
            <text:p>13.366762190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5.78015" calcext:value-type="float">
            <text:p>15.78015</text:p>
          </table:table-cell>
          <table:table-cell office:value-type="float" office:value="13.0883282381" calcext:value-type="float">
            <text:p>13.0883282381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22098" calcext:value-type="float">
            <text:p>6.822098</text:p>
          </table:table-cell>
          <table:table-cell office:value-type="float" office:value="12.4565947619" calcext:value-type="float">
            <text:p>12.4565947619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613184" calcext:value-type="float">
            <text:p>7.613184</text:p>
          </table:table-cell>
          <table:table-cell office:value-type="float" office:value="12.5232300952" calcext:value-type="float">
            <text:p>12.5232300952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70524" calcext:value-type="float">
            <text:p>6.670524</text:p>
          </table:table-cell>
          <table:table-cell office:value-type="float" office:value="13.0671014286" calcext:value-type="float">
            <text:p>13.0671014286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70524" calcext:value-type="float">
            <text:p>6.670524</text:p>
          </table:table-cell>
          <table:table-cell office:value-type="float" office:value="13.6871655238" calcext:value-type="float">
            <text:p>13.6871655238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70524" calcext:value-type="float">
            <text:p>6.670524</text:p>
          </table:table-cell>
          <table:table-cell office:value-type="float" office:value="13.6555261905" calcext:value-type="float">
            <text:p>13.655526190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.475949" calcext:value-type="float">
            <text:p>9.475949</text:p>
          </table:table-cell>
          <table:table-cell office:value-type="float" office:value="13.6238868571" calcext:value-type="float">
            <text:p>13.6238868571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.426308" calcext:value-type="float">
            <text:p>20.426308</text:p>
          </table:table-cell>
          <table:table-cell office:value-type="float" office:value="13.4586558571" calcext:value-type="float">
            <text:p>13.4586558571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9.802475" calcext:value-type="float">
            <text:p>19.802475</text:p>
          </table:table-cell>
          <table:table-cell office:value-type="float" office:value="12.7719791905" calcext:value-type="float">
            <text:p>12.771979190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.802475" calcext:value-type="float">
            <text:p>19.802475</text:p>
          </table:table-cell>
          <table:table-cell office:value-type="float" office:value="12.3682475714" calcext:value-type="float">
            <text:p>12.3682475714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9.802475" calcext:value-type="float">
            <text:p>19.802475</text:p>
          </table:table-cell>
          <table:table-cell office:value-type="float" office:value="11.8292074762" calcext:value-type="float">
            <text:p>11.8292074762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9.802475" calcext:value-type="float">
            <text:p>19.802475</text:p>
          </table:table-cell>
          <table:table-cell office:value-type="float" office:value="11.290167381" calcext:value-type="float">
            <text:p>11.290167381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3.979463" calcext:value-type="float">
            <text:p>13.979463</text:p>
          </table:table-cell>
          <table:table-cell office:value-type="float" office:value="10.7511272857" calcext:value-type="float">
            <text:p>10.7511272857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.021104" calcext:value-type="float">
            <text:p>15.021104</text:p>
          </table:table-cell>
          <table:table-cell office:value-type="float" office:value="10.6088129524" calcext:value-type="float">
            <text:p>10.6088129524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5.021104" calcext:value-type="float">
            <text:p>15.021104</text:p>
          </table:table-cell>
          <table:table-cell office:value-type="float" office:value="10.7812870476" calcext:value-type="float">
            <text:p>10.7812870476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5.021104" calcext:value-type="float">
            <text:p>15.021104</text:p>
          </table:table-cell>
          <table:table-cell office:value-type="float" office:value="10.5742302857" calcext:value-type="float">
            <text:p>10.5742302857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.648983" calcext:value-type="float">
            <text:p>12.648983</text:p>
          </table:table-cell>
          <table:table-cell office:value-type="float" office:value="10.3671735238" calcext:value-type="float">
            <text:p>10.3671735238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1.296979" calcext:value-type="float">
            <text:p>11.296979</text:p>
          </table:table-cell>
          <table:table-cell office:value-type="float" office:value="10.2730749048" calcext:value-type="float">
            <text:p>10.2730749048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.296979" calcext:value-type="float">
            <text:p>11.296979</text:p>
          </table:table-cell>
          <table:table-cell office:value-type="float" office:value="10.5114834286" calcext:value-type="float">
            <text:p>10.5114834286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1.296979" calcext:value-type="float">
            <text:p>11.296979</text:p>
          </table:table-cell>
          <table:table-cell office:value-type="float" office:value="10.790602" calcext:value-type="float">
            <text:p>10.790602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.933037" calcext:value-type="float">
            <text:p>9.933037</text:p>
          </table:table-cell>
          <table:table-cell office:value-type="float" office:value="10.635244" calcext:value-type="float">
            <text:p>10.635244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513747" calcext:value-type="float">
            <text:p>2.513747</text:p>
          </table:table-cell>
          <table:table-cell office:value-type="float" office:value="10.544835619" calcext:value-type="float">
            <text:p>10.544835619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.22144" calcext:value-type="float">
            <text:p>8.22144</text:p>
          </table:table-cell>
          <table:table-cell office:value-type="float" office:value="10.6966413333" calcext:value-type="float">
            <text:p>10.6966413333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9.034482" calcext:value-type="float">
            <text:p>19.034482</text:p>
          </table:table-cell>
          <table:table-cell office:value-type="float" office:value="10.9902545714" calcext:value-type="float">
            <text:p>10.9902545714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.69187" calcext:value-type="float">
            <text:p>19.69187</text:p>
          </table:table-cell>
          <table:table-cell office:value-type="float" office:value="10.8294262381" calcext:value-type="float">
            <text:p>10.8294262381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006098" calcext:value-type="float">
            <text:p>6.006098</text:p>
          </table:table-cell>
          <table:table-cell office:value-type="float" office:value="10.203656" calcext:value-type="float">
            <text:p>10.203656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006098" calcext:value-type="float">
            <text:p>6.006098</text:p>
          </table:table-cell>
          <table:table-cell office:value-type="float" office:value="10.2295891905" calcext:value-type="float">
            <text:p>10.229589190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006098" calcext:value-type="float">
            <text:p>6.006098</text:p>
          </table:table-cell>
          <table:table-cell office:value-type="float" office:value="10.255522381" calcext:value-type="float">
            <text:p>10.255522381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006098" calcext:value-type="float">
            <text:p>6.006098</text:p>
          </table:table-cell>
          <table:table-cell office:value-type="float" office:value="10.2814555714" calcext:value-type="float">
            <text:p>10.2814555714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1.324111" calcext:value-type="float">
            <text:p>11.324111</text:p>
          </table:table-cell>
          <table:table-cell office:value-type="float" office:value="10.3073887619" calcext:value-type="float">
            <text:p>10.3073887619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.482633" calcext:value-type="float">
            <text:p>8.482633</text:p>
          </table:table-cell>
          <table:table-cell office:value-type="float" office:value="9.9497556667" calcext:value-type="float">
            <text:p>9.9497556667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.482633" calcext:value-type="float">
            <text:p>8.482633</text:p>
          </table:table-cell>
          <table:table-cell office:value-type="float" office:value="10.5242855238" calcext:value-type="float">
            <text:p>10.5242855238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.482633" calcext:value-type="float">
            <text:p>8.482633</text:p>
          </table:table-cell>
          <table:table-cell office:value-type="float" office:value="10.9632081905" calcext:value-type="float">
            <text:p>10.963208190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.990862" calcext:value-type="float">
            <text:p>10.990862</text:p>
          </table:table-cell>
          <table:table-cell office:value-type="float" office:value="11.4021308571" calcext:value-type="float">
            <text:p>11.4021308571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8.64306" calcext:value-type="float">
            <text:p>18.64306</text:p>
          </table:table-cell>
          <table:table-cell office:value-type="float" office:value="11.7216140476" calcext:value-type="float">
            <text:p>11.7216140476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.672912" calcext:value-type="float">
            <text:p>10.672912</text:p>
          </table:table-cell>
          <table:table-cell office:value-type="float" office:value="11.4236758571" calcext:value-type="float">
            <text:p>11.4236758571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.672912" calcext:value-type="float">
            <text:p>10.672912</text:p>
          </table:table-cell>
          <table:table-cell office:value-type="float" office:value="11.0034505238" calcext:value-type="float">
            <text:p>11.0034505238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.672912" calcext:value-type="float">
            <text:p>10.672912</text:p>
          </table:table-cell>
          <table:table-cell office:value-type="float" office:value="10.5832251905" calcext:value-type="float">
            <text:p>10.583225190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6.303558" calcext:value-type="float">
            <text:p>16.303558</text:p>
          </table:table-cell>
          <table:table-cell office:value-type="float" office:value="10.2469808571" calcext:value-type="float">
            <text:p>10.2469808571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7.158469" calcext:value-type="float">
            <text:p>17.158469</text:p>
          </table:table-cell>
          <table:table-cell office:value-type="float" office:value="10.1454351905" calcext:value-type="float">
            <text:p>10.145435190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.034461" calcext:value-type="float">
            <text:p>8.034461</text:p>
          </table:table-cell>
          <table:table-cell office:value-type="float" office:value="9.6931237143" calcext:value-type="float">
            <text:p>9.6931237143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.034461" calcext:value-type="float">
            <text:p>8.034461</text:p>
          </table:table-cell>
          <table:table-cell office:value-type="float" office:value="9.8677638571" calcext:value-type="float">
            <text:p>9.8677638571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.701667" calcext:value-type="float">
            <text:p>5.701667</text:p>
          </table:table-cell>
          <table:table-cell office:value-type="float" office:value="10.3118267619" calcext:value-type="float">
            <text:p>10.3118267619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.387318" calcext:value-type="float">
            <text:p>14.387318</text:p>
          </table:table-cell>
          <table:table-cell office:value-type="float" office:value="10.2376317619" calcext:value-type="float">
            <text:p>10.2376317619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5.657087" calcext:value-type="float">
            <text:p>15.657087</text:p>
          </table:table-cell>
          <table:table-cell office:value-type="float" office:value="9.7498343333" calcext:value-type="float">
            <text:p>9.7498343333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550695" calcext:value-type="float">
            <text:p>6.550695</text:p>
          </table:table-cell>
          <table:table-cell office:value-type="float" office:value="9.2015717143" calcext:value-type="float">
            <text:p>9.2015717143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550695" calcext:value-type="float">
            <text:p>6.550695</text:p>
          </table:table-cell>
          <table:table-cell office:value-type="float" office:value="9.9625747619" calcext:value-type="float">
            <text:p>9.9625747619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550695" calcext:value-type="float">
            <text:p>6.550695</text:p>
          </table:table-cell>
          <table:table-cell office:value-type="float" office:value="10.5471228571" calcext:value-type="float">
            <text:p>10.5471228571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550695" calcext:value-type="float">
            <text:p>6.550695</text:p>
          </table:table-cell>
          <table:table-cell office:value-type="float" office:value="11.1316709524" calcext:value-type="float">
            <text:p>11.1316709524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550695" calcext:value-type="float">
            <text:p>6.550695</text:p>
          </table:table-cell>
          <table:table-cell office:value-type="float" office:value="11.7162190476" calcext:value-type="float">
            <text:p>11.7162190476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813816" calcext:value-type="float">
            <text:p>3.813816</text:p>
          </table:table-cell>
          <table:table-cell office:value-type="float" office:value="11.9955482381" calcext:value-type="float">
            <text:p>11.9955482381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.54776" calcext:value-type="float">
            <text:p>20.54776</text:p>
          </table:table-cell>
          <table:table-cell office:value-type="float" office:value="12.405205" calcext:value-type="float">
            <text:p>12.40520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.700009" calcext:value-type="float">
            <text:p>17.700009</text:p>
          </table:table-cell>
          <table:table-cell office:value-type="float" office:value="12.0180072857" calcext:value-type="float">
            <text:p>12.0180072857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7.700009" calcext:value-type="float">
            <text:p>17.700009</text:p>
          </table:table-cell>
          <table:table-cell office:value-type="float" office:value="11.7664167619" calcext:value-type="float">
            <text:p>11.7664167619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7.700009" calcext:value-type="float">
            <text:p>17.700009</text:p>
          </table:table-cell>
          <table:table-cell office:value-type="float" office:value="11.2428848095" calcext:value-type="float">
            <text:p>11.242884809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2.386358" calcext:value-type="float">
            <text:p>12.386358</text:p>
          </table:table-cell>
          <table:table-cell office:value-type="float" office:value="11.2536660476" calcext:value-type="float">
            <text:p>11.2536660476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84818" calcext:value-type="float">
            <text:p>1.84818</text:p>
          </table:table-cell>
          <table:table-cell office:value-type="float" office:value="11.4899660476" calcext:value-type="float">
            <text:p>11.4899660476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84818" calcext:value-type="float">
            <text:p>1.84818</text:p>
          </table:table-cell>
          <table:table-cell office:value-type="float" office:value="12.1248720952" calcext:value-type="float">
            <text:p>12.1248720952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611781" calcext:value-type="float">
            <text:p>3.611781</text:p>
          </table:table-cell>
          <table:table-cell office:value-type="float" office:value="12.2764402381" calcext:value-type="float">
            <text:p>12.2764402381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.171099" calcext:value-type="float">
            <text:p>14.171099</text:p>
          </table:table-cell>
          <table:table-cell office:value-type="float" office:value="12.344027381" calcext:value-type="float">
            <text:p>12.344027381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659928" calcext:value-type="float">
            <text:p>7.659928</text:p>
          </table:table-cell>
          <table:table-cell office:value-type="float" office:value="11.9087898571" calcext:value-type="float">
            <text:p>11.9087898571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.701904" calcext:value-type="float">
            <text:p>11.701904</text:p>
          </table:table-cell>
          <table:table-cell office:value-type="float" office:value="12.5986358571" calcext:value-type="float">
            <text:p>12.5986358571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.359782" calcext:value-type="float">
            <text:p>17.359782</text:p>
          </table:table-cell>
          <table:table-cell office:value-type="float" office:value="13.3373434286" calcext:value-type="float">
            <text:p>13.3373434286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143572" calcext:value-type="float">
            <text:p>4.143572</text:p>
          </table:table-cell>
          <table:table-cell office:value-type="float" office:value="13.8066282381" calcext:value-type="float">
            <text:p>13.8066282381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143572" calcext:value-type="float">
            <text:p>4.143572</text:p>
          </table:table-cell>
          <table:table-cell office:value-type="float" office:value="14.905256381" calcext:value-type="float">
            <text:p>14.905256381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143572" calcext:value-type="float">
            <text:p>4.143572</text:p>
          </table:table-cell>
          <table:table-cell office:value-type="float" office:value="15.4674302381" calcext:value-type="float">
            <text:p>15.4674302381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.531759" calcext:value-type="float">
            <text:p>22.531759</text:p>
          </table:table-cell>
          <table:table-cell office:value-type="float" office:value="16.7063375714" calcext:value-type="float">
            <text:p>16.7063375714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8.826205" calcext:value-type="float">
            <text:p>18.826205</text:p>
          </table:table-cell>
          <table:table-cell office:value-type="float" office:value="15.8958891905" calcext:value-type="float">
            <text:p>15.895889190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8.826205" calcext:value-type="float">
            <text:p>18.826205</text:p>
          </table:table-cell>
          <table:table-cell office:value-type="float" office:value="15.2618957619" calcext:value-type="float">
            <text:p>15.2618957619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8.826205" calcext:value-type="float">
            <text:p>18.826205</text:p>
          </table:table-cell>
          <table:table-cell office:value-type="float" office:value="14.8616090952" calcext:value-type="float">
            <text:p>14.8616090952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2.416608" calcext:value-type="float">
            <text:p>12.416608</text:p>
          </table:table-cell>
          <table:table-cell office:value-type="float" office:value="15.0999430476" calcext:value-type="float">
            <text:p>15.0999430476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2.416608" calcext:value-type="float">
            <text:p>12.416608</text:p>
          </table:table-cell>
          <table:table-cell office:value-type="float" office:value="15.6434959048" calcext:value-type="float">
            <text:p>15.6434959048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2.416608" calcext:value-type="float">
            <text:p>12.416608</text:p>
          </table:table-cell>
          <table:table-cell office:value-type="float" office:value="16.1870487619" calcext:value-type="float">
            <text:p>16.1870487619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2.416608" calcext:value-type="float">
            <text:p>12.416608</text:p>
          </table:table-cell>
          <table:table-cell office:value-type="float" office:value="16.9950385714" calcext:value-type="float">
            <text:p>16.9950385714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05838" calcext:value-type="float">
            <text:p>6.705838</text:p>
          </table:table-cell>
          <table:table-cell office:value-type="float" office:value="18.1617221429" calcext:value-type="float">
            <text:p>18.1617221429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7.926415" calcext:value-type="float">
            <text:p>17.926415</text:p>
          </table:table-cell>
          <table:table-cell office:value-type="float" office:value="19.6003471429" calcext:value-type="float">
            <text:p>19.6003471429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7.348658" calcext:value-type="float">
            <text:p>17.348658</text:p>
          </table:table-cell>
          <table:table-cell office:value-type="float" office:value="20.5046589524" calcext:value-type="float">
            <text:p>20.5046589524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.181207" calcext:value-type="float">
            <text:p>15.181207</text:p>
          </table:table-cell>
          <table:table-cell office:value-type="float" office:value="21.436483" calcext:value-type="float">
            <text:p>21.436483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.031111" calcext:value-type="float">
            <text:p>5.031111</text:p>
          </table:table-cell>
          <table:table-cell office:value-type="float" office:value="22.9044220476" calcext:value-type="float">
            <text:p>22.9044220476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.031111" calcext:value-type="float">
            <text:p>5.031111</text:p>
          </table:table-cell>
          <table:table-cell office:value-type="float" office:value="25.1994927143" calcext:value-type="float">
            <text:p>25.1994927143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.031111" calcext:value-type="float">
            <text:p>5.031111</text:p>
          </table:table-cell>
          <table:table-cell office:value-type="float" office:value="26.6433925714" calcext:value-type="float">
            <text:p>26.6433925714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.146694" calcext:value-type="float">
            <text:p>22.146694</text:p>
          </table:table-cell>
          <table:table-cell office:value-type="float" office:value="28.0872924286" calcext:value-type="float">
            <text:p>28.087292428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7.214763" calcext:value-type="float">
            <text:p>27.214763</text:p>
          </table:table-cell>
          <table:table-cell office:value-type="float" office:value="28.7161645238" calcext:value-type="float">
            <text:p>28.7161645238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7.214763" calcext:value-type="float">
            <text:p>27.214763</text:p>
          </table:table-cell>
          <table:table-cell office:value-type="float" office:value="29.1037" calcext:value-type="float">
            <text:p>29.1037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7.214763" calcext:value-type="float">
            <text:p>27.214763</text:p>
          </table:table-cell>
          <table:table-cell office:value-type="float" office:value="28.4616735238" calcext:value-type="float">
            <text:p>28.461673523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.949223" calcext:value-type="float">
            <text:p>15.949223</text:p>
          </table:table-cell>
          <table:table-cell office:value-type="float" office:value="29.2377884286" calcext:value-type="float">
            <text:p>29.2377884286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0.160626" calcext:value-type="float">
            <text:p>30.160626</text:p>
          </table:table-cell>
          <table:table-cell office:value-type="float" office:value="31.1917946667" calcext:value-type="float">
            <text:p>31.191794666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.512343" calcext:value-type="float">
            <text:p>5.512343</text:p>
          </table:table-cell>
          <table:table-cell office:value-type="float" office:value="31.7564457619" calcext:value-type="float">
            <text:p>31.7564457619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.512343" calcext:value-type="float">
            <text:p>5.512343</text:p>
          </table:table-cell>
          <table:table-cell office:value-type="float" office:value="33.494824619" calcext:value-type="float">
            <text:p>33.494824619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.420185" calcext:value-type="float">
            <text:p>10.420185</text:p>
          </table:table-cell>
          <table:table-cell office:value-type="float" office:value="35.2332034762" calcext:value-type="float">
            <text:p>35.2332034762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3.831218" calcext:value-type="float">
            <text:p>23.831218</text:p>
          </table:table-cell>
          <table:table-cell office:value-type="float" office:value="36.7378755714" calcext:value-type="float">
            <text:p>36.7378755714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3.831218" calcext:value-type="float">
            <text:p>23.831218</text:p>
          </table:table-cell>
          <table:table-cell office:value-type="float" office:value="37.6039270476" calcext:value-type="float">
            <text:p>37.6039270476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3.831218" calcext:value-type="float">
            <text:p>23.831218</text:p>
          </table:table-cell>
          <table:table-cell office:value-type="float" office:value="39.0283517619" calcext:value-type="float">
            <text:p>39.0283517619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9.384394" calcext:value-type="float">
            <text:p>29.384394</text:p>
          </table:table-cell>
          <table:table-cell office:value-type="float" office:value="41.8210244762" calcext:value-type="float">
            <text:p>41.8210244762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6.916963" calcext:value-type="float">
            <text:p>36.916963</text:p>
          </table:table-cell>
          <table:table-cell office:value-type="float" office:value="45.2034911905" calcext:value-type="float">
            <text:p>45.203491190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6.916963" calcext:value-type="float">
            <text:p>36.916963</text:p>
          </table:table-cell>
          <table:table-cell office:value-type="float" office:value="47.213846619" calcext:value-type="float">
            <text:p>47.213846619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6.916963" calcext:value-type="float">
            <text:p>36.916963</text:p>
          </table:table-cell>
          <table:table-cell office:value-type="float" office:value="49.2242020476" calcext:value-type="float">
            <text:p>49.2242020476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6.916963" calcext:value-type="float">
            <text:p>36.916963</text:p>
          </table:table-cell>
          <table:table-cell office:value-type="float" office:value="51.2345574762" calcext:value-type="float">
            <text:p>51.2345574762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6.007927" calcext:value-type="float">
            <text:p>46.007927</text:p>
          </table:table-cell>
          <table:table-cell office:value-type="float" office:value="54.3652440952" calcext:value-type="float">
            <text:p>54.3652440952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3.227595" calcext:value-type="float">
            <text:p>53.227595</text:p>
          </table:table-cell>
          <table:table-cell office:value-type="float" office:value="54.6242986667" calcext:value-type="float">
            <text:p>54.6242986667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5.353008" calcext:value-type="float">
            <text:p>35.353008</text:p>
          </table:table-cell>
          <table:table-cell office:value-type="float" office:value="57.520038619" calcext:value-type="float">
            <text:p>57.520038619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5.353008" calcext:value-type="float">
            <text:p>35.353008</text:p>
          </table:table-cell>
          <table:table-cell office:value-type="float" office:value="60.1539206667" calcext:value-type="float">
            <text:p>60.153920666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5.353008" calcext:value-type="float">
            <text:p>35.353008</text:p>
          </table:table-cell>
          <table:table-cell office:value-type="float" office:value="62.7878027143" calcext:value-type="float">
            <text:p>62.787802714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5.353008" calcext:value-type="float">
            <text:p>35.353008</text:p>
          </table:table-cell>
          <table:table-cell office:value-type="float" office:value="65.4216847619" calcext:value-type="float">
            <text:p>65.4216847619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3.732207" calcext:value-type="float">
            <text:p>13.732207</text:p>
          </table:table-cell>
          <table:table-cell office:value-type="float" office:value="68.0555668095" calcext:value-type="float">
            <text:p>68.055566809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3.513176" calcext:value-type="float">
            <text:p>43.513176</text:p>
          </table:table-cell>
          <table:table-cell office:value-type="float" office:value="71.7190108095" calcext:value-type="float">
            <text:p>71.719010809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6.983354" calcext:value-type="float">
            <text:p>56.983354</text:p>
          </table:table-cell>
          <table:table-cell office:value-type="float" office:value="70.586382" calcext:value-type="float">
            <text:p>70.58638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2.018299" calcext:value-type="float">
            <text:p>42.018299</text:p>
          </table:table-cell>
          <table:table-cell office:value-type="float" office:value="70.0606399524" calcext:value-type="float">
            <text:p>70.0606399524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2.018299" calcext:value-type="float">
            <text:p>42.018299</text:p>
          </table:table-cell>
          <table:table-cell office:value-type="float" office:value="70.1742520952" calcext:value-type="float">
            <text:p>70.1742520952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2.018299" calcext:value-type="float">
            <text:p>42.018299</text:p>
          </table:table-cell>
          <table:table-cell office:value-type="float" office:value="69.133059" calcext:value-type="float">
            <text:p>69.133059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2.018299" calcext:value-type="float">
            <text:p>42.018299</text:p>
          </table:table-cell>
          <table:table-cell office:value-type="float" office:value="68.0918659048" calcext:value-type="float">
            <text:p>68.0918659048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2.018299" calcext:value-type="float">
            <text:p>42.018299</text:p>
          </table:table-cell>
          <table:table-cell office:value-type="float" office:value="66.6831271905" calcext:value-type="float">
            <text:p>66.683127190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3.744137" calcext:value-type="float">
            <text:p>53.744137</text:p>
          </table:table-cell>
          <table:table-cell office:value-type="float" office:value="65.8484148095" calcext:value-type="float">
            <text:p>65.848414809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2.477345" calcext:value-type="float">
            <text:p>82.477345</text:p>
          </table:table-cell>
          <table:table-cell office:value-type="float" office:value="64.6440714762" calcext:value-type="float">
            <text:p>64.6440714762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0.416195" calcext:value-type="float">
            <text:p>100.416195</text:p>
          </table:table-cell>
          <table:table-cell office:value-type="float" office:value="62.0714801429" calcext:value-type="float">
            <text:p>62.0714801429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9.134427" calcext:value-type="float">
            <text:p>79.134427</text:p>
          </table:table-cell>
          <table:table-cell office:value-type="float" office:value="58.6446578571" calcext:value-type="float">
            <text:p>58.644657857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9.134427" calcext:value-type="float">
            <text:p>79.134427</text:p>
          </table:table-cell>
          <table:table-cell office:value-type="float" office:value="56.2312530952" calcext:value-type="float">
            <text:p>56.2312530952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9.134427" calcext:value-type="float">
            <text:p>79.134427</text:p>
          </table:table-cell>
          <table:table-cell office:value-type="float" office:value="54.3419177143" calcext:value-type="float">
            <text:p>54.341917714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2.661382" calcext:value-type="float">
            <text:p>102.661382</text:p>
          </table:table-cell>
          <table:table-cell office:value-type="float" office:value="52.1768910952" calcext:value-type="float">
            <text:p>52.1768910952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1.448073" calcext:value-type="float">
            <text:p>51.448073</text:p>
          </table:table-cell>
          <table:table-cell office:value-type="float" office:value="48.8915332857" calcext:value-type="float">
            <text:p>48.8915332857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14.038134" calcext:value-type="float">
            <text:p>114.038134</text:p>
          </table:table-cell>
          <table:table-cell office:value-type="float" office:value="48.0449044762" calcext:value-type="float">
            <text:p>48.0449044762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0.664531" calcext:value-type="float">
            <text:p>90.664531</text:p>
          </table:table-cell>
          <table:table-cell office:value-type="float" office:value="44.2177965714" calcext:value-type="float">
            <text:p>44.2177965714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0.664531" calcext:value-type="float">
            <text:p>90.664531</text:p>
          </table:table-cell>
          <table:table-cell office:value-type="float" office:value="42.1973408571" calcext:value-type="float">
            <text:p>42.1973408571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0.664531" calcext:value-type="float">
            <text:p>90.664531</text:p>
          </table:table-cell>
          <table:table-cell office:value-type="float" office:value="39.8877974286" calcext:value-type="float">
            <text:p>39.8877974286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0.664531" calcext:value-type="float">
            <text:p>90.664531</text:p>
          </table:table-cell>
          <table:table-cell office:value-type="float" office:value="37.578254" calcext:value-type="float">
            <text:p>37.578254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0.664531" calcext:value-type="float">
            <text:p>90.664531</text:p>
          </table:table-cell>
          <table:table-cell office:value-type="float" office:value="35.2687105714" calcext:value-type="float">
            <text:p>35.2687105714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9.727971" calcext:value-type="float">
            <text:p>19.727971</text:p>
          </table:table-cell>
          <table:table-cell office:value-type="float" office:value="32.9591671429" calcext:value-type="float">
            <text:p>32.9591671429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5.942771" calcext:value-type="float">
            <text:p>45.942771</text:p>
          </table:table-cell>
          <table:table-cell office:value-type="float" office:value="34.0275551429" calcext:value-type="float">
            <text:p>34.0275551429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4.404154" calcext:value-type="float">
            <text:p>44.404154</text:p>
          </table:table-cell>
          <table:table-cell office:value-type="float" office:value="33.8476193333" calcext:value-type="float">
            <text:p>33.8476193333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0.153244" calcext:value-type="float">
            <text:p>20.153244</text:p>
          </table:table-cell>
          <table:table-cell office:value-type="float" office:value="32.3450850952" calcext:value-type="float">
            <text:p>32.3450850952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0.153244" calcext:value-type="float">
            <text:p>20.153244</text:p>
          </table:table-cell>
          <table:table-cell office:value-type="float" office:value="32.531893381" calcext:value-type="float">
            <text:p>32.531893381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2.434786" calcext:value-type="float">
            <text:p>12.434786</text:p>
          </table:table-cell>
          <table:table-cell office:value-type="float" office:value="32.404717" calcext:value-type="float">
            <text:p>32.404717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4.489339" calcext:value-type="float">
            <text:p>24.489339</text:p>
          </table:table-cell>
          <table:table-cell office:value-type="float" office:value="32.1671347143" calcext:value-type="float">
            <text:p>32.1671347143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8.452927" calcext:value-type="float">
            <text:p>28.452927</text:p>
          </table:table-cell>
          <table:table-cell office:value-type="float" office:value="31.7322185714" calcext:value-type="float">
            <text:p>31.7322185714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8.452927" calcext:value-type="float">
            <text:p>28.452927</text:p>
          </table:table-cell>
          <table:table-cell office:value-type="float" office:value="31.4697925714" calcext:value-type="float">
            <text:p>31.4697925714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8.452927" calcext:value-type="float">
            <text:p>28.452927</text:p>
          </table:table-cell>
          <table:table-cell office:value-type="float" office:value="31.0945849524" calcext:value-type="float">
            <text:p>31.0945849524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8.452927" calcext:value-type="float">
            <text:p>28.452927</text:p>
          </table:table-cell>
          <table:table-cell office:value-type="float" office:value="30.7193773333" calcext:value-type="float">
            <text:p>30.7193773333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9.458384" calcext:value-type="float">
            <text:p>39.458384</text:p>
          </table:table-cell>
          <table:table-cell office:value-type="float" office:value="30.3441697143" calcext:value-type="float">
            <text:p>30.3441697143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3.668868" calcext:value-type="float">
            <text:p>33.668868</text:p>
          </table:table-cell>
          <table:table-cell office:value-type="float" office:value="29.4448927143" calcext:value-type="float">
            <text:p>29.4448927143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3.668868" calcext:value-type="float">
            <text:p>33.668868</text:p>
          </table:table-cell>
          <table:table-cell office:value-type="float" office:value="28.0084899048" calcext:value-type="float">
            <text:p>28.0084899048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3.668868" calcext:value-type="float">
            <text:p>33.668868</text:p>
          </table:table-cell>
          <table:table-cell office:value-type="float" office:value="27.8184643333" calcext:value-type="float">
            <text:p>27.8184643333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3.668868" calcext:value-type="float">
            <text:p>33.668868</text:p>
          </table:table-cell>
          <table:table-cell office:value-type="float" office:value="27.0832981429" calcext:value-type="float">
            <text:p>27.083298142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8.234961" calcext:value-type="float">
            <text:p>48.234961</text:p>
          </table:table-cell>
          <table:table-cell office:value-type="float" office:value="26.3481319524" calcext:value-type="float">
            <text:p>26.3481319524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2.164119" calcext:value-type="float">
            <text:p>42.164119</text:p>
          </table:table-cell>
          <table:table-cell office:value-type="float" office:value="24.9193422857" calcext:value-type="float">
            <text:p>24.9193422857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2.164119" calcext:value-type="float">
            <text:p>42.164119</text:p>
          </table:table-cell>
          <table:table-cell office:value-type="float" office:value="23.9853898571" calcext:value-type="float">
            <text:p>23.9853898571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2.164119" calcext:value-type="float">
            <text:p>42.164119</text:p>
          </table:table-cell>
          <table:table-cell office:value-type="float" office:value="23.6040388095" calcext:value-type="float">
            <text:p>23.604038809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2.164119" calcext:value-type="float">
            <text:p>42.164119</text:p>
          </table:table-cell>
          <table:table-cell office:value-type="float" office:value="22.7151227619" calcext:value-type="float">
            <text:p>22.715122761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2.164119" calcext:value-type="float">
            <text:p>42.164119</text:p>
          </table:table-cell>
          <table:table-cell office:value-type="float" office:value="21.8262067143" calcext:value-type="float">
            <text:p>21.826206714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2.164119" calcext:value-type="float">
            <text:p>42.164119</text:p>
          </table:table-cell>
          <table:table-cell office:value-type="float" office:value="20.9372906667" calcext:value-type="float">
            <text:p>20.9372906667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2.850935" calcext:value-type="float">
            <text:p>12.850935</text:p>
          </table:table-cell>
          <table:table-cell office:value-type="float" office:value="20.048374619" calcext:value-type="float">
            <text:p>20.048374619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4.076218" calcext:value-type="float">
            <text:p>24.076218</text:p>
          </table:table-cell>
          <table:table-cell office:value-type="float" office:value="20.5553244762" calcext:value-type="float">
            <text:p>20.5553244762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7.48254" calcext:value-type="float">
            <text:p>17.48254</text:p>
          </table:table-cell>
          <table:table-cell office:value-type="float" office:value="19.9913592381" calcext:value-type="float">
            <text:p>19.991359238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445558" calcext:value-type="float">
            <text:p>7.445558</text:p>
          </table:table-cell>
          <table:table-cell office:value-type="float" office:value="19.945568381" calcext:value-type="float">
            <text:p>19.945568381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.3561" calcext:value-type="float">
            <text:p>15.3561</text:p>
          </table:table-cell>
          <table:table-cell office:value-type="float" office:value="20.3777290476" calcext:value-type="float">
            <text:p>20.3777290476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2.941981" calcext:value-type="float">
            <text:p>22.941981</text:p>
          </table:table-cell>
          <table:table-cell office:value-type="float" office:value="20.4331972381" calcext:value-type="float">
            <text:p>20.4331972381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.573567" calcext:value-type="float">
            <text:p>20.573567</text:p>
          </table:table-cell>
          <table:table-cell office:value-type="float" office:value="20.183309" calcext:value-type="float">
            <text:p>20.183309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.573567" calcext:value-type="float">
            <text:p>20.573567</text:p>
          </table:table-cell>
          <table:table-cell office:value-type="float" office:value="20.1372177143" calcext:value-type="float">
            <text:p>20.1372177143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.573567" calcext:value-type="float">
            <text:p>20.573567</text:p>
          </table:table-cell>
          <table:table-cell office:value-type="float" office:value="20.0911264286" calcext:value-type="float">
            <text:p>20.0911264286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.573567" calcext:value-type="float">
            <text:p>20.573567</text:p>
          </table:table-cell>
          <table:table-cell office:value-type="float" office:value="20.0450351429" calcext:value-type="float">
            <text:p>20.0450351429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504409" calcext:value-type="float">
            <text:p>3.504409</text:p>
          </table:table-cell>
          <table:table-cell office:value-type="float" office:value="19.9989438571" calcext:value-type="float">
            <text:p>19.9989438571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9.678331" calcext:value-type="float">
            <text:p>29.678331</text:p>
          </table:table-cell>
          <table:table-cell office:value-type="float" office:value="20.8559561429" calcext:value-type="float">
            <text:p>20.8559561429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8.230378" calcext:value-type="float">
            <text:p>18.230378</text:p>
          </table:table-cell>
          <table:table-cell office:value-type="float" office:value="21.3424077143" calcext:value-type="float">
            <text:p>21.3424077143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8.230378" calcext:value-type="float">
            <text:p>18.230378</text:p>
          </table:table-cell>
          <table:table-cell office:value-type="float" office:value="21.4477890952" calcext:value-type="float">
            <text:p>21.4477890952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8.230378" calcext:value-type="float">
            <text:p>18.230378</text:p>
          </table:table-cell>
          <table:table-cell office:value-type="float" office:value="21.5531704762" calcext:value-type="float">
            <text:p>21.5531704762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2.551118" calcext:value-type="float">
            <text:p>22.551118</text:p>
          </table:table-cell>
          <table:table-cell office:value-type="float" office:value="21.6585518571" calcext:value-type="float">
            <text:p>21.6585518571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4.155747" calcext:value-type="float">
            <text:p>34.155747</text:p>
          </table:table-cell>
          <table:table-cell office:value-type="float" office:value="23.2029485238" calcext:value-type="float">
            <text:p>23.2029485238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3.496882" calcext:value-type="float">
            <text:p>23.496882</text:p>
          </table:table-cell>
          <table:table-cell office:value-type="float" office:value="23.8805877619" calcext:value-type="float">
            <text:p>23.8805877619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3.496882" calcext:value-type="float">
            <text:p>23.496882</text:p>
          </table:table-cell>
          <table:table-cell office:value-type="float" office:value="25.065792" calcext:value-type="float">
            <text:p>25.065792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3.496882" calcext:value-type="float">
            <text:p>23.496882</text:p>
          </table:table-cell>
          <table:table-cell office:value-type="float" office:value="26.2509962381" calcext:value-type="float">
            <text:p>26.250996238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3.496882" calcext:value-type="float">
            <text:p>23.496882</text:p>
          </table:table-cell>
          <table:table-cell office:value-type="float" office:value="27.4362004762" calcext:value-type="float">
            <text:p>27.4362004762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3.496882" calcext:value-type="float">
            <text:p>23.496882</text:p>
          </table:table-cell>
          <table:table-cell office:value-type="float" office:value="28.5119607619" calcext:value-type="float">
            <text:p>28.5119607619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2.232948" calcext:value-type="float">
            <text:p>12.232948</text:p>
          </table:table-cell>
          <table:table-cell office:value-type="float" office:value="29.245494381" calcext:value-type="float">
            <text:p>29.245494381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6.520932" calcext:value-type="float">
            <text:p>16.520932</text:p>
          </table:table-cell>
          <table:table-cell office:value-type="float" office:value="30.5154058095" calcext:value-type="float">
            <text:p>30.5154058095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6.520932" calcext:value-type="float">
            <text:p>16.520932</text:p>
          </table:table-cell>
          <table:table-cell office:value-type="float" office:value="31.5811275238" calcext:value-type="float">
            <text:p>31.5811275238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6.520932" calcext:value-type="float">
            <text:p>16.520932</text:p>
          </table:table-cell>
          <table:table-cell office:value-type="float" office:value="32.6468492381" calcext:value-type="float">
            <text:p>32.6468492381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7.694328" calcext:value-type="float">
            <text:p>17.694328</text:p>
          </table:table-cell>
          <table:table-cell office:value-type="float" office:value="32.8857806667" calcext:value-type="float">
            <text:p>32.8857806667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.60565" calcext:value-type="float">
            <text:p>19.60565</text:p>
          </table:table-cell>
          <table:table-cell office:value-type="float" office:value="33.0554996667" calcext:value-type="float">
            <text:p>33.05549966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60565" calcext:value-type="float">
            <text:p>19.60565</text:p>
          </table:table-cell>
          <table:table-cell office:value-type="float" office:value="33.1342033333" calcext:value-type="float">
            <text:p>33.1342033333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9.60565" calcext:value-type="float">
            <text:p>19.60565</text:p>
          </table:table-cell>
          <table:table-cell office:value-type="float" office:value="33.212907" calcext:value-type="float">
            <text:p>33.212907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9.60565" calcext:value-type="float">
            <text:p>19.60565</text:p>
          </table:table-cell>
          <table:table-cell office:value-type="float" office:value="32.8001608095" calcext:value-type="float">
            <text:p>32.8001608095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1.501667" calcext:value-type="float">
            <text:p>21.501667</text:p>
          </table:table-cell>
          <table:table-cell office:value-type="float" office:value="32.3657613333" calcext:value-type="float">
            <text:p>32.3657613333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9.893814" calcext:value-type="float">
            <text:p>39.893814</text:p>
          </table:table-cell>
          <table:table-cell office:value-type="float" office:value="31.8410753333" calcext:value-type="float">
            <text:p>31.8410753333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0.443387" calcext:value-type="float">
            <text:p>20.443387</text:p>
          </table:table-cell>
          <table:table-cell office:value-type="float" office:value="30.4405728095" calcext:value-type="float">
            <text:p>30.4405728095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0.443387" calcext:value-type="float">
            <text:p>20.443387</text:p>
          </table:table-cell>
          <table:table-cell office:value-type="float" office:value="30.4081741429" calcext:value-type="float">
            <text:p>30.4081741429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0.443387" calcext:value-type="float">
            <text:p>20.443387</text:p>
          </table:table-cell>
          <table:table-cell office:value-type="float" office:value="30.3990686667" calcext:value-type="float">
            <text:p>30.3990686667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4.983448" calcext:value-type="float">
            <text:p>54.983448</text:p>
          </table:table-cell>
          <table:table-cell office:value-type="float" office:value="29.5898436667" calcext:value-type="float">
            <text:p>29.5898436667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8.386171" calcext:value-type="float">
            <text:p>48.386171</text:p>
          </table:table-cell>
          <table:table-cell office:value-type="float" office:value="27.1358538571" calcext:value-type="float">
            <text:p>27.1358538571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8.386171" calcext:value-type="float">
            <text:p>48.386171</text:p>
          </table:table-cell>
          <table:table-cell office:value-type="float" office:value="24.9960200952" calcext:value-type="float">
            <text:p>24.9960200952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8.386171" calcext:value-type="float">
            <text:p>48.386171</text:p>
          </table:table-cell>
          <table:table-cell office:value-type="float" office:value="22.8940620476" calcext:value-type="float">
            <text:p>22.8940620476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8.386171" calcext:value-type="float">
            <text:p>48.386171</text:p>
          </table:table-cell>
          <table:table-cell office:value-type="float" office:value="21.3419055238" calcext:value-type="float">
            <text:p>21.3419055238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6.087848" calcext:value-type="float">
            <text:p>46.087848</text:p>
          </table:table-cell>
          <table:table-cell office:value-type="float" office:value="20.0714711429" calcext:value-type="float">
            <text:p>20.0714711429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8.901088" calcext:value-type="float">
            <text:p>38.901088</text:p>
          </table:table-cell>
          <table:table-cell office:value-type="float" office:value="18.5460661429" calcext:value-type="float">
            <text:p>18.5460661429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8.901088" calcext:value-type="float">
            <text:p>38.901088</text:p>
          </table:table-cell>
          <table:table-cell office:value-type="float" office:value="17.3628878095" calcext:value-type="float">
            <text:p>17.3628878095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8.901088" calcext:value-type="float">
            <text:p>38.901088</text:p>
          </table:table-cell>
          <table:table-cell office:value-type="float" office:value="16.1797094762" calcext:value-type="float">
            <text:p>16.1797094762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8.901088" calcext:value-type="float">
            <text:p>38.901088</text:p>
          </table:table-cell>
          <table:table-cell office:value-type="float" office:value="14.9931734762" calcext:value-type="float">
            <text:p>14.9931734762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1.538492" calcext:value-type="float">
            <text:p>21.538492</text:p>
          </table:table-cell>
          <table:table-cell office:value-type="float" office:value="13.6370684286" calcext:value-type="float">
            <text:p>13.6370684286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1.258427" calcext:value-type="float">
            <text:p>21.258427</text:p>
          </table:table-cell>
          <table:table-cell office:value-type="float" office:value="13.1077536667" calcext:value-type="float">
            <text:p>13.1077536667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1.258427" calcext:value-type="float">
            <text:p>21.258427</text:p>
          </table:table-cell>
          <table:table-cell office:value-type="float" office:value="12.5917753333" calcext:value-type="float">
            <text:p>12.5917753333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1.258427" calcext:value-type="float">
            <text:p>21.258427</text:p>
          </table:table-cell>
          <table:table-cell office:value-type="float" office:value="12.075797" calcext:value-type="float">
            <text:p>12.075797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.93798" calcext:value-type="float">
            <text:p>10.93798</text:p>
          </table:table-cell>
          <table:table-cell office:value-type="float" office:value="11.5554628571" calcext:value-type="float">
            <text:p>11.5554628571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.483261" calcext:value-type="float">
            <text:p>10.483261</text:p>
          </table:table-cell>
          <table:table-cell office:value-type="float" office:value="11.8208466667" calcext:value-type="float">
            <text:p>11.820846666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.483261" calcext:value-type="float">
            <text:p>10.483261</text:p>
          </table:table-cell>
          <table:table-cell office:value-type="float" office:value="12.0532719524" calcext:value-type="float">
            <text:p>12.0532719524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.483261" calcext:value-type="float">
            <text:p>10.483261</text:p>
          </table:table-cell>
          <table:table-cell office:value-type="float" office:value="12.008812381" calcext:value-type="float">
            <text:p>12.008812381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9.763015" calcext:value-type="float">
            <text:p>19.763015</text:p>
          </table:table-cell>
          <table:table-cell office:value-type="float" office:value="11.9384742857" calcext:value-type="float">
            <text:p>11.9384742857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0.252172" calcext:value-type="float">
            <text:p>20.252172</text:p>
          </table:table-cell>
          <table:table-cell office:value-type="float" office:value="11.6550097143" calcext:value-type="float">
            <text:p>11.6550097143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.449662" calcext:value-type="float">
            <text:p>3.449662</text:p>
          </table:table-cell>
          <table:table-cell office:value-type="float" office:value="11.3365227143" calcext:value-type="float">
            <text:p>11.3365227143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.449662" calcext:value-type="float">
            <text:p>3.449662</text:p>
          </table:table-cell>
          <table:table-cell office:value-type="float" office:value="11.8181552381" calcext:value-type="float">
            <text:p>11.8181552381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.449662" calcext:value-type="float">
            <text:p>3.449662</text:p>
          </table:table-cell>
          <table:table-cell office:value-type="float" office:value="12.2997877619" calcext:value-type="float">
            <text:p>12.2997877619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.245052" calcext:value-type="float">
            <text:p>4.245052</text:p>
          </table:table-cell>
          <table:table-cell office:value-type="float" office:value="12.7814202857" calcext:value-type="float">
            <text:p>12.7814202857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5.790884" calcext:value-type="float">
            <text:p>15.790884</text:p>
          </table:table-cell>
          <table:table-cell office:value-type="float" office:value="13.5013124286" calcext:value-type="float">
            <text:p>13.5013124286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1.707049" calcext:value-type="float">
            <text:p>21.707049</text:p>
          </table:table-cell>
          <table:table-cell office:value-type="float" office:value="13.7508434762" calcext:value-type="float">
            <text:p>13.7508434762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.054343" calcext:value-type="float">
            <text:p>14.054343</text:p>
          </table:table-cell>
          <table:table-cell office:value-type="float" office:value="13.718652381" calcext:value-type="float">
            <text:p>13.718652381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.054343" calcext:value-type="float">
            <text:p>14.054343</text:p>
          </table:table-cell>
          <table:table-cell office:value-type="float" office:value="14.0508758571" calcext:value-type="float">
            <text:p>14.0508758571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.054343" calcext:value-type="float">
            <text:p>14.054343</text:p>
          </table:table-cell>
          <table:table-cell office:value-type="float" office:value="14.3830993333" calcext:value-type="float">
            <text:p>14.3830993333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3.983832" calcext:value-type="float">
            <text:p>13.983832</text:p>
          </table:table-cell>
          <table:table-cell office:value-type="float" office:value="14.5639809524" calcext:value-type="float">
            <text:p>14.5639809524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.422882" calcext:value-type="float">
            <text:p>10.422882</text:p>
          </table:table-cell>
          <table:table-cell office:value-type="float" office:value="14.6074749048" calcext:value-type="float">
            <text:p>14.6074749048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.422882" calcext:value-type="float">
            <text:p>10.422882</text:p>
          </table:table-cell>
          <table:table-cell office:value-type="float" office:value="14.8205379048" calcext:value-type="float">
            <text:p>14.8205379048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.422882" calcext:value-type="float">
            <text:p>10.422882</text:p>
          </table:table-cell>
          <table:table-cell office:value-type="float" office:value="15.0336009048" calcext:value-type="float">
            <text:p>15.0336009048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.422882" calcext:value-type="float">
            <text:p>10.422882</text:p>
          </table:table-cell>
          <table:table-cell office:value-type="float" office:value="15.1224570476" calcext:value-type="float">
            <text:p>15.1224570476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.33141" calcext:value-type="float">
            <text:p>10.33141</text:p>
          </table:table-cell>
          <table:table-cell office:value-type="float" office:value="15.2113131905" calcext:value-type="float">
            <text:p>15.2113131905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6.51104" calcext:value-type="float">
            <text:p>16.51104</text:p>
          </table:table-cell>
          <table:table-cell office:value-type="float" office:value="15.3045251429" calcext:value-type="float">
            <text:p>15.3045251429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5.364192" calcext:value-type="float">
            <text:p>15.364192</text:p>
          </table:table-cell>
          <table:table-cell office:value-type="float" office:value="14.867868619" calcext:value-type="float">
            <text:p>14.867868619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9.54961" calcext:value-type="float">
            <text:p>9.54961</text:p>
          </table:table-cell>
          <table:table-cell office:value-type="float" office:value="14.7343743333" calcext:value-type="float">
            <text:p>14.7343743333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9.006161" calcext:value-type="float">
            <text:p>9.006161</text:p>
          </table:table-cell>
          <table:table-cell office:value-type="float" office:value="14.6166454762" calcext:value-type="float">
            <text:p>14.6166454762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3.810259" calcext:value-type="float">
            <text:p>13.810259</text:p>
          </table:table-cell>
          <table:table-cell office:value-type="float" office:value="14.5890172857" calcext:value-type="float">
            <text:p>14.5890172857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3.563945" calcext:value-type="float">
            <text:p>13.563945</text:p>
          </table:table-cell>
          <table:table-cell office:value-type="float" office:value="14.4123290476" calcext:value-type="float">
            <text:p>14.4123290476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3.563945" calcext:value-type="float">
            <text:p>13.563945</text:p>
          </table:table-cell>
          <table:table-cell office:value-type="float" office:value="13.9047839524" calcext:value-type="float">
            <text:p>13.9047839524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3.563945" calcext:value-type="float">
            <text:p>13.563945</text:p>
          </table:table-cell>
          <table:table-cell office:value-type="float" office:value="13.3972388571" calcext:value-type="float">
            <text:p>13.3972388571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3.563945" calcext:value-type="float">
            <text:p>13.563945</text:p>
          </table:table-cell>
          <table:table-cell office:value-type="float" office:value="13.1069600952" calcext:value-type="float">
            <text:p>13.1069600952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9.362787" calcext:value-type="float">
            <text:p>19.362787</text:p>
          </table:table-cell>
          <table:table-cell office:value-type="float" office:value="13.0716605714" calcext:value-type="float">
            <text:p>13.0716605714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1.031036" calcext:value-type="float">
            <text:p>21.031036</text:p>
          </table:table-cell>
          <table:table-cell office:value-type="float" office:value="12.513696" calcext:value-type="float">
            <text:p>12.513696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1.031036" calcext:value-type="float">
            <text:p>21.031036</text:p>
          </table:table-cell>
          <table:table-cell office:value-type="float" office:value="11.876291" calcext:value-type="float">
            <text:p>11.876291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1.031036" calcext:value-type="float">
            <text:p>21.031036</text:p>
          </table:table-cell>
          <table:table-cell office:value-type="float" office:value="11.238886" calcext:value-type="float">
            <text:p>11.238886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1.031036" calcext:value-type="float">
            <text:p>21.031036</text:p>
          </table:table-cell>
          <table:table-cell office:value-type="float" office:value="10.7667122857" calcext:value-type="float">
            <text:p>10.7667122857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7.852857" calcext:value-type="float">
            <text:p>17.852857</text:p>
          </table:table-cell>
          <table:table-cell office:value-type="float" office:value="10.3090291429" calcext:value-type="float">
            <text:p>10.3090291429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.897205" calcext:value-type="float">
            <text:p>14.897205</text:p>
          </table:table-cell>
          <table:table-cell office:value-type="float" office:value="9.922112619" calcext:value-type="float">
            <text:p>9.922112619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.897205" calcext:value-type="float">
            <text:p>14.897205</text:p>
          </table:table-cell>
          <table:table-cell office:value-type="float" office:value="9.8411073333" calcext:value-type="float">
            <text:p>9.8411073333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.897205" calcext:value-type="float">
            <text:p>14.897205</text:p>
          </table:table-cell>
          <table:table-cell office:value-type="float" office:value="9.6723924286" calcext:value-type="float">
            <text:p>9.6723924286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2.288861" calcext:value-type="float">
            <text:p>12.288861</text:p>
          </table:table-cell>
          <table:table-cell office:value-type="float" office:value="9.5036775238" calcext:value-type="float">
            <text:p>9.5036775238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2.288861" calcext:value-type="float">
            <text:p>12.288861</text:p>
          </table:table-cell>
          <table:table-cell office:value-type="float" office:value="9.4591694762" calcext:value-type="float">
            <text:p>9.4591694762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2.288861" calcext:value-type="float">
            <text:p>12.288861</text:p>
          </table:table-cell>
          <table:table-cell office:value-type="float" office:value="9.285215619" calcext:value-type="float">
            <text:p>9.285215619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.341253" calcext:value-type="float">
            <text:p>7.341253</text:p>
          </table:table-cell>
          <table:table-cell office:value-type="float" office:value="9.6116235238" calcext:value-type="float">
            <text:p>9.6116235238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2.560812" calcext:value-type="float">
            <text:p>12.560812</text:p>
          </table:table-cell>
          <table:table-cell office:value-type="float" office:value="9.9475769524" calcext:value-type="float">
            <text:p>9.9475769524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.077304" calcext:value-type="float">
            <text:p>7.077304</text:p>
          </table:table-cell>
          <table:table-cell office:value-type="float" office:value="9.4815299048" calcext:value-type="float">
            <text:p>9.4815299048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.425969" calcext:value-type="float">
            <text:p>8.425969</text:p>
          </table:table-cell>
          <table:table-cell office:value-type="float" office:value="9.2766022857" calcext:value-type="float">
            <text:p>9.2766022857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.099806" calcext:value-type="float">
            <text:p>10.099806</text:p>
          </table:table-cell>
          <table:table-cell office:value-type="float" office:value="9.0074525238" calcext:value-type="float">
            <text:p>9.0074525238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.905498" calcext:value-type="float">
            <text:p>2.905498</text:p>
          </table:table-cell>
          <table:table-cell office:value-type="float" office:value="8.6585962381" calcext:value-type="float">
            <text:p>8.6585962381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.905498" calcext:value-type="float">
            <text:p>2.905498</text:p>
          </table:table-cell>
          <table:table-cell office:value-type="float" office:value="8.7834598095" calcext:value-type="float">
            <text:p>8.7834598095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.468091" calcext:value-type="float">
            <text:p>7.468091</text:p>
          </table:table-cell>
          <table:table-cell office:value-type="float" office:value="9.2405060476" calcext:value-type="float">
            <text:p>9.2405060476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2.822655" calcext:value-type="float">
            <text:p>12.822655</text:p>
          </table:table-cell>
          <table:table-cell office:value-type="float" office:value="9.5479128095" calcext:value-type="float">
            <text:p>9.5479128095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.645531" calcext:value-type="float">
            <text:p>7.645531</text:p>
          </table:table-cell>
          <table:table-cell office:value-type="float" office:value="9.3651617619" calcext:value-type="float">
            <text:p>9.3651617619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.645531" calcext:value-type="float">
            <text:p>7.645531</text:p>
          </table:table-cell>
          <table:table-cell office:value-type="float" office:value="9.3587760952" calcext:value-type="float">
            <text:p>9.3587760952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.645531" calcext:value-type="float">
            <text:p>7.645531</text:p>
          </table:table-cell>
          <table:table-cell office:value-type="float" office:value="9.416811" calcext:value-type="float">
            <text:p>9.416811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1.115388" calcext:value-type="float">
            <text:p>11.115388</text:p>
          </table:table-cell>
          <table:table-cell office:value-type="float" office:value="9.352005381" calcext:value-type="float">
            <text:p>9.352005381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1.41969" calcext:value-type="float">
            <text:p>11.41969</text:p>
          </table:table-cell>
          <table:table-cell office:value-type="float" office:value="9.0212167143" calcext:value-type="float">
            <text:p>9.0212167143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9.72761" calcext:value-type="float">
            <text:p>9.72761</text:p>
          </table:table-cell>
          <table:table-cell office:value-type="float" office:value="8.7953693333" calcext:value-type="float">
            <text:p>8.7953693333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3.196094" calcext:value-type="float">
            <text:p>13.196094</text:p>
          </table:table-cell>
          <table:table-cell office:value-type="float" office:value="8.434096" calcext:value-type="float">
            <text:p>8.434096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.354192" calcext:value-type="float">
            <text:p>11.354192</text:p>
          </table:table-cell>
          <table:table-cell office:value-type="float" office:value="7.9076567619" calcext:value-type="float">
            <text:p>7.9076567619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1.354192" calcext:value-type="float">
            <text:p>11.354192</text:p>
          </table:table-cell>
          <table:table-cell office:value-type="float" office:value="7.4689271429" calcext:value-type="float">
            <text:p>7.4689271429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1.354192" calcext:value-type="float">
            <text:p>11.354192</text:p>
          </table:table-cell>
          <table:table-cell office:value-type="float" office:value="7.4247316667" calcext:value-type="float">
            <text:p>7.4247316667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8.63583" calcext:value-type="float">
            <text:p>8.63583</text:p>
          </table:table-cell>
          <table:table-cell office:value-type="float" office:value="7.9270816667" calcext:value-type="float">
            <text:p>7.9270816667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9.143427" calcext:value-type="float">
            <text:p>19.143427</text:p>
          </table:table-cell>
          <table:table-cell office:value-type="float" office:value="8.439897381" calcext:value-type="float">
            <text:p>8.439897381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.396275" calcext:value-type="float">
            <text:p>14.396275</text:p>
          </table:table-cell>
          <table:table-cell office:value-type="float" office:value="7.7896209048" calcext:value-type="float">
            <text:p>7.7896209048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.773824" calcext:value-type="float">
            <text:p>2.773824</text:p>
          </table:table-cell>
          <table:table-cell office:value-type="float" office:value="7.3653992857" calcext:value-type="float">
            <text:p>7.3653992857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.773824" calcext:value-type="float">
            <text:p>2.773824</text:p>
          </table:table-cell>
          <table:table-cell office:value-type="float" office:value="7.4946277143" calcext:value-type="float">
            <text:p>7.4946277143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.773824" calcext:value-type="float">
            <text:p>2.773824</text:p>
          </table:table-cell>
          <table:table-cell office:value-type="float" office:value="7.6238561429" calcext:value-type="float">
            <text:p>7.6238561429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.773824" calcext:value-type="float">
            <text:p>2.773824</text:p>
          </table:table-cell>
          <table:table-cell office:value-type="float" office:value="7.8036222381" calcext:value-type="float">
            <text:p>7.8036222381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.527633" calcext:value-type="float">
            <text:p>5.527633</text:p>
          </table:table-cell>
          <table:table-cell office:value-type="float" office:value="8.316880381" calcext:value-type="float">
            <text:p>8.316880381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2.503469" calcext:value-type="float">
            <text:p>12.503469</text:p>
          </table:table-cell>
          <table:table-cell office:value-type="float" office:value="8.9201658571" calcext:value-type="float">
            <text:p>8.9201658571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3.923633" calcext:value-type="float">
            <text:p>13.923633</text:p>
          </table:table-cell>
          <table:table-cell office:value-type="float" office:value="9.1841582857" calcext:value-type="float">
            <text:p>9.1841582857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8.984883" calcext:value-type="float">
            <text:p>8.984883</text:p>
          </table:table-cell>
          <table:table-cell office:value-type="float" office:value="9.3805238571" calcext:value-type="float">
            <text:p>9.3805238571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7.511432" calcext:value-type="float">
            <text:p>7.511432</text:p>
          </table:table-cell>
          <table:table-cell office:value-type="float" office:value="9.812068" calcext:value-type="float">
            <text:p>9.812068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8.864264" calcext:value-type="float">
            <text:p>8.864264</text:p>
          </table:table-cell>
          <table:table-cell office:value-type="float" office:value="10.3137764762" calcext:value-type="float">
            <text:p>10.3137764762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284613" calcext:value-type="float">
            <text:p>6.284613</text:p>
          </table:table-cell>
          <table:table-cell office:value-type="float" office:value="10.3563357619" calcext:value-type="float">
            <text:p>10.3563357619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.168826" calcext:value-type="float">
            <text:p>4.168826</text:p>
          </table:table-cell>
          <table:table-cell office:value-type="float" office:value="10.9019091429" calcext:value-type="float">
            <text:p>10.9019091429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676895" calcext:value-type="float">
            <text:p>6.676895</text:p>
          </table:table-cell>
          <table:table-cell office:value-type="float" office:value="11.5271444762" calcext:value-type="float">
            <text:p>11.5271444762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.14087" calcext:value-type="float">
            <text:p>2.14087</text:p>
          </table:table-cell>
          <table:table-cell office:value-type="float" office:value="11.598568619" calcext:value-type="float">
            <text:p>11.598568619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.14087" calcext:value-type="float">
            <text:p>2.14087</text:p>
          </table:table-cell>
          <table:table-cell office:value-type="float" office:value="11.8859939524" calcext:value-type="float">
            <text:p>11.885993952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.14087" calcext:value-type="float">
            <text:p>2.14087</text:p>
          </table:table-cell>
          <table:table-cell office:value-type="float" office:value="12.1734192857" calcext:value-type="float">
            <text:p>12.1734192857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.426087" calcext:value-type="float">
            <text:p>10.426087</text:p>
          </table:table-cell>
          <table:table-cell office:value-type="float" office:value="12.5977544286" calcext:value-type="float">
            <text:p>12.5977544286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1.903542" calcext:value-type="float">
            <text:p>21.903542</text:p>
          </table:table-cell>
          <table:table-cell office:value-type="float" office:value="12.7620165238" calcext:value-type="float">
            <text:p>12.7620165238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9.40496" calcext:value-type="float">
            <text:p>19.40496</text:p>
          </table:table-cell>
          <table:table-cell office:value-type="float" office:value="11.9793268571" calcext:value-type="float">
            <text:p>11.9793268571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.487621" calcext:value-type="float">
            <text:p>5.487621</text:p>
          </table:table-cell>
          <table:table-cell office:value-type="float" office:value="11.3156172857" calcext:value-type="float">
            <text:p>11.3156172857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.487621" calcext:value-type="float">
            <text:p>5.487621</text:p>
          </table:table-cell>
          <table:table-cell office:value-type="float" office:value="11.577642" calcext:value-type="float">
            <text:p>11.577642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.487621" calcext:value-type="float">
            <text:p>5.487621</text:p>
          </table:table-cell>
          <table:table-cell office:value-type="float" office:value="11.9655349048" calcext:value-type="float">
            <text:p>11.9655349048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.487621" calcext:value-type="float">
            <text:p>5.487621</text:p>
          </table:table-cell>
          <table:table-cell office:value-type="float" office:value="12.0541218095" calcext:value-type="float">
            <text:p>12.0541218095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548912" calcext:value-type="float">
            <text:p>6.548912</text:p>
          </table:table-cell>
          <table:table-cell office:value-type="float" office:value="12.1427087143" calcext:value-type="float">
            <text:p>12.1427087143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3.552245" calcext:value-type="float">
            <text:p>13.552245</text:p>
          </table:table-cell>
          <table:table-cell office:value-type="float" office:value="12.1807579524" calcext:value-type="float">
            <text:p>12.1807579524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8.196628" calcext:value-type="float">
            <text:p>18.196628</text:p>
          </table:table-cell>
          <table:table-cell office:value-type="float" office:value="11.8853151429" calcext:value-type="float">
            <text:p>11.8853151429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8.04731" calcext:value-type="float">
            <text:p>18.04731</text:p>
          </table:table-cell>
          <table:table-cell office:value-type="float" office:value="11.6569041905" calcext:value-type="float">
            <text:p>11.6569041905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8.04731" calcext:value-type="float">
            <text:p>18.04731</text:p>
          </table:table-cell>
          <table:table-cell office:value-type="float" office:value="11.8122910476" calcext:value-type="float">
            <text:p>11.8122910476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8.04731" calcext:value-type="float">
            <text:p>18.04731</text:p>
          </table:table-cell>
          <table:table-cell office:value-type="float" office:value="11.6721196667" calcext:value-type="float">
            <text:p>11.6721196667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8.04731" calcext:value-type="float">
            <text:p>18.04731</text:p>
          </table:table-cell>
          <table:table-cell office:value-type="float" office:value="11.5319482857" calcext:value-type="float">
            <text:p>11.5319482857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.758009" calcext:value-type="float">
            <text:p>9.758009</text:p>
          </table:table-cell>
          <table:table-cell office:value-type="float" office:value="11.3917769048" calcext:value-type="float">
            <text:p>11.3917769048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7.741654" calcext:value-type="float">
            <text:p>17.741654</text:p>
          </table:table-cell>
          <table:table-cell office:value-type="float" office:value="11.386135619" calcext:value-type="float">
            <text:p>11.386135619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7.298768" calcext:value-type="float">
            <text:p>17.298768</text:p>
          </table:table-cell>
          <table:table-cell office:value-type="float" office:value="11.1976020952" calcext:value-type="float">
            <text:p>11.1976020952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8.176802" calcext:value-type="float">
            <text:p>8.176802</text:p>
          </table:table-cell>
          <table:table-cell office:value-type="float" office:value="10.7845890952" calcext:value-type="float">
            <text:p>10.7845890952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.176802" calcext:value-type="float">
            <text:p>8.176802</text:p>
          </table:table-cell>
          <table:table-cell office:value-type="float" office:value="10.8059554286" calcext:value-type="float">
            <text:p>10.8059554286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8.176802" calcext:value-type="float">
            <text:p>8.176802</text:p>
          </table:table-cell>
          <table:table-cell office:value-type="float" office:value="10.8273217619" calcext:value-type="float">
            <text:p>10.8273217619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.051908" calcext:value-type="float">
            <text:p>11.051908</text:p>
          </table:table-cell>
          <table:table-cell office:value-type="float" office:value="10.7713039524" calcext:value-type="float">
            <text:p>10.7713039524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3.875591" calcext:value-type="float">
            <text:p>13.875591</text:p>
          </table:table-cell>
          <table:table-cell office:value-type="float" office:value="10.7944294286" calcext:value-type="float">
            <text:p>10.7944294286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.467059" calcext:value-type="float">
            <text:p>5.467059</text:p>
          </table:table-cell>
          <table:table-cell office:value-type="float" office:value="10.7336147143" calcext:value-type="float">
            <text:p>10.7336147143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.467059" calcext:value-type="float">
            <text:p>5.467059</text:p>
          </table:table-cell>
          <table:table-cell office:value-type="float" office:value="11.0732062857" calcext:value-type="float">
            <text:p>11.0732062857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.99014" calcext:value-type="float">
            <text:p>10.99014</text:p>
          </table:table-cell>
          <table:table-cell office:value-type="float" office:value="11.4127978571" calcext:value-type="float">
            <text:p>11.4127978571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3.633372" calcext:value-type="float">
            <text:p>13.633372</text:p>
          </table:table-cell>
          <table:table-cell office:value-type="float" office:value="11.2888249524" calcext:value-type="float">
            <text:p>11.2888249524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7.347946" calcext:value-type="float">
            <text:p>7.347946</text:p>
          </table:table-cell>
          <table:table-cell office:value-type="float" office:value="11.0389838571" calcext:value-type="float">
            <text:p>11.0389838571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7.347946" calcext:value-type="float">
            <text:p>7.347946</text:p>
          </table:table-cell>
          <table:table-cell office:value-type="float" office:value="11.0884487619" calcext:value-type="float">
            <text:p>11.0884487619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7.347946" calcext:value-type="float">
            <text:p>7.347946</text:p>
          </table:table-cell>
          <table:table-cell office:value-type="float" office:value="11.2019205714" calcext:value-type="float">
            <text:p>11.2019205714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.347946" calcext:value-type="float">
            <text:p>7.347946</text:p>
          </table:table-cell>
          <table:table-cell office:value-type="float" office:value="11.5248994762" calcext:value-type="float">
            <text:p>11.5248994762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3.399998" calcext:value-type="float">
            <text:p>13.399998</text:p>
          </table:table-cell>
          <table:table-cell office:value-type="float" office:value="11.7985357143" calcext:value-type="float">
            <text:p>11.7985357143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1.310434" calcext:value-type="float">
            <text:p>21.310434</text:p>
          </table:table-cell>
          <table:table-cell office:value-type="float" office:value="11.783979" calcext:value-type="float">
            <text:p>11.783979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5.103711" calcext:value-type="float">
            <text:p>15.103711</text:p>
          </table:table-cell>
          <table:table-cell office:value-type="float" office:value="11.3927348571" calcext:value-type="float">
            <text:p>11.3927348571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5.103711" calcext:value-type="float">
            <text:p>15.103711</text:p>
          </table:table-cell>
          <table:table-cell office:value-type="float" office:value="10.9140073333" calcext:value-type="float">
            <text:p>10.9140073333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5.103711" calcext:value-type="float">
            <text:p>15.103711</text:p>
          </table:table-cell>
          <table:table-cell office:value-type="float" office:value="10.6662774286" calcext:value-type="float">
            <text:p>10.6662774286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9.639542" calcext:value-type="float">
            <text:p>9.639542</text:p>
          </table:table-cell>
          <table:table-cell office:value-type="float" office:value="10.4185475238" calcext:value-type="float">
            <text:p>10.4185475238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3.78245" calcext:value-type="float">
            <text:p>13.78245</text:p>
          </table:table-cell>
          <table:table-cell office:value-type="float" office:value="10.4310161429" calcext:value-type="float">
            <text:p>10.4310161429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8.625495" calcext:value-type="float">
            <text:p>8.625495</text:p>
          </table:table-cell>
          <table:table-cell office:value-type="float" office:value="10.1456608571" calcext:value-type="float">
            <text:p>10.1456608571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.625495" calcext:value-type="float">
            <text:p>8.625495</text:p>
          </table:table-cell>
          <table:table-cell office:value-type="float" office:value="10.1514594286" calcext:value-type="float">
            <text:p>10.1514594286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8.625495" calcext:value-type="float">
            <text:p>8.625495</text:p>
          </table:table-cell>
          <table:table-cell office:value-type="float" office:value="10.239058" calcext:value-type="float">
            <text:p>10.239058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.000428" calcext:value-type="float">
            <text:p>7.000428</text:p>
          </table:table-cell>
          <table:table-cell office:value-type="float" office:value="10.5399603333" calcext:value-type="float">
            <text:p>10.5399603333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.537543" calcext:value-type="float">
            <text:p>11.537543</text:p>
          </table:table-cell>
          <table:table-cell office:value-type="float" office:value="10.9030927619" calcext:value-type="float">
            <text:p>10.9030927619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2.598482" calcext:value-type="float">
            <text:p>12.598482</text:p>
          </table:table-cell>
          <table:table-cell office:value-type="float" office:value="10.6978449048" calcext:value-type="float">
            <text:p>10.6978449048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2.598482" calcext:value-type="float">
            <text:p>12.598482</text:p>
          </table:table-cell>
          <table:table-cell office:value-type="float" office:value="10.4420761429" calcext:value-type="float">
            <text:p>10.4420761429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2.598482" calcext:value-type="float">
            <text:p>12.598482</text:p>
          </table:table-cell>
          <table:table-cell office:value-type="float" office:value="10.186307381" calcext:value-type="float">
            <text:p>10.186307381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.386709" calcext:value-type="float">
            <text:p>8.386709</text:p>
          </table:table-cell>
          <table:table-cell office:value-type="float" office:value="9.930538619" calcext:value-type="float">
            <text:p>9.930538619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8.386709" calcext:value-type="float">
            <text:p>8.386709</text:p>
          </table:table-cell>
          <table:table-cell office:value-type="float" office:value="10.4048232857" calcext:value-type="float">
            <text:p>10.4048232857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8.386709" calcext:value-type="float">
            <text:p>8.386709</text:p>
          </table:table-cell>
          <table:table-cell office:value-type="float" office:value="10.9607394762" calcext:value-type="float">
            <text:p>10.9607394762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.730854" calcext:value-type="float">
            <text:p>9.730854</text:p>
          </table:table-cell>
          <table:table-cell office:value-type="float" office:value="11.3010200476" calcext:value-type="float">
            <text:p>11.3010200476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.130503" calcext:value-type="float">
            <text:p>14.130503</text:p>
          </table:table-cell>
          <table:table-cell office:value-type="float" office:value="11.4310435714" calcext:value-type="float">
            <text:p>11.4310435714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3.094307" calcext:value-type="float">
            <text:p>13.094307</text:p>
          </table:table-cell>
          <table:table-cell office:value-type="float" office:value="11.0890762381" calcext:value-type="float">
            <text:p>11.0890762381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3.094307" calcext:value-type="float">
            <text:p>13.094307</text:p>
          </table:table-cell>
          <table:table-cell office:value-type="float" office:value="10.7964515714" calcext:value-type="float">
            <text:p>10.7964515714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3.094307" calcext:value-type="float">
            <text:p>13.094307</text:p>
          </table:table-cell>
          <table:table-cell office:value-type="float" office:value="10.5038269048" calcext:value-type="float">
            <text:p>10.5038269048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.050433" calcext:value-type="float">
            <text:p>5.050433</text:p>
          </table:table-cell>
          <table:table-cell office:value-type="float" office:value="10.2112022381" calcext:value-type="float">
            <text:p>10.2112022381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9.901383" calcext:value-type="float">
            <text:p>9.901383</text:p>
          </table:table-cell>
          <table:table-cell office:value-type="float" office:value="10.6681197143" calcext:value-type="float">
            <text:p>10.6681197143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9.901383" calcext:value-type="float">
            <text:p>9.901383</text:p>
          </table:table-cell>
          <table:table-cell office:value-type="float" office:value="10.702149381" calcext:value-type="float">
            <text:p>10.702149381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.901383" calcext:value-type="float">
            <text:p>9.901383</text:p>
          </table:table-cell>
          <table:table-cell office:value-type="float" office:value="10.7361790476" calcext:value-type="float">
            <text:p>10.7361790476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7.789989" calcext:value-type="float">
            <text:p>7.789989</text:p>
          </table:table-cell>
          <table:table-cell office:value-type="float" office:value="10.7702087143" calcext:value-type="float">
            <text:p>10.7702087143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.747265" calcext:value-type="float">
            <text:p>8.747265</text:p>
          </table:table-cell>
          <table:table-cell office:value-type="float" office:value="11.0103142857" calcext:value-type="float">
            <text:p>11.0103142857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.465065" calcext:value-type="float">
            <text:p>10.465065</text:p>
          </table:table-cell>
          <table:table-cell office:value-type="float" office:value="11.3451212381" calcext:value-type="float">
            <text:p>11.3451212381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.944444" calcext:value-type="float">
            <text:p>14.944444</text:p>
          </table:table-cell>
          <table:table-cell office:value-type="float" office:value="11.3582780476" calcext:value-type="float">
            <text:p>11.3582780476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.626209" calcext:value-type="float">
            <text:p>14.626209</text:p>
          </table:table-cell>
          <table:table-cell office:value-type="float" office:value="11.1581310952" calcext:value-type="float">
            <text:p>11.1581310952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7.227338" calcext:value-type="float">
            <text:p>7.227338</text:p>
          </table:table-cell>
          <table:table-cell office:value-type="float" office:value="10.9731381905" calcext:value-type="float">
            <text:p>10.9731381905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7.227338" calcext:value-type="float">
            <text:p>7.227338</text:p>
          </table:table-cell>
          <table:table-cell office:value-type="float" office:value="11.1404724762" calcext:value-type="float">
            <text:p>11.1404724762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7.227338" calcext:value-type="float">
            <text:p>7.227338</text:p>
          </table:table-cell>
          <table:table-cell office:value-type="float" office:value="11.3078067619" calcext:value-type="float">
            <text:p>11.3078067619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7.227338" calcext:value-type="float">
            <text:p>7.227338</text:p>
          </table:table-cell>
          <table:table-cell office:value-type="float" office:value="11.5449270476" calcext:value-type="float">
            <text:p>11.5449270476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8.346687" calcext:value-type="float">
            <text:p>18.346687</text:p>
          </table:table-cell>
          <table:table-cell office:value-type="float" office:value="11.8778524762" calcext:value-type="float">
            <text:p>11.8778524762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0.060949" calcext:value-type="float">
            <text:p>20.060949</text:p>
          </table:table-cell>
          <table:table-cell office:value-type="float" office:value="11.2516745238" calcext:value-type="float">
            <text:p>11.2516745238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5.532601" calcext:value-type="float">
            <text:p>15.532601</text:p>
          </table:table-cell>
          <table:table-cell office:value-type="float" office:value="10.5438650476" calcext:value-type="float">
            <text:p>10.5438650476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2.461348" calcext:value-type="float">
            <text:p>12.461348</text:p>
          </table:table-cell>
          <table:table-cell office:value-type="float" office:value="10.0516911905" calcext:value-type="float">
            <text:p>10.0516911905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949189" calcext:value-type="float">
            <text:p>6.949189</text:p>
          </table:table-cell>
          <table:table-cell office:value-type="float" office:value="10.0845973333" calcext:value-type="float">
            <text:p>10.0845973333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949189" calcext:value-type="float">
            <text:p>6.949189</text:p>
          </table:table-cell>
          <table:table-cell office:value-type="float" office:value="10.5787801905" calcext:value-type="float">
            <text:p>10.5787801905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949189" calcext:value-type="float">
            <text:p>6.949189</text:p>
          </table:table-cell>
          <table:table-cell office:value-type="float" office:value="10.8010582381" calcext:value-type="float">
            <text:p>10.8010582381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949189" calcext:value-type="float">
            <text:p>6.949189</text:p>
          </table:table-cell>
          <table:table-cell office:value-type="float" office:value="10.6144573333" calcext:value-type="float">
            <text:p>10.6144573333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.6457" calcext:value-type="float">
            <text:p>14.6457</text:p>
          </table:table-cell>
          <table:table-cell office:value-type="float" office:value="10.7123822857" calcext:value-type="float">
            <text:p>10.7123822857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0.616006" calcext:value-type="float">
            <text:p>10.616006</text:p>
          </table:table-cell>
          <table:table-cell office:value-type="float" office:value="10.4167033333" calcext:value-type="float">
            <text:p>10.4167033333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0.616006" calcext:value-type="float">
            <text:p>10.616006</text:p>
          </table:table-cell>
          <table:table-cell office:value-type="float" office:value="10.3129145714" calcext:value-type="float">
            <text:p>10.3129145714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.616006" calcext:value-type="float">
            <text:p>10.616006</text:p>
          </table:table-cell>
          <table:table-cell office:value-type="float" office:value="10.2091258095" calcext:value-type="float">
            <text:p>10.2091258095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.832206" calcext:value-type="float">
            <text:p>12.832206</text:p>
          </table:table-cell>
          <table:table-cell office:value-type="float" office:value="10.3001470476" calcext:value-type="float">
            <text:p>10.3001470476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5.778211" calcext:value-type="float">
            <text:p>15.778211</text:p>
          </table:table-cell>
          <table:table-cell office:value-type="float" office:value="10.2181574286" calcext:value-type="float">
            <text:p>10.2181574286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.741358" calcext:value-type="float">
            <text:p>10.741358</text:p>
          </table:table-cell>
          <table:table-cell office:value-type="float" office:value="9.9958818571" calcext:value-type="float">
            <text:p>9.9958818571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0.741358" calcext:value-type="float">
            <text:p>10.741358</text:p>
          </table:table-cell>
          <table:table-cell office:value-type="float" office:value="10.0134564286" calcext:value-type="float">
            <text:p>10.0134564286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.741358" calcext:value-type="float">
            <text:p>10.741358</text:p>
          </table:table-cell>
          <table:table-cell office:value-type="float" office:value="9.7587164762" calcext:value-type="float">
            <text:p>9.7587164762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.741358" calcext:value-type="float">
            <text:p>10.741358</text:p>
          </table:table-cell>
          <table:table-cell office:value-type="float" office:value="9.816196619" calcext:value-type="float">
            <text:p>9.816196619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0.741358" calcext:value-type="float">
            <text:p>10.741358</text:p>
          </table:table-cell>
          <table:table-cell office:value-type="float" office:value="9.8891618571" calcext:value-type="float">
            <text:p>9.8891618571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2.206864" calcext:value-type="float">
            <text:p>12.206864</text:p>
          </table:table-cell>
          <table:table-cell office:value-type="float" office:value="9.7950741905" calcext:value-type="float">
            <text:p>9.7950741905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.218772" calcext:value-type="float">
            <text:p>14.218772</text:p>
          </table:table-cell>
          <table:table-cell office:value-type="float" office:value="9.6312005238" calcext:value-type="float">
            <text:p>9.6312005238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.19695" calcext:value-type="float">
            <text:p>5.19695</text:p>
          </table:table-cell>
          <table:table-cell office:value-type="float" office:value="9.3715217143" calcext:value-type="float">
            <text:p>9.3715217143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.19695" calcext:value-type="float">
            <text:p>5.19695</text:p>
          </table:table-cell>
          <table:table-cell office:value-type="float" office:value="9.614676619" calcext:value-type="float">
            <text:p>9.614676619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.19695" calcext:value-type="float">
            <text:p>5.19695</text:p>
          </table:table-cell>
          <table:table-cell office:value-type="float" office:value="9.9978747143" calcext:value-type="float">
            <text:p>9.9978747143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3.152377" calcext:value-type="float">
            <text:p>13.152377</text:p>
          </table:table-cell>
          <table:table-cell office:value-type="float" office:value="10.3810728095" calcext:value-type="float">
            <text:p>10.3810728095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7.327029" calcext:value-type="float">
            <text:p>17.327029</text:p>
          </table:table-cell>
          <table:table-cell office:value-type="float" office:value="10.3854410476" calcext:value-type="float">
            <text:p>10.3854410476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1.617028" calcext:value-type="float">
            <text:p>11.617028</text:p>
          </table:table-cell>
          <table:table-cell office:value-type="float" office:value="9.886686619" calcext:value-type="float">
            <text:p>9.886686619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.03057" calcext:value-type="float">
            <text:p>3.03057</text:p>
          </table:table-cell>
          <table:table-cell office:value-type="float" office:value="9.961698381" calcext:value-type="float">
            <text:p>9.961698381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9.005613" calcext:value-type="float">
            <text:p>9.005613</text:p>
          </table:table-cell>
          <table:table-cell office:value-type="float" office:value="9.9657138571" calcext:value-type="float">
            <text:p>9.9657138571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.436442" calcext:value-type="float">
            <text:p>8.436442</text:p>
          </table:table-cell>
          <table:table-cell office:value-type="float" office:value="9.6852034762" calcext:value-type="float">
            <text:p>9.6852034762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8.436442" calcext:value-type="float">
            <text:p>8.436442</text:p>
          </table:table-cell>
          <table:table-cell office:value-type="float" office:value="9.8492781905" calcext:value-type="float">
            <text:p>9.8492781905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8.436442" calcext:value-type="float">
            <text:p>8.436442</text:p>
          </table:table-cell>
          <table:table-cell office:value-type="float" office:value="10.3396360952" calcext:value-type="float">
            <text:p>10.3396360952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.527452" calcext:value-type="float">
            <text:p>12.527452</text:p>
          </table:table-cell>
          <table:table-cell office:value-type="float" office:value="10.5690417143" calcext:value-type="float">
            <text:p>10.5690417143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1.110424" calcext:value-type="float">
            <text:p>11.110424</text:p>
          </table:table-cell>
          <table:table-cell office:value-type="float" office:value="10.6036373333" calcext:value-type="float">
            <text:p>10.6036373333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1.110424" calcext:value-type="float">
            <text:p>11.110424</text:p>
          </table:table-cell>
          <table:table-cell office:value-type="float" office:value="10.7057104762" calcext:value-type="float">
            <text:p>10.7057104762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1.110424" calcext:value-type="float">
            <text:p>11.110424</text:p>
          </table:table-cell>
          <table:table-cell office:value-type="float" office:value="10.807783619" calcext:value-type="float">
            <text:p>10.807783619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.391819" calcext:value-type="float">
            <text:p>5.391819</text:p>
          </table:table-cell>
          <table:table-cell office:value-type="float" office:value="10.9098567619" calcext:value-type="float">
            <text:p>10.9098567619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1.948441" calcext:value-type="float">
            <text:p>11.948441</text:p>
          </table:table-cell>
          <table:table-cell office:value-type="float" office:value="11.1765939048" calcext:value-type="float">
            <text:p>11.1765939048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.273628" calcext:value-type="float">
            <text:p>12.273628</text:p>
          </table:table-cell>
          <table:table-cell office:value-type="float" office:value="11.2464228095" calcext:value-type="float">
            <text:p>11.2464228095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8.765517" calcext:value-type="float">
            <text:p>8.765517</text:p>
          </table:table-cell>
          <table:table-cell office:value-type="float" office:value="11.190848381" calcext:value-type="float">
            <text:p>11.190848381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8.765517" calcext:value-type="float">
            <text:p>8.765517</text:p>
          </table:table-cell>
          <table:table-cell office:value-type="float" office:value="11.1592534286" calcext:value-type="float">
            <text:p>11.1592534286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8.765517" calcext:value-type="float">
            <text:p>8.765517</text:p>
          </table:table-cell>
          <table:table-cell office:value-type="float" office:value="11.2446264286" calcext:value-type="float">
            <text:p>11.2446264286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0.303203" calcext:value-type="float">
            <text:p>10.303203</text:p>
          </table:table-cell>
          <table:table-cell office:value-type="float" office:value="11.2439632857" calcext:value-type="float">
            <text:p>11.2439632857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3.24411" calcext:value-type="float">
            <text:p>13.24411</text:p>
          </table:table-cell>
          <table:table-cell office:value-type="float" office:value="11.170077" calcext:value-type="float">
            <text:p>11.170077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3.24411" calcext:value-type="float">
            <text:p>13.24411</text:p>
          </table:table-cell>
          <table:table-cell office:value-type="float" office:value="10.9561475238" calcext:value-type="float">
            <text:p>10.9561475238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3.24411" calcext:value-type="float">
            <text:p>13.24411</text:p>
          </table:table-cell>
          <table:table-cell office:value-type="float" office:value="10.7422180476" calcext:value-type="float">
            <text:p>10.7422180476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853186" calcext:value-type="float">
            <text:p>6.853186</text:p>
          </table:table-cell>
          <table:table-cell office:value-type="float" office:value="10.8030481429" calcext:value-type="float">
            <text:p>10.8030481429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3.192275" calcext:value-type="float">
            <text:p>13.192275</text:p>
          </table:table-cell>
          <table:table-cell office:value-type="float" office:value="11.2319095714" calcext:value-type="float">
            <text:p>11.2319095714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.114895" calcext:value-type="float">
            <text:p>3.114895</text:p>
          </table:table-cell>
          <table:table-cell office:value-type="float" office:value="11.1184982381" calcext:value-type="float">
            <text:p>11.1184982381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.114895" calcext:value-type="float">
            <text:p>3.114895</text:p>
          </table:table-cell>
          <table:table-cell office:value-type="float" office:value="11.4754397619" calcext:value-type="float">
            <text:p>11.4754397619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1.882011" calcext:value-type="float">
            <text:p>11.882011</text:p>
          </table:table-cell>
          <table:table-cell office:value-type="float" office:value="11.8633439048" calcext:value-type="float">
            <text:p>11.8633439048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8.733958" calcext:value-type="float">
            <text:p>18.733958</text:p>
          </table:table-cell>
          <table:table-cell office:value-type="float" office:value="11.610148" calcext:value-type="float">
            <text:p>11.610148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3.25396" calcext:value-type="float">
            <text:p>13.25396</text:p>
          </table:table-cell>
          <table:table-cell office:value-type="float" office:value="11.0306689048" calcext:value-type="float">
            <text:p>11.0306689048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3.25396" calcext:value-type="float">
            <text:p>13.25396</text:p>
          </table:table-cell>
          <table:table-cell office:value-type="float" office:value="10.6374276667" calcext:value-type="float">
            <text:p>10.6374276667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3.25396" calcext:value-type="float">
            <text:p>13.25396</text:p>
          </table:table-cell>
          <table:table-cell office:value-type="float" office:value="10.4877516667" calcext:value-type="float">
            <text:p>10.4877516667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3.25396" calcext:value-type="float">
            <text:p>13.25396</text:p>
          </table:table-cell>
          <table:table-cell office:value-type="float" office:value="10.3380756667" calcext:value-type="float">
            <text:p>10.3380756667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3.25396" calcext:value-type="float">
            <text:p>13.25396</text:p>
          </table:table-cell>
          <table:table-cell office:value-type="float" office:value="10.1883996667" calcext:value-type="float">
            <text:p>10.1883996667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.993299" calcext:value-type="float">
            <text:p>10.993299</text:p>
          </table:table-cell>
          <table:table-cell office:value-type="float" office:value="10.0387236667" calcext:value-type="float">
            <text:p>10.0387236667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3.414848" calcext:value-type="float">
            <text:p>13.414848</text:p>
          </table:table-cell>
          <table:table-cell office:value-type="float" office:value="10.0257267143" calcext:value-type="float">
            <text:p>10.0257267143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1.106565" calcext:value-type="float">
            <text:p>11.106565</text:p>
          </table:table-cell>
          <table:table-cell office:value-type="float" office:value="10.299216619" calcext:value-type="float">
            <text:p>10.299216619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8.102023" calcext:value-type="float">
            <text:p>8.102023</text:p>
          </table:table-cell>
          <table:table-cell office:value-type="float" office:value="10.4751080476" calcext:value-type="float">
            <text:p>10.4751080476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0.55835" calcext:value-type="float">
            <text:p>10.55835</text:p>
          </table:table-cell>
          <table:table-cell office:value-type="float" office:value="10.7940729048" calcext:value-type="float">
            <text:p>10.7940729048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8.751591" calcext:value-type="float">
            <text:p>8.751591</text:p>
          </table:table-cell>
          <table:table-cell office:value-type="float" office:value="10.9960698095" calcext:value-type="float">
            <text:p>10.9960698095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8.751591" calcext:value-type="float">
            <text:p>8.751591</text:p>
          </table:table-cell>
          <table:table-cell office:value-type="float" office:value="10.9197372857" calcext:value-type="float">
            <text:p>10.9197372857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8.751591" calcext:value-type="float">
            <text:p>8.751591</text:p>
          </table:table-cell>
          <table:table-cell office:value-type="float" office:value="11.2102114286" calcext:value-type="float">
            <text:p>11.2102114286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8.751591" calcext:value-type="float">
            <text:p>8.751591</text:p>
          </table:table-cell>
          <table:table-cell office:value-type="float" office:value="11.5106160952" calcext:value-type="float">
            <text:p>11.5106160952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.521542" calcext:value-type="float">
            <text:p>14.521542</text:p>
          </table:table-cell>
          <table:table-cell office:value-type="float" office:value="11.407967619" calcext:value-type="float">
            <text:p>11.407967619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5.859276" calcext:value-type="float">
            <text:p>15.859276</text:p>
          </table:table-cell>
          <table:table-cell office:value-type="float" office:value="11.0305595714" calcext:value-type="float">
            <text:p>11.0305595714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0.810637" calcext:value-type="float">
            <text:p>10.810637</text:p>
          </table:table-cell>
          <table:table-cell office:value-type="float" office:value="10.5894499048" calcext:value-type="float">
            <text:p>10.5894499048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0.610667" calcext:value-type="float">
            <text:p>10.610667</text:p>
          </table:table-cell>
          <table:table-cell office:value-type="float" office:value="10.4268595238" calcext:value-type="float">
            <text:p>10.4268595238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1.260882" calcext:value-type="float">
            <text:p>11.260882</text:p>
          </table:table-cell>
          <table:table-cell office:value-type="float" office:value="10.4898768571" calcext:value-type="float">
            <text:p>10.4898768571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564897" calcext:value-type="float">
            <text:p>6.564897</text:p>
          </table:table-cell>
          <table:table-cell office:value-type="float" office:value="10.3541010476" calcext:value-type="float">
            <text:p>10.3541010476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564897" calcext:value-type="float">
            <text:p>6.564897</text:p>
          </table:table-cell>
          <table:table-cell office:value-type="float" office:value="10.426895" calcext:value-type="float">
            <text:p>10.426895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.995894" calcext:value-type="float">
            <text:p>4.995894</text:p>
          </table:table-cell>
          <table:table-cell office:value-type="float" office:value="10.676808381" calcext:value-type="float">
            <text:p>10.676808381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.110764" calcext:value-type="float">
            <text:p>10.110764</text:p>
          </table:table-cell>
          <table:table-cell office:value-type="float" office:value="11.0712835238" calcext:value-type="float">
            <text:p>11.0712835238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0.110764" calcext:value-type="float">
            <text:p>10.110764</text:p>
          </table:table-cell>
          <table:table-cell office:value-type="float" office:value="11.063697619" calcext:value-type="float">
            <text:p>11.063697619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.110764" calcext:value-type="float">
            <text:p>10.110764</text:p>
          </table:table-cell>
          <table:table-cell office:value-type="float" office:value="11.0561117143" calcext:value-type="float">
            <text:p>11.0561117143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0.110764" calcext:value-type="float">
            <text:p>10.110764</text:p>
          </table:table-cell>
          <table:table-cell office:value-type="float" office:value="11.0485258095" calcext:value-type="float">
            <text:p>11.0485258095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0.720363" calcext:value-type="float">
            <text:p>10.720363</text:p>
          </table:table-cell>
          <table:table-cell office:value-type="float" office:value="10.8901796667" calcext:value-type="float">
            <text:p>10.8901796667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9.158136" calcext:value-type="float">
            <text:p>19.158136</text:p>
          </table:table-cell>
          <table:table-cell office:value-type="float" office:value="10.5028661905" calcext:value-type="float">
            <text:p>10.5028661905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.800285" calcext:value-type="float">
            <text:p>14.800285</text:p>
          </table:table-cell>
          <table:table-cell office:value-type="float" office:value="9.713754" calcext:value-type="float">
            <text:p>9.713754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.800285" calcext:value-type="float">
            <text:p>14.800285</text:p>
          </table:table-cell>
          <table:table-cell office:value-type="float" office:value="9.1321585238" calcext:value-type="float">
            <text:p>9.1321585238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.800285" calcext:value-type="float">
            <text:p>14.800285</text:p>
          </table:table-cell>
          <table:table-cell office:value-type="float" office:value="9.046213619" calcext:value-type="float">
            <text:p>9.046213619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.148608" calcext:value-type="float">
            <text:p>7.148608</text:p>
          </table:table-cell>
          <table:table-cell office:value-type="float" office:value="9.2216131905" calcext:value-type="float">
            <text:p>9.2216131905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.851548" calcext:value-type="float">
            <text:p>14.851548</text:p>
          </table:table-cell>
          <table:table-cell office:value-type="float" office:value="9.4579677143" calcext:value-type="float">
            <text:p>9.4579677143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5.060089" calcext:value-type="float">
            <text:p>15.060089</text:p>
          </table:table-cell>
          <table:table-cell office:value-type="float" office:value="9.0249488095" calcext:value-type="float">
            <text:p>9.0249488095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595973" calcext:value-type="float">
            <text:p>6.595973</text:p>
          </table:table-cell>
          <table:table-cell office:value-type="float" office:value="8.5023348571" calcext:value-type="float">
            <text:p>8.5023348571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595973" calcext:value-type="float">
            <text:p>6.595973</text:p>
          </table:table-cell>
          <table:table-cell office:value-type="float" office:value="8.3827740476" calcext:value-type="float">
            <text:p>8.3827740476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595973" calcext:value-type="float">
            <text:p>6.595973</text:p>
          </table:table-cell>
          <table:table-cell office:value-type="float" office:value="8.2632132381" calcext:value-type="float">
            <text:p>8.2632132381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.396239" calcext:value-type="float">
            <text:p>7.396239</text:p>
          </table:table-cell>
          <table:table-cell office:value-type="float" office:value="8.3316835238" calcext:value-type="float">
            <text:p>8.3316835238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1.934031" calcext:value-type="float">
            <text:p>11.934031</text:p>
          </table:table-cell>
          <table:table-cell office:value-type="float" office:value="8.7380212381" calcext:value-type="float">
            <text:p>8.7380212381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8.40959" calcext:value-type="float">
            <text:p>8.40959</text:p>
          </table:table-cell>
          <table:table-cell office:value-type="float" office:value="8.8254212381" calcext:value-type="float">
            <text:p>8.8254212381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8.09357" calcext:value-type="float">
            <text:p>8.09357</text:p>
          </table:table-cell>
          <table:table-cell office:value-type="float" office:value="8.9463935714" calcext:value-type="float">
            <text:p>8.9463935714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1.813078" calcext:value-type="float">
            <text:p>11.813078</text:p>
          </table:table-cell>
          <table:table-cell office:value-type="float" office:value="9.0824144762" calcext:value-type="float">
            <text:p>9.0824144762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3.279872" calcext:value-type="float">
            <text:p>13.279872</text:p>
          </table:table-cell>
          <table:table-cell office:value-type="float" office:value="9.0413159524" calcext:value-type="float">
            <text:p>9.0413159524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9.95146" calcext:value-type="float">
            <text:p>9.95146</text:p>
          </table:table-cell>
          <table:table-cell office:value-type="float" office:value="8.9780745714" calcext:value-type="float">
            <text:p>8.9780745714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9.95146" calcext:value-type="float">
            <text:p>9.95146</text:p>
          </table:table-cell>
          <table:table-cell office:value-type="float" office:value="8.9439561905" calcext:value-type="float">
            <text:p>8.9439561905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9.95146" calcext:value-type="float">
            <text:p>9.95146</text:p>
          </table:table-cell>
          <table:table-cell office:value-type="float" office:value="8.9098378095" calcext:value-type="float">
            <text:p>8.9098378095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785495" calcext:value-type="float">
            <text:p>6.785495</text:p>
          </table:table-cell>
          <table:table-cell office:value-type="float" office:value="8.9184526667" calcext:value-type="float">
            <text:p>8.9184526667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.58678" calcext:value-type="float">
            <text:p>2.58678</text:p>
          </table:table-cell>
          <table:table-cell office:value-type="float" office:value="9.1879339524" calcext:value-type="float">
            <text:p>9.1879339524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.58678" calcext:value-type="float">
            <text:p>2.58678</text:p>
          </table:table-cell>
          <table:table-cell office:value-type="float" office:value="9.6573540476" calcext:value-type="float">
            <text:p>9.6573540476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.58678" calcext:value-type="float">
            <text:p>2.58678</text:p>
          </table:table-cell>
          <table:table-cell office:value-type="float" office:value="10.1267741429" calcext:value-type="float">
            <text:p>10.1267741429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.995442" calcext:value-type="float">
            <text:p>12.995442</text:p>
          </table:table-cell>
          <table:table-cell office:value-type="float" office:value="10.5856130952" calcext:value-type="float">
            <text:p>10.5856130952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8.483676" calcext:value-type="float">
            <text:p>18.483676</text:p>
          </table:table-cell>
          <table:table-cell office:value-type="float" office:value="10.7539462857" calcext:value-type="float">
            <text:p>10.7539462857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2.112053" calcext:value-type="float">
            <text:p>12.112053</text:p>
          </table:table-cell>
          <table:table-cell office:value-type="float" office:value="10.5205941429" calcext:value-type="float">
            <text:p>10.5205941429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5.758151" calcext:value-type="float">
            <text:p>5.758151</text:p>
          </table:table-cell>
          <table:table-cell office:value-type="float" office:value="10.4401129048" calcext:value-type="float">
            <text:p>10.4401129048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.085196" calcext:value-type="float">
            <text:p>4.085196</text:p>
          </table:table-cell>
          <table:table-cell office:value-type="float" office:value="10.6621984286" calcext:value-type="float">
            <text:p>10.6621984286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.085196" calcext:value-type="float">
            <text:p>4.085196</text:p>
          </table:table-cell>
          <table:table-cell office:value-type="float" office:value="10.9639484762" calcext:value-type="float">
            <text:p>10.9639484762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.085196" calcext:value-type="float">
            <text:p>4.085196</text:p>
          </table:table-cell>
          <table:table-cell office:value-type="float" office:value="11.2656985238" calcext:value-type="float">
            <text:p>11.2656985238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8.033849" calcext:value-type="float">
            <text:p>8.033849</text:p>
          </table:table-cell>
          <table:table-cell office:value-type="float" office:value="11.610930381" calcext:value-type="float">
            <text:p>11.610930381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5.929331" calcext:value-type="float">
            <text:p>15.929331</text:p>
          </table:table-cell>
          <table:table-cell office:value-type="float" office:value="12.0348627143" calcext:value-type="float">
            <text:p>12.0348627143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.769431" calcext:value-type="float">
            <text:p>13.769431</text:p>
          </table:table-cell>
          <table:table-cell office:value-type="float" office:value="11.7677509048" calcext:value-type="float">
            <text:p>11.7677509048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.950009" calcext:value-type="float">
            <text:p>10.950009</text:p>
          </table:table-cell>
          <table:table-cell office:value-type="float" office:value="11.4900738571" calcext:value-type="float">
            <text:p>11.4900738571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0.950009" calcext:value-type="float">
            <text:p>10.950009</text:p>
          </table:table-cell>
          <table:table-cell office:value-type="float" office:value="11.5930604286" calcext:value-type="float">
            <text:p>11.5930604286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0.950009" calcext:value-type="float">
            <text:p>10.950009</text:p>
          </table:table-cell>
          <table:table-cell office:value-type="float" office:value="11.696047" calcext:value-type="float">
            <text:p>11.696047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1.951803" calcext:value-type="float">
            <text:p>11.951803</text:p>
          </table:table-cell>
          <table:table-cell office:value-type="float" office:value="11.7990335714" calcext:value-type="float">
            <text:p>11.7990335714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9.234974" calcext:value-type="float">
            <text:p>9.234974</text:p>
          </table:table-cell>
          <table:table-cell office:value-type="float" office:value="11.8543156667" calcext:value-type="float">
            <text:p>11.8543156667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9.234974" calcext:value-type="float">
            <text:p>9.234974</text:p>
          </table:table-cell>
          <table:table-cell office:value-type="float" office:value="12.1091400476" calcext:value-type="float">
            <text:p>12.1091400476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0.132372" calcext:value-type="float">
            <text:p>10.132372</text:p>
          </table:table-cell>
          <table:table-cell office:value-type="float" office:value="12.4889168095" calcext:value-type="float">
            <text:p>12.4889168095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2.444602" calcext:value-type="float">
            <text:p>12.444602</text:p>
          </table:table-cell>
          <table:table-cell office:value-type="float" office:value="12.6283577619" calcext:value-type="float">
            <text:p>12.6283577619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2.444602" calcext:value-type="float">
            <text:p>12.444602</text:p>
          </table:table-cell>
          <table:table-cell office:value-type="float" office:value="12.297919" calcext:value-type="float">
            <text:p>12.297919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2.444602" calcext:value-type="float">
            <text:p>12.444602</text:p>
          </table:table-cell>
          <table:table-cell office:value-type="float" office:value="11.9425310476" calcext:value-type="float">
            <text:p>11.9425310476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.222398" calcext:value-type="float">
            <text:p>12.222398</text:p>
          </table:table-cell>
          <table:table-cell office:value-type="float" office:value="11.5871430952" calcext:value-type="float">
            <text:p>11.5871430952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6.530439" calcext:value-type="float">
            <text:p>16.530439</text:p>
          </table:table-cell>
          <table:table-cell office:value-type="float" office:value="11.2423362857" calcext:value-type="float">
            <text:p>11.2423362857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3.583281" calcext:value-type="float">
            <text:p>13.583281</text:p>
          </table:table-cell>
          <table:table-cell office:value-type="float" office:value="10.8492527143" calcext:value-type="float">
            <text:p>10.8492527143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.421947" calcext:value-type="float">
            <text:p>10.421947</text:p>
          </table:table-cell>
          <table:table-cell office:value-type="float" office:value="11.2762835238" calcext:value-type="float">
            <text:p>11.2762835238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0.421947" calcext:value-type="float">
            <text:p>10.421947</text:p>
          </table:table-cell>
          <table:table-cell office:value-type="float" office:value="11.4968195238" calcext:value-type="float">
            <text:p>11.4968195238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.421947" calcext:value-type="float">
            <text:p>10.421947</text:p>
          </table:table-cell>
          <table:table-cell office:value-type="float" office:value="11.7173555238" calcext:value-type="float">
            <text:p>11.7173555238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.421947" calcext:value-type="float">
            <text:p>10.421947</text:p>
          </table:table-cell>
          <table:table-cell office:value-type="float" office:value="11.9378915238" calcext:value-type="float">
            <text:p>11.9378915238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1.335065" calcext:value-type="float">
            <text:p>11.335065</text:p>
          </table:table-cell>
          <table:table-cell office:value-type="float" office:value="11.7803435714" calcext:value-type="float">
            <text:p>11.7803435714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6.936428" calcext:value-type="float">
            <text:p>16.936428</text:p>
          </table:table-cell>
          <table:table-cell office:value-type="float" office:value="12.3805863333" calcext:value-type="float">
            <text:p>12.3805863333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0.319983" calcext:value-type="float">
            <text:p>10.319983</text:p>
          </table:table-cell>
          <table:table-cell office:value-type="float" office:value="12.6740187619" calcext:value-type="float">
            <text:p>12.6740187619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938213" calcext:value-type="float">
            <text:p>7.938213</text:p>
          </table:table-cell>
          <table:table-cell office:value-type="float" office:value="13.28252" calcext:value-type="float">
            <text:p>13.28252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.112727" calcext:value-type="float">
            <text:p>13.112727</text:p>
          </table:table-cell>
          <table:table-cell office:value-type="float" office:value="14.0044388571" calcext:value-type="float">
            <text:p>14.0044388571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3.112727" calcext:value-type="float">
            <text:p>13.112727</text:p>
          </table:table-cell>
          <table:table-cell office:value-type="float" office:value="14.4799522857" calcext:value-type="float">
            <text:p>14.4799522857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3.112727" calcext:value-type="float">
            <text:p>13.112727</text:p>
          </table:table-cell>
          <table:table-cell office:value-type="float" office:value="14.6186714762" calcext:value-type="float">
            <text:p>14.6186714762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3.112727" calcext:value-type="float">
            <text:p>13.112727</text:p>
          </table:table-cell>
          <table:table-cell office:value-type="float" office:value="15.0044295238" calcext:value-type="float">
            <text:p>15.0044295238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.586286" calcext:value-type="float">
            <text:p>14.586286</text:p>
          </table:table-cell>
          <table:table-cell office:value-type="float" office:value="15.1099947619" calcext:value-type="float">
            <text:p>15.1099947619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7.210286" calcext:value-type="float">
            <text:p>17.210286</text:p>
          </table:table-cell>
          <table:table-cell office:value-type="float" office:value="14.612517381" calcext:value-type="float">
            <text:p>14.612517381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3.060632" calcext:value-type="float">
            <text:p>13.060632</text:p>
          </table:table-cell>
          <table:table-cell office:value-type="float" office:value="14.133352381" calcext:value-type="float">
            <text:p>14.133352381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5.505388" calcext:value-type="float">
            <text:p>5.505388</text:p>
          </table:table-cell>
          <table:table-cell office:value-type="float" office:value="14.2284931429" calcext:value-type="float">
            <text:p>14.2284931429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.981455" calcext:value-type="float">
            <text:p>4.981455</text:p>
          </table:table-cell>
          <table:table-cell office:value-type="float" office:value="14.6789641905" calcext:value-type="float">
            <text:p>14.6789641905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.981455" calcext:value-type="float">
            <text:p>4.981455</text:p>
          </table:table-cell>
          <table:table-cell office:value-type="float" office:value="15.1543844286" calcext:value-type="float">
            <text:p>15.1543844286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.981455" calcext:value-type="float">
            <text:p>4.981455</text:p>
          </table:table-cell>
          <table:table-cell office:value-type="float" office:value="15.6298046667" calcext:value-type="float">
            <text:p>15.6298046667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8.275684" calcext:value-type="float">
            <text:p>8.275684</text:p>
          </table:table-cell>
          <table:table-cell office:value-type="float" office:value="16.1052249048" calcext:value-type="float">
            <text:p>16.1052249048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2.550928" calcext:value-type="float">
            <text:p>22.550928</text:p>
          </table:table-cell>
          <table:table-cell office:value-type="float" office:value="16.4237770952" calcext:value-type="float">
            <text:p>16.4237770952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5.053203" calcext:value-type="float">
            <text:p>15.053203</text:p>
          </table:table-cell>
          <table:table-cell office:value-type="float" office:value="16.0625557619" calcext:value-type="float">
            <text:p>16.0625557619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5.053203" calcext:value-type="float">
            <text:p>15.053203</text:p>
          </table:table-cell>
          <table:table-cell office:value-type="float" office:value="17.2944347619" calcext:value-type="float">
            <text:p>17.2944347619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5.053203" calcext:value-type="float">
            <text:p>15.053203</text:p>
          </table:table-cell>
          <table:table-cell office:value-type="float" office:value="19.1669453333" calcext:value-type="float">
            <text:p>19.1669453333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7.11344" calcext:value-type="float">
            <text:p>7.11344</text:p>
          </table:table-cell>
          <table:table-cell office:value-type="float" office:value="21.0394559048" calcext:value-type="float">
            <text:p>21.0394559048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3.940163" calcext:value-type="float">
            <text:p>23.940163</text:p>
          </table:table-cell>
          <table:table-cell office:value-type="float" office:value="23.2900504286" calcext:value-type="float">
            <text:p>23.2900504286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3.098509" calcext:value-type="float">
            <text:p>23.098509</text:p>
          </table:table-cell>
          <table:table-cell office:value-type="float" office:value="24.7393724286" calcext:value-type="float">
            <text:p>24.7393724286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3.098509" calcext:value-type="float">
            <text:p>23.098509</text:p>
          </table:table-cell>
          <table:table-cell office:value-type="float" office:value="24.5338918571" calcext:value-type="float">
            <text:p>24.5338918571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3.098509" calcext:value-type="float">
            <text:p>23.098509</text:p>
          </table:table-cell>
          <table:table-cell office:value-type="float" office:value="26.8382260476" calcext:value-type="float">
            <text:p>26.8382260476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3.098509" calcext:value-type="float">
            <text:p>23.098509</text:p>
          </table:table-cell>
          <table:table-cell office:value-type="float" office:value="28.9157339524" calcext:value-type="float">
            <text:p>28.9157339524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6.02583" calcext:value-type="float">
            <text:p>16.02583</text:p>
          </table:table-cell>
          <table:table-cell office:value-type="float" office:value="28.5293411429" calcext:value-type="float">
            <text:p>28.5293411429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1.213646" calcext:value-type="float">
            <text:p>21.213646</text:p>
          </table:table-cell>
          <table:table-cell office:value-type="float" office:value="28.4797425714" calcext:value-type="float">
            <text:p>28.4797425714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5.329597" calcext:value-type="float">
            <text:p>15.329597</text:p>
          </table:table-cell>
          <table:table-cell office:value-type="float" office:value="28.1831051429" calcext:value-type="float">
            <text:p>28.1831051429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4.139261" calcext:value-type="float">
            <text:p>4.139261</text:p>
          </table:table-cell>
          <table:table-cell office:value-type="float" office:value="28.1666605238" calcext:value-type="float">
            <text:p>28.1666605238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7.147821" calcext:value-type="float">
            <text:p>7.147821</text:p>
          </table:table-cell>
          <table:table-cell office:value-type="float" office:value="28.6830890476" calcext:value-type="float">
            <text:p>28.6830890476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5.058588" calcext:value-type="float">
            <text:p>15.058588</text:p>
          </table:table-cell>
          <table:table-cell office:value-type="float" office:value="28.9240752857" calcext:value-type="float">
            <text:p>28.9240752857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.96528" calcext:value-type="float">
            <text:p>14.96528</text:p>
          </table:table-cell>
          <table:table-cell office:value-type="float" office:value="29.2898930952" calcext:value-type="float">
            <text:p>29.2898930952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.96528" calcext:value-type="float">
            <text:p>14.96528</text:p>
          </table:table-cell>
          <table:table-cell office:value-type="float" office:value="29.7923582381" calcext:value-type="float">
            <text:p>29.7923582381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.96528" calcext:value-type="float">
            <text:p>14.96528</text:p>
          </table:table-cell>
          <table:table-cell office:value-type="float" office:value="29.2672591429" calcext:value-type="float">
            <text:p>29.2672591429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.96528" calcext:value-type="float">
            <text:p>14.96528</text:p>
          </table:table-cell>
          <table:table-cell office:value-type="float" office:value="28.7421600476" calcext:value-type="float">
            <text:p>28.7421600476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.96528" calcext:value-type="float">
            <text:p>14.96528</text:p>
          </table:table-cell>
          <table:table-cell office:value-type="float" office:value="28.9128784762" calcext:value-type="float">
            <text:p>28.9128784762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.96528" calcext:value-type="float">
            <text:p>14.96528</text:p>
          </table:table-cell>
          <table:table-cell office:value-type="float" office:value="28.9493377143" calcext:value-type="float">
            <text:p>28.9493377143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0.922662" calcext:value-type="float">
            <text:p>40.922662</text:p>
          </table:table-cell>
          <table:table-cell office:value-type="float" office:value="28.9857969524" calcext:value-type="float">
            <text:p>28.9857969524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54.375925" calcext:value-type="float">
            <text:p>54.375925</text:p>
          </table:table-cell>
          <table:table-cell office:value-type="float" office:value="27.786190381" calcext:value-type="float">
            <text:p>27.786190381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54.375925" calcext:value-type="float">
            <text:p>54.375925</text:p>
          </table:table-cell>
          <table:table-cell office:value-type="float" office:value="25.9459522381" calcext:value-type="float">
            <text:p>25.9459522381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54.375925" calcext:value-type="float">
            <text:p>54.375925</text:p>
          </table:table-cell>
          <table:table-cell office:value-type="float" office:value="24.0249533333" calcext:value-type="float">
            <text:p>24.0249533333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54.375925" calcext:value-type="float">
            <text:p>54.375925</text:p>
          </table:table-cell>
          <table:table-cell office:value-type="float" office:value="22.1039544286" calcext:value-type="float">
            <text:p>22.1039544286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.783417" calcext:value-type="float">
            <text:p>18.783417</text:p>
          </table:table-cell>
          <table:table-cell office:value-type="float" office:value="20.1829555238" calcext:value-type="float">
            <text:p>20.1829555238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71.489527" calcext:value-type="float">
            <text:p>71.489527</text:p>
          </table:table-cell>
          <table:table-cell office:value-type="float" office:value="19.4077770952" calcext:value-type="float">
            <text:p>19.4077770952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6.726175" calcext:value-type="float">
            <text:p>66.726175</text:p>
          </table:table-cell>
          <table:table-cell office:value-type="float" office:value="17.523159381" calcext:value-type="float">
            <text:p>17.523159381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.98426" calcext:value-type="float">
            <text:p>14.98426</text:p>
          </table:table-cell>
          <table:table-cell office:value-type="float" office:value="15.7683209048" calcext:value-type="float">
            <text:p>15.7683209048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.98426" calcext:value-type="float">
            <text:p>14.98426</text:p>
          </table:table-cell>
          <table:table-cell office:value-type="float" office:value="16.4773831429" calcext:value-type="float">
            <text:p>16.4773831429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.98426" calcext:value-type="float">
            <text:p>14.98426</text:p>
          </table:table-cell>
          <table:table-cell office:value-type="float" office:value="17.186445381" calcext:value-type="float">
            <text:p>17.186445381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.98426" calcext:value-type="float">
            <text:p>14.98426</text:p>
          </table:table-cell>
          <table:table-cell office:value-type="float" office:value="17.0391060476" calcext:value-type="float">
            <text:p>17.0391060476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.98426" calcext:value-type="float">
            <text:p>14.98426</text:p>
          </table:table-cell>
          <table:table-cell office:value-type="float" office:value="17.4579540952" calcext:value-type="float">
            <text:p>17.4579540952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2.208532" calcext:value-type="float">
            <text:p>12.208532</text:p>
          </table:table-cell>
          <table:table-cell office:value-type="float" office:value="17.17957" calcext:value-type="float">
            <text:p>17.17957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2.740762" calcext:value-type="float">
            <text:p>22.740762</text:p>
          </table:table-cell>
          <table:table-cell office:value-type="float" office:value="17.0333634286" calcext:value-type="float">
            <text:p>17.0333634286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5.517048" calcext:value-type="float">
            <text:p>25.517048</text:p>
          </table:table-cell>
          <table:table-cell office:value-type="float" office:value="16.3856220952" calcext:value-type="float">
            <text:p>16.3856220952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.938199" calcext:value-type="float">
            <text:p>3.938199</text:p>
          </table:table-cell>
          <table:table-cell office:value-type="float" office:value="15.6056766667" calcext:value-type="float">
            <text:p>15.6056766667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.938199" calcext:value-type="float">
            <text:p>3.938199</text:p>
          </table:table-cell>
          <table:table-cell office:value-type="float" office:value="16.801024" calcext:value-type="float">
            <text:p>16.801024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8.550367" calcext:value-type="float">
            <text:p>18.550367</text:p>
          </table:table-cell>
          <table:table-cell office:value-type="float" office:value="18.2178181429" calcext:value-type="float">
            <text:p>18.2178181429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5.730924" calcext:value-type="float">
            <text:p>15.730924</text:p>
          </table:table-cell>
          <table:table-cell office:value-type="float" office:value="18.0113979048" calcext:value-type="float">
            <text:p>18.0113979048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5.730924" calcext:value-type="float">
            <text:p>15.730924</text:p>
          </table:table-cell>
          <table:table-cell office:value-type="float" office:value="17.9392368571" calcext:value-type="float">
            <text:p>17.9392368571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5.730924" calcext:value-type="float">
            <text:p>15.730924</text:p>
          </table:table-cell>
          <table:table-cell office:value-type="float" office:value="17.8670758095" calcext:value-type="float">
            <text:p>17.8670758095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5.730924" calcext:value-type="float">
            <text:p>15.730924</text:p>
          </table:table-cell>
          <table:table-cell office:value-type="float" office:value="17.7949147619" calcext:value-type="float">
            <text:p>17.7949147619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.034948" calcext:value-type="float">
            <text:p>14.034948</text:p>
          </table:table-cell>
          <table:table-cell office:value-type="float" office:value="17.7227537143" calcext:value-type="float">
            <text:p>17.7227537143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.034948" calcext:value-type="float">
            <text:p>14.034948</text:p>
          </table:table-cell>
          <table:table-cell office:value-type="float" office:value="17.7313534286" calcext:value-type="float">
            <text:p>17.7313534286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.034948" calcext:value-type="float">
            <text:p>14.034948</text:p>
          </table:table-cell>
          <table:table-cell office:value-type="float" office:value="17.9751008095" calcext:value-type="float">
            <text:p>17.9751008095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.50467" calcext:value-type="float">
            <text:p>2.50467</text:p>
          </table:table-cell>
          <table:table-cell office:value-type="float" office:value="18.261428381" calcext:value-type="float">
            <text:p>18.261428381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1.912555" calcext:value-type="float">
            <text:p>31.912555</text:p>
          </table:table-cell>
          <table:table-cell office:value-type="float" office:value="18.9366545238" calcext:value-type="float">
            <text:p>18.9366545238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9.874567" calcext:value-type="float">
            <text:p>29.874567</text:p>
          </table:table-cell>
          <table:table-cell office:value-type="float" office:value="18.1332660952" calcext:value-type="float">
            <text:p>18.1332660952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9.874567" calcext:value-type="float">
            <text:p>29.874567</text:p>
          </table:table-cell>
          <table:table-cell office:value-type="float" office:value="17.5681889048" calcext:value-type="float">
            <text:p>17.5681889048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9.874567" calcext:value-type="float">
            <text:p>29.874567</text:p>
          </table:table-cell>
          <table:table-cell office:value-type="float" office:value="16.8576868571" calcext:value-type="float">
            <text:p>16.8576868571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1.890134" calcext:value-type="float">
            <text:p>11.890134</text:p>
          </table:table-cell>
          <table:table-cell office:value-type="float" office:value="16.1471848095" calcext:value-type="float">
            <text:p>16.1471848095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3.780069" calcext:value-type="float">
            <text:p>23.780069</text:p>
          </table:table-cell>
          <table:table-cell office:value-type="float" office:value="16.2930843333" calcext:value-type="float">
            <text:p>16.2930843333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.138194" calcext:value-type="float">
            <text:p>9.138194</text:p>
          </table:table-cell>
          <table:table-cell office:value-type="float" office:value="16.667047619" calcext:value-type="float">
            <text:p>16.667047619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9.138194" calcext:value-type="float">
            <text:p>9.138194</text:p>
          </table:table-cell>
          <table:table-cell office:value-type="float" office:value="18.0261850476" calcext:value-type="float">
            <text:p>18.0261850476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9.138194" calcext:value-type="float">
            <text:p>9.138194</text:p>
          </table:table-cell>
          <table:table-cell office:value-type="float" office:value="19.3853224762" calcext:value-type="float">
            <text:p>19.3853224762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9.138194" calcext:value-type="float">
            <text:p>9.138194</text:p>
          </table:table-cell>
          <table:table-cell office:value-type="float" office:value="20.7444599048" calcext:value-type="float">
            <text:p>20.7444599048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9.040493" calcext:value-type="float">
            <text:p>29.040493</text:p>
          </table:table-cell>
          <table:table-cell office:value-type="float" office:value="22.1035973333" calcext:value-type="float">
            <text:p>22.1035973333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3.690876" calcext:value-type="float">
            <text:p>33.690876</text:p>
          </table:table-cell>
          <table:table-cell office:value-type="float" office:value="23.1576835238" calcext:value-type="float">
            <text:p>23.1576835238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.215542" calcext:value-type="float">
            <text:p>14.215542</text:p>
          </table:table-cell>
          <table:table-cell office:value-type="float" office:value="24.2737800952" calcext:value-type="float">
            <text:p>24.2737800952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.215542" calcext:value-type="float">
            <text:p>14.215542</text:p>
          </table:table-cell>
          <table:table-cell office:value-type="float" office:value="25.1836596667" calcext:value-type="float">
            <text:p>25.1836596667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.215542" calcext:value-type="float">
            <text:p>14.215542</text:p>
          </table:table-cell>
          <table:table-cell office:value-type="float" office:value="26.0935392381" calcext:value-type="float">
            <text:p>26.0935392381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.215542" calcext:value-type="float">
            <text:p>14.215542</text:p>
          </table:table-cell>
          <table:table-cell office:value-type="float" office:value="27.0034188095" calcext:value-type="float">
            <text:p>27.0034188095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.215542" calcext:value-type="float">
            <text:p>14.215542</text:p>
          </table:table-cell>
          <table:table-cell office:value-type="float" office:value="27.913298381" calcext:value-type="float">
            <text:p>27.913298381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.215542" calcext:value-type="float">
            <text:p>14.215542</text:p>
          </table:table-cell>
          <table:table-cell office:value-type="float" office:value="28.6201532381" calcext:value-type="float">
            <text:p>28.6201532381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9.153643" calcext:value-type="float">
            <text:p>19.153643</text:p>
          </table:table-cell>
          <table:table-cell office:value-type="float" office:value="30.1915716667" calcext:value-type="float">
            <text:p>30.1915716667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0.047827" calcext:value-type="float">
            <text:p>20.047827</text:p>
          </table:table-cell>
          <table:table-cell office:value-type="float" office:value="29.9535110476" calcext:value-type="float">
            <text:p>29.9535110476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6.684419" calcext:value-type="float">
            <text:p>16.684419</text:p>
          </table:table-cell>
          <table:table-cell office:value-type="float" office:value="30.2345160476" calcext:value-type="float">
            <text:p>30.2345160476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5.041398" calcext:value-type="float">
            <text:p>15.041398</text:p>
          </table:table-cell>
          <table:table-cell office:value-type="float" office:value="31.934755619" calcext:value-type="float">
            <text:p>31.934755619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8.007946" calcext:value-type="float">
            <text:p>18.007946</text:p>
          </table:table-cell>
          <table:table-cell office:value-type="float" office:value="33.7342437143" calcext:value-type="float">
            <text:p>33.7342437143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.954024" calcext:value-type="float">
            <text:p>14.954024</text:p>
          </table:table-cell>
          <table:table-cell office:value-type="float" office:value="37.0998949048" calcext:value-type="float">
            <text:p>37.0998949048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.954024" calcext:value-type="float">
            <text:p>14.954024</text:p>
          </table:table-cell>
          <table:table-cell office:value-type="float" office:value="43.0622728095" calcext:value-type="float">
            <text:p>43.0622728095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.954024" calcext:value-type="float">
            <text:p>14.954024</text:p>
          </table:table-cell>
          <table:table-cell office:value-type="float" office:value="50.4956948571" calcext:value-type="float">
            <text:p>50.4956948571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1.633298" calcext:value-type="float">
            <text:p>31.633298</text:p>
          </table:table-cell>
          <table:table-cell office:value-type="float" office:value="57.9032475238" calcext:value-type="float">
            <text:p>57.9032475238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7.68008" calcext:value-type="float">
            <text:p>37.68008</text:p>
          </table:table-cell>
          <table:table-cell office:value-type="float" office:value="62.633727619" calcext:value-type="float">
            <text:p>62.633727619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7.68008" calcext:value-type="float">
            <text:p>37.68008</text:p>
          </table:table-cell>
          <table:table-cell office:value-type="float" office:value="63.3169093333" calcext:value-type="float">
            <text:p>63.3169093333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7.68008" calcext:value-type="float">
            <text:p>37.68008</text:p>
          </table:table-cell>
          <table:table-cell office:value-type="float" office:value="64.0000910476" calcext:value-type="float">
            <text:p>64.0000910476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7.68008" calcext:value-type="float">
            <text:p>37.68008</text:p>
          </table:table-cell>
          <table:table-cell office:value-type="float" office:value="64.6832727619" calcext:value-type="float">
            <text:p>64.6832727619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51.176303" calcext:value-type="float">
            <text:p>51.176303</text:p>
          </table:table-cell>
          <table:table-cell office:value-type="float" office:value="65.3664544762" calcext:value-type="float">
            <text:p>65.3664544762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57.128904" calcext:value-type="float">
            <text:p>57.128904</text:p>
          </table:table-cell>
          <table:table-cell office:value-type="float" office:value="65.4069589048" calcext:value-type="float">
            <text:p>65.4069589048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3.323013" calcext:value-type="float">
            <text:p>33.323013</text:p>
          </table:table-cell>
          <table:table-cell office:value-type="float" office:value="65.6339005238" calcext:value-type="float">
            <text:p>65.6339005238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33.323013" calcext:value-type="float">
            <text:p>33.323013</text:p>
          </table:table-cell>
          <table:table-cell office:value-type="float" office:value="67.6275285238" calcext:value-type="float">
            <text:p>67.6275285238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3.323013" calcext:value-type="float">
            <text:p>33.323013</text:p>
          </table:table-cell>
          <table:table-cell office:value-type="float" office:value="67.638236381" calcext:value-type="float">
            <text:p>67.638236381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3.323013" calcext:value-type="float">
            <text:p>33.323013</text:p>
          </table:table-cell>
          <table:table-cell office:value-type="float" office:value="67.6489442381" calcext:value-type="float">
            <text:p>67.6489442381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9.059494" calcext:value-type="float">
            <text:p>29.059494</text:p>
          </table:table-cell>
          <table:table-cell office:value-type="float" office:value="67.6596520952" calcext:value-type="float">
            <text:p>67.6596520952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7.215329" calcext:value-type="float">
            <text:p>47.215329</text:p>
          </table:table-cell>
          <table:table-cell office:value-type="float" office:value="68.1798977143" calcext:value-type="float">
            <text:p>68.1798977143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.15437" calcext:value-type="float">
            <text:p>14.15437</text:p>
          </table:table-cell>
          <table:table-cell office:value-type="float" office:value="67.8283390952" calcext:value-type="float">
            <text:p>67.8283390952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5.948932" calcext:value-type="float">
            <text:p>25.948932</text:p>
          </table:table-cell>
          <table:table-cell office:value-type="float" office:value="69.0511118571" calcext:value-type="float">
            <text:p>69.0511118571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2.38945" calcext:value-type="float">
            <text:p>52.38945</text:p>
          </table:table-cell>
          <table:table-cell office:value-type="float" office:value="69.7122388095" calcext:value-type="float">
            <text:p>69.7122388095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2.830648" calcext:value-type="float">
            <text:p>52.830648</text:p>
          </table:table-cell>
          <table:table-cell office:value-type="float" office:value="67.9429222381" calcext:value-type="float">
            <text:p>67.9429222381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88.686621" calcext:value-type="float">
            <text:p>88.686621</text:p>
          </table:table-cell>
          <table:table-cell office:value-type="float" office:value="66.1525962381" calcext:value-type="float">
            <text:p>66.1525962381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0.16396" calcext:value-type="float">
            <text:p>140.16396</text:p>
          </table:table-cell>
          <table:table-cell office:value-type="float" office:value="62.6548429524" calcext:value-type="float">
            <text:p>62.6548429524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71.055887" calcext:value-type="float">
            <text:p>171.055887</text:p>
          </table:table-cell>
          <table:table-cell office:value-type="float" office:value="56.7057878095" calcext:value-type="float">
            <text:p>56.7057878095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70.51263" calcext:value-type="float">
            <text:p>170.51263</text:p>
          </table:table-cell>
          <table:table-cell office:value-type="float" office:value="49.595479381" calcext:value-type="float">
            <text:p>49.595479381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30.97338" calcext:value-type="float">
            <text:p>130.97338</text:p>
          </table:table-cell>
          <table:table-cell office:value-type="float" office:value="42.5062609048" calcext:value-type="float">
            <text:p>42.5062609048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2.026896" calcext:value-type="float">
            <text:p>52.026896</text:p>
          </table:table-cell>
          <table:table-cell office:value-type="float" office:value="37.2998638571" calcext:value-type="float">
            <text:p>37.2998638571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2.026896" calcext:value-type="float">
            <text:p>52.026896</text:p>
          </table:table-cell>
          <table:table-cell office:value-type="float" office:value="35.7957596667" calcext:value-type="float">
            <text:p>35.7957596667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2.026896" calcext:value-type="float">
            <text:p>52.026896</text:p>
          </table:table-cell>
          <table:table-cell office:value-type="float" office:value="35.2822302857" calcext:value-type="float">
            <text:p>35.2822302857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52.026896" calcext:value-type="float">
            <text:p>52.026896</text:p>
          </table:table-cell>
          <table:table-cell office:value-type="float" office:value="34.2419890476" calcext:value-type="float">
            <text:p>34.2419890476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52.026896" calcext:value-type="float">
            <text:p>52.026896</text:p>
          </table:table-cell>
          <table:table-cell office:value-type="float" office:value="33.2017478095" calcext:value-type="float">
            <text:p>33.2017478095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1.894678" calcext:value-type="float">
            <text:p>61.894678</text:p>
          </table:table-cell>
          <table:table-cell office:value-type="float" office:value="32.1615065714" calcext:value-type="float">
            <text:p>32.1615065714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75.189201" calcext:value-type="float">
            <text:p>75.189201</text:p>
          </table:table-cell>
          <table:table-cell office:value-type="float" office:value="29.6366602857" calcext:value-type="float">
            <text:p>29.6366602857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3.547878" calcext:value-type="float">
            <text:p>33.547878</text:p>
          </table:table-cell>
          <table:table-cell office:value-type="float" office:value="27.5894484286" calcext:value-type="float">
            <text:p>27.5894484286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3.547878" calcext:value-type="float">
            <text:p>33.547878</text:p>
          </table:table-cell>
          <table:table-cell office:value-type="float" office:value="26.8746242857" calcext:value-type="float">
            <text:p>26.8746242857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3.547878" calcext:value-type="float">
            <text:p>33.547878</text:p>
          </table:table-cell>
          <table:table-cell office:value-type="float" office:value="26.1598001429" calcext:value-type="float">
            <text:p>26.1598001429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9.984652" calcext:value-type="float">
            <text:p>39.984652</text:p>
          </table:table-cell>
          <table:table-cell office:value-type="float" office:value="25.444976" calcext:value-type="float">
            <text:p>25.444976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9.832598" calcext:value-type="float">
            <text:p>39.832598</text:p>
          </table:table-cell>
          <table:table-cell office:value-type="float" office:value="24.4236388095" calcext:value-type="float">
            <text:p>24.4236388095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9.832598" calcext:value-type="float">
            <text:p>39.832598</text:p>
          </table:table-cell>
          <table:table-cell office:value-type="float" office:value="23.0359761905" calcext:value-type="float">
            <text:p>23.0359761905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9.832598" calcext:value-type="float">
            <text:p>39.832598</text:p>
          </table:table-cell>
          <table:table-cell office:value-type="float" office:value="22.2013426667" calcext:value-type="float">
            <text:p>22.2013426667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5.233802" calcext:value-type="float">
            <text:p>15.233802</text:p>
          </table:table-cell>
          <table:table-cell office:value-type="float" office:value="21.5369439524" calcext:value-type="float">
            <text:p>21.5369439524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5.233802" calcext:value-type="float">
            <text:p>15.233802</text:p>
          </table:table-cell>
          <table:table-cell office:value-type="float" office:value="21.8322697143" calcext:value-type="float">
            <text:p>21.8322697143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5.233802" calcext:value-type="float">
            <text:p>15.233802</text:p>
          </table:table-cell>
          <table:table-cell office:value-type="float" office:value="22.1275954762" calcext:value-type="float">
            <text:p>22.1275954762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5.233802" calcext:value-type="float">
            <text:p>15.233802</text:p>
          </table:table-cell>
          <table:table-cell office:value-type="float" office:value="22.4229212381" calcext:value-type="float">
            <text:p>22.4229212381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1.73941" calcext:value-type="float">
            <text:p>21.73941</text:p>
          </table:table-cell>
          <table:table-cell office:value-type="float" office:value="22.718247" calcext:value-type="float">
            <text:p>22.718247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1.639042" calcext:value-type="float">
            <text:p>21.639042</text:p>
          </table:table-cell>
          <table:table-cell office:value-type="float" office:value="22.7037819048" calcext:value-type="float">
            <text:p>22.7037819048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1.639042" calcext:value-type="float">
            <text:p>21.639042</text:p>
          </table:table-cell>
          <table:table-cell office:value-type="float" office:value="22.3403648571" calcext:value-type="float">
            <text:p>22.3403648571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0.440708" calcext:value-type="float">
            <text:p>20.440708</text:p>
          </table:table-cell>
          <table:table-cell office:value-type="float" office:value="22.1540922381" calcext:value-type="float">
            <text:p>22.1540922381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1.242779" calcext:value-type="float">
            <text:p>41.242779</text:p>
          </table:table-cell>
          <table:table-cell office:value-type="float" office:value="21.6864605714" calcext:value-type="float">
            <text:p>21.6864605714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0.18183" calcext:value-type="float">
            <text:p>30.18183</text:p>
          </table:table-cell>
          <table:table-cell office:value-type="float" office:value="19.8977163333" calcext:value-type="float">
            <text:p>19.8977163333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30.18183" calcext:value-type="float">
            <text:p>30.18183</text:p>
          </table:table-cell>
          <table:table-cell office:value-type="float" office:value="18.6607224762" calcext:value-type="float">
            <text:p>18.6607224762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30.18183" calcext:value-type="float">
            <text:p>30.18183</text:p>
          </table:table-cell>
          <table:table-cell office:value-type="float" office:value="17.7489867619" calcext:value-type="float">
            <text:p>17.7489867619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8.872906" calcext:value-type="float">
            <text:p>8.872906</text:p>
          </table:table-cell>
          <table:table-cell office:value-type="float" office:value="16.6524444286" calcext:value-type="float">
            <text:p>16.6524444286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32.197752" calcext:value-type="float">
            <text:p>32.197752</text:p>
          </table:table-cell>
          <table:table-cell office:value-type="float" office:value="16.5706127619" calcext:value-type="float">
            <text:p>16.5706127619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8.536571" calcext:value-type="float">
            <text:p>18.536571</text:p>
          </table:table-cell>
          <table:table-cell office:value-type="float" office:value="15.3780741429" calcext:value-type="float">
            <text:p>15.3780741429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8.536571" calcext:value-type="float">
            <text:p>18.536571</text:p>
          </table:table-cell>
          <table:table-cell office:value-type="float" office:value="15.514688619" calcext:value-type="float">
            <text:p>15.514688619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8.536571" calcext:value-type="float">
            <text:p>18.536571</text:p>
          </table:table-cell>
          <table:table-cell office:value-type="float" office:value="15.8856876667" calcext:value-type="float">
            <text:p>15.8856876667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8.536571" calcext:value-type="float">
            <text:p>18.536571</text:p>
          </table:table-cell>
          <table:table-cell office:value-type="float" office:value="15.6320275714" calcext:value-type="float">
            <text:p>15.6320275714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0.691683" calcext:value-type="float">
            <text:p>10.691683</text:p>
          </table:table-cell>
          <table:table-cell office:value-type="float" office:value="15.3783674762" calcext:value-type="float">
            <text:p>15.3783674762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2.305294" calcext:value-type="float">
            <text:p>22.305294</text:p>
          </table:table-cell>
          <table:table-cell office:value-type="float" office:value="15.4982734762" calcext:value-type="float">
            <text:p>15.4982734762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5.880225" calcext:value-type="float">
            <text:p>25.880225</text:p>
          </table:table-cell>
          <table:table-cell office:value-type="float" office:value="15.065150381" calcext:value-type="float">
            <text:p>15.065150381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1.435643" calcext:value-type="float">
            <text:p>21.435643</text:p>
          </table:table-cell>
          <table:table-cell office:value-type="float" office:value="14.2478651905" calcext:value-type="float">
            <text:p>14.2478651905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1.435643" calcext:value-type="float">
            <text:p>21.435643</text:p>
          </table:table-cell>
          <table:table-cell office:value-type="float" office:value="13.5974629524" calcext:value-type="float">
            <text:p>13.5974629524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1.435643" calcext:value-type="float">
            <text:p>21.435643</text:p>
          </table:table-cell>
          <table:table-cell office:value-type="float" office:value="12.9864015238" calcext:value-type="float">
            <text:p>12.9864015238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1.435643" calcext:value-type="float">
            <text:p>21.435643</text:p>
          </table:table-cell>
          <table:table-cell office:value-type="float" office:value="12.3753400952" calcext:value-type="float">
            <text:p>12.3753400952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1.435643" calcext:value-type="float">
            <text:p>21.435643</text:p>
          </table:table-cell>
          <table:table-cell office:value-type="float" office:value="11.7642786667" calcext:value-type="float">
            <text:p>11.7642786667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.007284" calcext:value-type="float">
            <text:p>14.007284</text:p>
          </table:table-cell>
          <table:table-cell office:value-type="float" office:value="11.1276115238" calcext:value-type="float">
            <text:p>11.1276115238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7.727317" calcext:value-type="float">
            <text:p>17.727317</text:p>
          </table:table-cell>
          <table:table-cell office:value-type="float" office:value="11.0354767143" calcext:value-type="float">
            <text:p>11.0354767143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0.620443" calcext:value-type="float">
            <text:p>10.620443</text:p>
          </table:table-cell>
          <table:table-cell office:value-type="float" office:value="10.7661974762" calcext:value-type="float">
            <text:p>10.7661974762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3.67915" calcext:value-type="float">
            <text:p>3.67915</text:p>
          </table:table-cell>
          <table:table-cell office:value-type="float" office:value="10.8353408095" calcext:value-type="float">
            <text:p>10.8353408095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.204959" calcext:value-type="float">
            <text:p>4.204959</text:p>
          </table:table-cell>
          <table:table-cell office:value-type="float" office:value="11.2350219048" calcext:value-type="float">
            <text:p>11.2350219048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1.03538" calcext:value-type="float">
            <text:p>11.03538</text:p>
          </table:table-cell>
          <table:table-cell office:value-type="float" office:value="11.8663897619" calcext:value-type="float">
            <text:p>11.8663897619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.154441" calcext:value-type="float">
            <text:p>7.154441</text:p>
          </table:table-cell>
          <table:table-cell office:value-type="float" office:value="12.4474553333" calcext:value-type="float">
            <text:p>12.4474553333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.154441" calcext:value-type="float">
            <text:p>7.154441</text:p>
          </table:table-cell>
          <table:table-cell office:value-type="float" office:value="13.1931270952" calcext:value-type="float">
            <text:p>13.1931270952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7.154441" calcext:value-type="float">
            <text:p>7.154441</text:p>
          </table:table-cell>
          <table:table-cell office:value-type="float" office:value="13.5774048095" calcext:value-type="float">
            <text:p>13.5774048095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1.405475" calcext:value-type="float">
            <text:p>21.405475</text:p>
          </table:table-cell>
          <table:table-cell office:value-type="float" office:value="13.9616825238" calcext:value-type="float">
            <text:p>13.9616825238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6.327551" calcext:value-type="float">
            <text:p>26.327551</text:p>
          </table:table-cell>
          <table:table-cell office:value-type="float" office:value="13.6673395714" calcext:value-type="float">
            <text:p>13.6673395714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3.209709" calcext:value-type="float">
            <text:p>13.209709</text:p>
          </table:table-cell>
          <table:table-cell office:value-type="float" office:value="12.8261718571" calcext:value-type="float">
            <text:p>12.8261718571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3.209709" calcext:value-type="float">
            <text:p>13.209709</text:p>
          </table:table-cell>
          <table:table-cell office:value-type="float" office:value="12.8517040952" calcext:value-type="float">
            <text:p>12.8517040952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3.209709" calcext:value-type="float">
            <text:p>13.209709</text:p>
          </table:table-cell>
          <table:table-cell office:value-type="float" office:value="12.8772363333" calcext:value-type="float">
            <text:p>12.8772363333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3.209709" calcext:value-type="float">
            <text:p>13.209709</text:p>
          </table:table-cell>
          <table:table-cell office:value-type="float" office:value="12.9027685714" calcext:value-type="float">
            <text:p>12.9027685714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8.717236" calcext:value-type="float">
            <text:p>8.717236</text:p>
          </table:table-cell>
          <table:table-cell office:value-type="float" office:value="12.6782376667" calcext:value-type="float">
            <text:p>12.6782376667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.777196" calcext:value-type="float">
            <text:p>7.777196</text:p>
          </table:table-cell>
          <table:table-cell office:value-type="float" office:value="13.0293542857" calcext:value-type="float">
            <text:p>13.0293542857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8.603353" calcext:value-type="float">
            <text:p>8.603353</text:p>
          </table:table-cell>
          <table:table-cell office:value-type="float" office:value="13.3763892381" calcext:value-type="float">
            <text:p>13.3763892381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8.603353" calcext:value-type="float">
            <text:p>8.603353</text:p>
          </table:table-cell>
          <table:table-cell office:value-type="float" office:value="12.9760479048" calcext:value-type="float">
            <text:p>12.9760479048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8.603353" calcext:value-type="float">
            <text:p>8.603353</text:p>
          </table:table-cell>
          <table:table-cell office:value-type="float" office:value="12.5757065714" calcext:value-type="float">
            <text:p>12.5757065714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.065633" calcext:value-type="float">
            <text:p>8.065633</text:p>
          </table:table-cell>
          <table:table-cell office:value-type="float" office:value="12.1753652381" calcext:value-type="float">
            <text:p>12.1753652381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2.072453" calcext:value-type="float">
            <text:p>12.072453</text:p>
          </table:table-cell>
          <table:table-cell office:value-type="float" office:value="11.9178797619" calcext:value-type="float">
            <text:p>11.9178797619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2.072453" calcext:value-type="float">
            <text:p>12.072453</text:p>
          </table:table-cell>
          <table:table-cell office:value-type="float" office:value="11.7191342857" calcext:value-type="float">
            <text:p>11.7191342857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2.072453" calcext:value-type="float">
            <text:p>12.072453</text:p>
          </table:table-cell>
          <table:table-cell office:value-type="float" office:value="11.6282479048" calcext:value-type="float">
            <text:p>11.6282479048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2.072453" calcext:value-type="float">
            <text:p>12.072453</text:p>
          </table:table-cell>
          <table:table-cell office:value-type="float" office:value="11.7029301905" calcext:value-type="float">
            <text:p>11.7029301905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7.463684" calcext:value-type="float">
            <text:p>17.463684</text:p>
          </table:table-cell>
          <table:table-cell office:value-type="float" office:value="11.943818" calcext:value-type="float">
            <text:p>11.943818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3.237757" calcext:value-type="float">
            <text:p>23.237757</text:p>
          </table:table-cell>
          <table:table-cell office:value-type="float" office:value="11.8670110476" calcext:value-type="float">
            <text:p>11.8670110476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2.813548" calcext:value-type="float">
            <text:p>22.813548</text:p>
          </table:table-cell>
          <table:table-cell office:value-type="float" office:value="11.5152482381" calcext:value-type="float">
            <text:p>11.5152482381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.224273" calcext:value-type="float">
            <text:p>15.224273</text:p>
          </table:table-cell>
          <table:table-cell office:value-type="float" office:value="11.1836858571" calcext:value-type="float">
            <text:p>11.1836858571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5.224273" calcext:value-type="float">
            <text:p>15.224273</text:p>
          </table:table-cell>
          <table:table-cell office:value-type="float" office:value="11.2135175238" calcext:value-type="float">
            <text:p>11.2135175238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.224273" calcext:value-type="float">
            <text:p>15.224273</text:p>
          </table:table-cell>
          <table:table-cell office:value-type="float" office:value="11.01297975" calcext:value-type="float">
            <text:p>11.01297975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8.663029" calcext:value-type="float">
            <text:p>8.663029</text:p>
          </table:table-cell>
          <table:table-cell office:value-type="float" office:value="10.7913327368" calcext:value-type="float">
            <text:p>10.7913327368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3.745886" calcext:value-type="float">
            <text:p>13.745886</text:p>
          </table:table-cell>
          <table:table-cell office:value-type="float" office:value="10.9095718333" calcext:value-type="float">
            <text:p>10.9095718333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3.745886" calcext:value-type="float">
            <text:p>13.745886</text:p>
          </table:table-cell>
          <table:table-cell office:value-type="float" office:value="10.7427298235" calcext:value-type="float">
            <text:p>10.7427298235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3.745886" calcext:value-type="float">
            <text:p>13.745886</text:p>
          </table:table-cell>
          <table:table-cell office:value-type="float" office:value="10.5550325625" calcext:value-type="float">
            <text:p>10.5550325625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8.49456" calcext:value-type="float">
            <text:p>8.49456</text:p>
          </table:table-cell>
          <table:table-cell office:value-type="float" office:value="10.342309" calcext:value-type="float">
            <text:p>10.342309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6.090685" calcext:value-type="float">
            <text:p>16.090685</text:p>
          </table:table-cell>
          <table:table-cell office:value-type="float" office:value="10.4742910714" calcext:value-type="float">
            <text:p>10.4742910714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.06493" calcext:value-type="float">
            <text:p>15.06493</text:p>
          </table:table-cell>
          <table:table-cell office:value-type="float" office:value="10.0422607692" calcext:value-type="float">
            <text:p>10.0422607692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196185" calcext:value-type="float">
            <text:p>0.196185</text:p>
          </table:table-cell>
          <table:table-cell office:value-type="float" office:value="9.623705" calcext:value-type="float">
            <text:p>9.623705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196185" calcext:value-type="float">
            <text:p>0.196185</text:p>
          </table:table-cell>
          <table:table-cell office:value-type="float" office:value="10.4807522727" calcext:value-type="float">
            <text:p>10.4807522727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196185" calcext:value-type="float">
            <text:p>0.196185</text:p>
          </table:table-cell>
          <table:table-cell office:value-type="float" office:value="11.509209" calcext:value-type="float">
            <text:p>11.509209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.658438" calcext:value-type="float">
            <text:p>2.658438</text:p>
          </table:table-cell>
          <table:table-cell office:value-type="float" office:value="12.7662116667" calcext:value-type="float">
            <text:p>12.7662116667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7.898798" calcext:value-type="float">
            <text:p>7.898798</text:p>
          </table:table-cell>
          <table:table-cell office:value-type="float" office:value="14.029683375" calcext:value-type="float">
            <text:p>14.029683375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0.163839" calcext:value-type="float">
            <text:p>10.163839</text:p>
          </table:table-cell>
          <table:table-cell office:value-type="float" office:value="14.9055241429" calcext:value-type="float">
            <text:p>14.9055241429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3.640781" calcext:value-type="float">
            <text:p>13.640781</text:p>
          </table:table-cell>
          <table:table-cell office:value-type="float" office:value="15.695805" calcext:value-type="float">
            <text:p>15.695805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7.131097" calcext:value-type="float">
            <text:p>17.131097</text:p>
          </table:table-cell>
          <table:table-cell office:value-type="float" office:value="16.1068098" calcext:value-type="float">
            <text:p>16.1068098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 office:value-type="float" office:value="15.850738" calcext:value-type="float">
            <text:p>15.850738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2" office:value-type="float" office:value="15.850738" calcext:value-type="float">
            <text:p>15.850738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2" office:value-type="float" office:value="15.850738" calcext:value-type="float">
            <text:p>15.850738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 office:value-type="float" office:value="15.850738" calcext:value-type="float">
            <text:p>15.8507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DIV/0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12:27.153063850</dc:date>
    <meta:document-statistic meta:table-count="1" meta:cell-count="4614" meta:object-count="0"/>
    <meta:generator>LibreOffice/4.2.7.2$Linux_X86_64 LibreOffice_project/420m0$Build-2</meta:generator>
  </office:meta>
</office:document-meta>
</file>